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" manifest:full-path="Object 1/Pictures/2000000D000000DF000000DF72E38375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F000000DF72E38375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D000000DD7050AE9A.svm"/>
  <manifest:file-entry manifest:media-type="" manifest:full-path="Object 4/Pictures/2000000D000000DF000000DF3D941C62.svm"/>
  <manifest:file-entry manifest:media-type="" manifest:full-path="Object 4/Pictures/2000000D000000DF000000DFF00A41FE.svm"/>
  <manifest:file-entry manifest:media-type="" manifest:full-path="Object 4/Pictures/2000000D000000DD000000DD84160AAB.svm"/>
  <manifest:file-entry manifest:media-type="" manifest:full-path="Object 4/Pictures/2000000D000000DD000000DD75C52FD2.svm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0D000000DF000000DF3D941C62.svm"/>
  <manifest:file-entry manifest:media-type="" manifest:full-path="Object 5/Pictures/2000000D000000DF000000DFF00A41FE.svm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D000000DD7050AE9A.svm"/>
  <manifest:file-entry manifest:media-type="" manifest:full-path="Object 6/Pictures/2000000D000000DF000000DF3D941C62.svm"/>
  <manifest:file-entry manifest:media-type="" manifest:full-path="Object 6/Pictures/2000000D000000DF000000DFF00A41FE.svm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Pictures/2000000D000000DF000000DF72E38375.svm"/>
  <manifest:file-entry manifest:media-type="" manifest:full-path="Object 8/Pictures/2000000D000000DF000000DFF00A41FE.svm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" manifest:full-path="Object 9/Pictures/2000000D000000DF000000DF3D941C62.svm"/>
  <manifest:file-entry manifest:media-type="" manifest:full-path="Object 9/Pictures/2000000D000000DF000000DFF00A41FE.svm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ackground-color="#ffff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 style:data-style-name="N113">
      <style:table-cell-properties fo:border-bottom="none" fo:border-left="none" fo:border-right="0.002cm solid #000000" fo:border-top="none"/>
    </style:style>
    <style:style style:name="ce9" style:family="table-cell" style:parent-style-name="Default" style:data-style-name="N113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 style:data-style-name="N112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112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20" table:default-cell-style-name="Default"/>
        <table:table-row table:style-name="ro1">
          <table:table-cell table:style-name="ce1" office:value-type="string" table:number-columns-spanned="4" table:number-rows-spanned="1">
            <text:p>Kolejka gorsza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/>
          <table:table-cell table:style-name="ce1" office:value-type="string" table:number-columns-spanned="4" table:number-rows-spanned="1">
            <text:p>Kolejka lepsza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>
            <draw:frame table:end-cell-address="Arkusz1.S20" table:end-x="1.599cm" table:end-y="0.452cm" draw:z-index="1" draw:style-name="gr1" draw:text-style-name="P1" svg:width="16.014cm" svg:height="8.997cm" svg:x="1.392cm" svg:y="0.035cm">
              <draw:object draw:notify-on-update-of-ranges="Arkusz1.A7:Arkusz1.A19 Arkusz1.B21:Arkusz1.B21 Arkusz1.E7:Arkusz1.E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2:.D2])" office:value-type="float" office:value="0">
            <text:p>0</text:p>
          </table:table-cell>
          <table:table-cell/>
          <table:table-cell table:style-name="ce2" office:value-type="float" office:value="100000">
            <text:p>100000</text:p>
          </table:table-cell>
          <table:table-cell table:number-columns-repeated="3" office:value-type="float" office:value="0.047">
            <text:p>0,047</text:p>
          </table:table-cell>
          <table:table-cell table:style-name="ce7" table:formula="of:=AVERAGE([.H2:.J2])" office:value-type="float" office:value="0.047">
            <text:p>0,047</text:p>
          </table:table-cell>
          <table:table-cell table:number-columns-repeated="8"/>
          <table:table-cell>
            <draw:frame table:end-cell-address="Arkusz1.AA21" table:end-x="1.845cm" table:end-y="0.416cm" draw:z-index="0" draw:style-name="gr1" draw:text-style-name="P1" svg:width="16.014cm" svg:height="8.996cm" svg:x="1.638cm" svg:y="0.001cm">
              <draw:object draw:notify-on-update-of-ranges="Arkusz1.G2:Arkusz1.G19 Arkusz1.K2:Arkusz1.K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3:.D3])" office:value-type="float" office:value="0">
            <text:p>0</text:p>
          </table:table-cell>
          <table:table-cell/>
          <table:table-cell table:style-name="ce2" office:value-type="float" office:value="100000">
            <text:p>100000</text:p>
          </table:table-cell>
          <table:table-cell office:value-type="float" office:value="0.047">
            <text:p>0,047</text:p>
          </table:table-cell>
          <table:table-cell table:number-columns-repeated="2" office:value-type="float" office:value="0.062">
            <text:p>0,062</text:p>
          </table:table-cell>
          <table:table-cell table:style-name="ce7" table:formula="of:=AVERAGE([.H3:.J3])" office:value-type="float" office:value="0.057">
            <text:p>0,057</text:p>
          </table:table-cell>
          <table:table-cell table:number-columns-repeated="9"/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4:.D4])" office:value-type="float" office:value="0">
            <text:p>0</text:p>
          </table:table-cell>
          <table:table-cell/>
          <table:table-cell table:style-name="ce2" office:value-type="float" office:value="500000">
            <text:p>500000</text:p>
          </table:table-cell>
          <table:table-cell office:value-type="float" office:value="0.219">
            <text:p>0,219</text:p>
          </table:table-cell>
          <table:table-cell office:value-type="float" office:value="0.25">
            <text:p>0,25</text:p>
          </table:table-cell>
          <table:table-cell office:value-type="float" office:value="0.235">
            <text:p>0,235</text:p>
          </table:table-cell>
          <table:table-cell table:style-name="ce7" table:formula="of:=AVERAGE([.H4:.J4])" office:value-type="float" office:value="0.234666666666667">
            <text:p>0,2346666667</text:p>
          </table:table-cell>
          <table:table-cell table:number-columns-repeated="9"/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5:.D5])" office:value-type="float" office:value="0">
            <text:p>0</text:p>
          </table:table-cell>
          <table:table-cell/>
          <table:table-cell table:style-name="ce2" office:value-type="float" office:value="500000">
            <text:p>500000</text:p>
          </table:table-cell>
          <table:table-cell office:value-type="float" office:value="0.218">
            <text:p>0,218</text:p>
          </table:table-cell>
          <table:table-cell office:value-type="float" office:value="0.297">
            <text:p>0,297</text:p>
          </table:table-cell>
          <table:table-cell office:value-type="float" office:value="0.235">
            <text:p>0,235</text:p>
          </table:table-cell>
          <table:table-cell table:style-name="ce7" table:formula="of:=AVERAGE([.H5:.J5])" office:value-type="float" office:value="0.25">
            <text:p>0,25</text:p>
          </table:table-cell>
          <table:table-cell table:number-columns-repeated="9"/>
        </table:table-row>
        <table:table-row table:style-name="ro1">
          <table:table-cell table:style-name="ce2"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6:.D6])" office:value-type="float" office:value="0">
            <text:p>0</text:p>
          </table:table-cell>
          <table:table-cell/>
          <table:table-cell table:style-name="ce2" office:value-type="float" office:value="1000000">
            <text:p>1000000</text:p>
          </table:table-cell>
          <table:table-cell office:value-type="float" office:value="1.891">
            <text:p>1,891</text:p>
          </table:table-cell>
          <table:table-cell office:value-type="float" office:value="2.25">
            <text:p>2,25</text:p>
          </table:table-cell>
          <table:table-cell office:value-type="float" office:value="2.36">
            <text:p>2,36</text:p>
          </table:table-cell>
          <table:table-cell table:style-name="ce7" table:formula="of:=AVERAGE([.H6:.J6])" office:value-type="float" office:value="2.167">
            <text:p>2,167</text:p>
          </table:table-cell>
          <table:table-cell table:number-columns-repeated="9"/>
        </table:table-row>
        <table:table-row table:style-name="ro1">
          <table:table-cell table:style-name="ce2" office:value-type="float" office:value="1000">
            <text:p>1000</text:p>
          </table:table-cell>
          <table:table-cell office:value-type="float" office:value="0.016">
            <text:p>0,01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style-name="ce8" table:formula="of:=AVERAGE([.B7:.D7])" office:value-type="float" office:value="0.0106666666666667">
            <text:p>0,011</text:p>
          </table:table-cell>
          <table:table-cell/>
          <table:table-cell table:style-name="ce2" office:value-type="float" office:value="1000000">
            <text:p>1000000</text:p>
          </table:table-cell>
          <table:table-cell office:value-type="float" office:value="1.891">
            <text:p>1,891</text:p>
          </table:table-cell>
          <table:table-cell office:value-type="float" office:value="1.969">
            <text:p>1,969</text:p>
          </table:table-cell>
          <table:table-cell office:value-type="float" office:value="2.109">
            <text:p>2,109</text:p>
          </table:table-cell>
          <table:table-cell table:style-name="ce7" table:formula="of:=AVERAGE([.H7:.J7])" office:value-type="float" office:value="1.98966666666667">
            <text:p>1,9896666667</text:p>
          </table:table-cell>
          <table:table-cell table:number-columns-repeated="9"/>
        </table:table-row>
        <table:table-row table:style-name="ro1">
          <table:table-cell table:style-name="ce2" office:value-type="float" office:value="3000">
            <text:p>3000</text:p>
          </table:table-cell>
          <table:table-cell table:number-columns-repeated="3" office:value-type="float" office:value="0.047">
            <text:p>0,047</text:p>
          </table:table-cell>
          <table:table-cell table:style-name="ce8" table:formula="of:=AVERAGE([.B8:.D8])" office:value-type="float" office:value="0.047">
            <text:p>0,047</text:p>
          </table:table-cell>
          <table:table-cell/>
          <table:table-cell table:style-name="ce2" office:value-type="float" office:value="5000000">
            <text:p>5000000</text:p>
          </table:table-cell>
          <table:table-cell office:value-type="float" office:value="6.625">
            <text:p>6,625</text:p>
          </table:table-cell>
          <table:table-cell office:value-type="float" office:value="6.968">
            <text:p>6,968</text:p>
          </table:table-cell>
          <table:table-cell office:value-type="float" office:value="6.672">
            <text:p>6,672</text:p>
          </table:table-cell>
          <table:table-cell table:style-name="ce7" table:formula="of:=AVERAGE([.H8:.J8])" office:value-type="float" office:value="6.755">
            <text:p>6,755</text:p>
          </table:table-cell>
          <table:table-cell table:number-columns-repeated="9"/>
        </table:table-row>
        <table:table-row table:style-name="ro1">
          <table:table-cell table:style-name="ce2" office:value-type="float" office:value="3000">
            <text:p>3000</text:p>
          </table:table-cell>
          <table:table-cell office:value-type="float" office:value="0.047">
            <text:p>0,047</text:p>
          </table:table-cell>
          <table:table-cell office:value-type="float" office:value="0.062">
            <text:p>0,062</text:p>
          </table:table-cell>
          <table:table-cell office:value-type="float" office:value="0.047">
            <text:p>0,047</text:p>
          </table:table-cell>
          <table:table-cell table:style-name="ce8" table:formula="of:=AVERAGE([.B9:.D9])" office:value-type="float" office:value="0.052">
            <text:p>0,052</text:p>
          </table:table-cell>
          <table:table-cell/>
          <table:table-cell table:style-name="ce2" office:value-type="float" office:value="5000000">
            <text:p>5000000</text:p>
          </table:table-cell>
          <table:table-cell office:value-type="float" office:value="6.938">
            <text:p>6,938</text:p>
          </table:table-cell>
          <table:table-cell office:value-type="float" office:value="6.875">
            <text:p>6,875</text:p>
          </table:table-cell>
          <table:table-cell office:value-type="float" office:value="6.203">
            <text:p>6,203</text:p>
          </table:table-cell>
          <table:table-cell table:style-name="ce7" table:formula="of:=AVERAGE([.H9:.J9])" office:value-type="float" office:value="6.672">
            <text:p>6,672</text:p>
          </table:table-cell>
          <table:table-cell table:number-columns-repeated="9"/>
        </table:table-row>
        <table:table-row table:style-name="ro1">
          <table:table-cell table:style-name="ce2" office:value-type="float" office:value="5000">
            <text:p>5000</text:p>
          </table:table-cell>
          <table:table-cell table:number-columns-repeated="2" office:value-type="float" office:value="0.141">
            <text:p>0,141</text:p>
          </table:table-cell>
          <table:table-cell office:value-type="float" office:value="0.125">
            <text:p>0,125</text:p>
          </table:table-cell>
          <table:table-cell table:style-name="ce8" table:formula="of:=AVERAGE([.B10:.D10])" office:value-type="float" office:value="0.135666666666667">
            <text:p>0,136</text:p>
          </table:table-cell>
          <table:table-cell/>
          <table:table-cell table:style-name="ce2" office:value-type="float" office:value="10000000">
            <text:p>10000000</text:p>
          </table:table-cell>
          <table:table-cell office:value-type="float" office:value="13.672">
            <text:p>13,672</text:p>
          </table:table-cell>
          <table:table-cell office:value-type="float" office:value="14.188">
            <text:p>14,188</text:p>
          </table:table-cell>
          <table:table-cell office:value-type="float" office:value="14">
            <text:p>14</text:p>
          </table:table-cell>
          <table:table-cell table:style-name="ce7" table:formula="of:=AVERAGE([.H10:.J10])" office:value-type="float" office:value="13.9533333333333">
            <text:p>13,9533333333</text:p>
          </table:table-cell>
          <table:table-cell table:number-columns-repeated="9"/>
        </table:table-row>
        <table:table-row table:style-name="ro1">
          <table:table-cell table:style-name="ce2" office:value-type="float" office:value="5000">
            <text:p>5000</text:p>
          </table:table-cell>
          <table:table-cell office:value-type="float" office:value="0.14">
            <text:p>0,14</text:p>
          </table:table-cell>
          <table:table-cell office:value-type="float" office:value="0.156">
            <text:p>0,156</text:p>
          </table:table-cell>
          <table:table-cell office:value-type="float" office:value="0.141">
            <text:p>0,141</text:p>
          </table:table-cell>
          <table:table-cell table:style-name="ce8" table:formula="of:=AVERAGE([.B11:.D11])" office:value-type="float" office:value="0.145666666666667">
            <text:p>0,146</text:p>
          </table:table-cell>
          <table:table-cell/>
          <table:table-cell table:style-name="ce3" office:value-type="float" office:value="10000000">
            <text:p>10000000</text:p>
          </table:table-cell>
          <table:table-cell table:style-name="ce5" office:value-type="float" office:value="13.672">
            <text:p>13,672</text:p>
          </table:table-cell>
          <table:table-cell table:style-name="ce5" office:value-type="float" office:value="13.688">
            <text:p>13,688</text:p>
          </table:table-cell>
          <table:table-cell table:style-name="ce5" office:value-type="float" office:value="14.047">
            <text:p>14,047</text:p>
          </table:table-cell>
          <table:table-cell table:style-name="ce10" table:formula="of:=AVERAGE([.H11:.J11])" office:value-type="float" office:value="13.8023333333333">
            <text:p>13,8023333333</text:p>
          </table:table-cell>
          <table:table-cell table:number-columns-repeated="9"/>
        </table:table-row>
        <table:table-row table:style-name="ro1">
          <table:table-cell table:style-name="ce2" office:value-type="float" office:value="10000">
            <text:p>10000</text:p>
          </table:table-cell>
          <table:table-cell office:value-type="float" office:value="0.532">
            <text:p>0,532</text:p>
          </table:table-cell>
          <table:table-cell table:number-columns-repeated="2" office:value-type="float" office:value="0.531">
            <text:p>0,531</text:p>
          </table:table-cell>
          <table:table-cell table:style-name="ce8" table:formula="of:=AVERAGE([.B12:.D12])" office:value-type="float" office:value="0.531333333333333">
            <text:p>0,531</text:p>
          </table:table-cell>
          <table:table-cell table:number-columns-repeated="15"/>
        </table:table-row>
        <table:table-row table:style-name="ro1">
          <table:table-cell table:style-name="ce2" office:value-type="float" office:value="10000">
            <text:p>10000</text:p>
          </table:table-cell>
          <table:table-cell office:value-type="float" office:value="0.531">
            <text:p>0,531</text:p>
          </table:table-cell>
          <table:table-cell office:value-type="float" office:value="0.547">
            <text:p>0,547</text:p>
          </table:table-cell>
          <table:table-cell office:value-type="float" office:value="0.531">
            <text:p>0,531</text:p>
          </table:table-cell>
          <table:table-cell table:style-name="ce8" table:formula="of:=AVERAGE([.B13:.D13])" office:value-type="float" office:value="0.536333333333333">
            <text:p>0,536</text:p>
          </table:table-cell>
          <table:table-cell table:number-columns-repeated="15"/>
        </table:table-row>
        <table:table-row table:style-name="ro1">
          <table:table-cell table:style-name="ce2" office:value-type="float" office:value="30000">
            <text:p>30000</text:p>
          </table:table-cell>
          <table:table-cell office:value-type="float" office:value="4.797">
            <text:p>4,797</text:p>
          </table:table-cell>
          <table:table-cell office:value-type="float" office:value="4.812">
            <text:p>4,812</text:p>
          </table:table-cell>
          <table:table-cell office:value-type="float" office:value="4.875">
            <text:p>4,875</text:p>
          </table:table-cell>
          <table:table-cell table:style-name="ce8" table:formula="of:=AVERAGE([.B14:.D14])" office:value-type="float" office:value="4.828">
            <text:p>4,828</text:p>
          </table:table-cell>
          <table:table-cell table:number-columns-repeated="15"/>
        </table:table-row>
        <table:table-row table:style-name="ro1">
          <table:table-cell table:style-name="ce2" office:value-type="float" office:value="30000">
            <text:p>30000</text:p>
          </table:table-cell>
          <table:table-cell office:value-type="float" office:value="4.797">
            <text:p>4,797</text:p>
          </table:table-cell>
          <table:table-cell office:value-type="float" office:value="4.812">
            <text:p>4,812</text:p>
          </table:table-cell>
          <table:table-cell office:value-type="float" office:value="4.781">
            <text:p>4,781</text:p>
          </table:table-cell>
          <table:table-cell table:style-name="ce8" table:formula="of:=AVERAGE([.B15:.D15])" office:value-type="float" office:value="4.79666666666667">
            <text:p>4,797</text:p>
          </table:table-cell>
          <table:table-cell table:number-columns-repeated="15"/>
        </table:table-row>
        <table:table-row table:style-name="ro1">
          <table:table-cell table:style-name="ce2" office:value-type="float" office:value="50000">
            <text:p>50000</text:p>
          </table:table-cell>
          <table:table-cell office:value-type="float" office:value="13.406">
            <text:p>13,406</text:p>
          </table:table-cell>
          <table:table-cell office:value-type="float" office:value="13.422">
            <text:p>13,422</text:p>
          </table:table-cell>
          <table:table-cell office:value-type="float" office:value="13.766">
            <text:p>13,766</text:p>
          </table:table-cell>
          <table:table-cell table:style-name="ce8" table:formula="of:=AVERAGE([.B16:.D16])" office:value-type="float" office:value="13.5313333333333">
            <text:p>13,531</text:p>
          </table:table-cell>
          <table:table-cell table:number-columns-repeated="15"/>
        </table:table-row>
        <table:table-row table:style-name="ro1">
          <table:table-cell table:style-name="ce2" office:value-type="float" office:value="50000">
            <text:p>50000</text:p>
          </table:table-cell>
          <table:table-cell office:value-type="float" office:value="13.329">
            <text:p>13,329</text:p>
          </table:table-cell>
          <table:table-cell office:value-type="float" office:value="13.735">
            <text:p>13,735</text:p>
          </table:table-cell>
          <table:table-cell office:value-type="float" office:value="13.359">
            <text:p>13,359</text:p>
          </table:table-cell>
          <table:table-cell table:style-name="ce8" table:formula="of:=AVERAGE([.B17:.D17])" office:value-type="float" office:value="13.4743333333333">
            <text:p>13,474</text:p>
          </table:table-cell>
          <table:table-cell table:number-columns-repeated="15"/>
        </table:table-row>
        <table:table-row table:style-name="ro1">
          <table:table-cell table:style-name="ce2" office:value-type="float" office:value="100000">
            <text:p>100000</text:p>
          </table:table-cell>
          <table:table-cell office:value-type="float" office:value="53.75">
            <text:p>53,75</text:p>
          </table:table-cell>
          <table:table-cell office:value-type="float" office:value="55.969">
            <text:p>55,969</text:p>
          </table:table-cell>
          <table:table-cell office:value-type="float" office:value="54.844">
            <text:p>54,844</text:p>
          </table:table-cell>
          <table:table-cell table:style-name="ce8" table:formula="of:=AVERAGE([.B18:.D18])" office:value-type="float" office:value="54.8543333333333">
            <text:p>54,854</text:p>
          </table:table-cell>
          <table:table-cell table:number-columns-repeated="15"/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5" office:value-type="float" office:value="53.766">
            <text:p>53,766</text:p>
          </table:table-cell>
          <table:table-cell table:style-name="ce5" office:value-type="float" office:value="54.562">
            <text:p>54,562</text:p>
          </table:table-cell>
          <table:table-cell table:style-name="ce5" office:value-type="float" office:value="55.594">
            <text:p>55,594</text:p>
          </table:table-cell>
          <table:table-cell table:style-name="ce9" table:formula="of:=AVERAGE([.B19:.D19])" office:value-type="float" office:value="54.6406666666667">
            <text:p>54,641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table:number-columns-spanned="4" table:number-rows-spanned="1">
            <text:p>Stos gorszy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/>
          <table:table-cell table:style-name="ce1" office:value-type="string" table:number-columns-spanned="4" table:number-rows-spanned="1">
            <text:p>Przez kopcowanie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 table:number-columns-repeated="9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22:.D22])" office:value-type="float" office:value="0">
            <text:p>0</text:p>
          </table:table-cell>
          <table:table-cell/>
          <table:table-cell table:style-name="ce1"/>
          <table:table-cell table:style-name="ce4" table:number-columns-repeated="3"/>
          <table:table-cell table:style-name="ce6"/>
          <table:table-cell>
            <draw:frame table:end-cell-address="Arkusz1.S42" table:end-x="1.421cm" table:end-y="0.157cm" draw:z-index="2" draw:style-name="gr1" draw:text-style-name="P1" svg:width="15.999cm" svg:height="8.999cm" svg:x="1.229cm" svg:y="0.19cm">
              <draw:object draw:notify-on-update-of-ranges="Arkusz1.A26:Arkusz1.A39 Arkusz1.E26:Arkusz1.E3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Arkusz1.AA42" table:end-x="1.996cm" table:end-y="0.181cm" draw:z-index="3" draw:style-name="gr1" draw:text-style-name="P1" svg:width="16.014cm" svg:height="8.997cm" svg:x="1.789cm" svg:y="0.216cm">
              <draw:object draw:notify-on-update-of-ranges="Arkusz1.G24:Arkusz1.G26 Arkusz1.G23:Arkusz1.G23 Arkusz1.H24:Arkusz1.H26 Arkusz1.G27:Arkusz1.G31 Arkusz1.H23:Arkusz1.H23 Arkusz1.H27:Arkusz1.H31 Arkusz1.A52:Arkusz1.A153 Arkusz1.B50:Arkusz1.B50 Arkusz1.B52:Arkusz1.B153 Arkusz1.A52:Arkusz1.A153 Arkusz1.A50:Arkusz1.A50 Arkusz1.A52:Arkusz1.A153 Arkusz1.A52:Arkusz1.A153 Arkusz1.C50:Arkusz1.C50 Arkusz1.C52:Arkusz1.C15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23:.D23])" office:value-type="float" office:value="0">
            <text:p>0</text:p>
          </table:table-cell>
          <table:table-cell/>
          <table:table-cell table:style-name="ce1" office:value-type="string">
            <text:p>Dobry</text:p>
          </table:table-cell>
          <table:table-cell table:style-name="ce4" office:value-type="string">
            <text:p>Gorszy</text:p>
          </table:table-cell>
          <table:table-cell table:style-name="ce4" table:number-columns-repeated="2"/>
          <table:table-cell table:style-name="ce6"/>
          <table:table-cell table:number-columns-repeated="9"/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24:.D24])" office:value-type="float" office:value="0">
            <text:p>0</text:p>
          </table:table-cell>
          <table:table-cell/>
          <table:table-cell table:style-name="ce2"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style-name="ce11" table:formula="of:=AVERAGE([.H24:.J24])" office:value-type="float" office:value="3333.33333333333">
            <text:p>3 333,333</text:p>
          </table:table-cell>
          <table:table-cell table:number-columns-repeated="9"/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25:.D25])" office:value-type="float" office:value="0">
            <text:p>0</text:p>
          </table:table-cell>
          <table:table-cell/>
          <table:table-cell table:style-name="ce3" office:value-type="float" office:value="30000">
            <text:p>30000</text:p>
          </table:table-cell>
          <table:table-cell office:value-type="string">
            <text:p>0.031</text:p>
          </table:table-cell>
          <table:table-cell office:value-type="float" office:value="50000">
            <text:p>50000</text:p>
          </table:table-cell>
          <table:table-cell office:value-type="string">
            <text:p>0.031</text:p>
          </table:table-cell>
          <table:table-cell table:style-name="ce11" table:formula="of:=AVERAGE([.H25:.J25])" office:value-type="float" office:value="50000">
            <text:p>50 000,000</text:p>
          </table:table-cell>
          <table:table-cell table:number-columns-repeated="9"/>
        </table:table-row>
        <table:table-row table:style-name="ro1">
          <table:table-cell table:style-name="ce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style-name="ce7" table:formula="of:=AVERAGE([.B26:.D26])" office:value-type="float" office:value="0.005">
            <text:p>0,005</text:p>
          </table:table-cell>
          <table:table-cell/>
          <table:table-cell table:style-name="ce2" office:value-type="float" office:value="100000">
            <text:p>100000</text:p>
          </table:table-cell>
          <table:table-cell office:value-type="string">
            <text:p>0.078</text:p>
          </table:table-cell>
          <table:table-cell office:value-type="float" office:value="100000">
            <text:p>100000</text:p>
          </table:table-cell>
          <table:table-cell office:value-type="string">
            <text:p>0.078</text:p>
          </table:table-cell>
          <table:table-cell table:style-name="ce11" table:formula="of:=AVERAGE([.H26:.J26])" office:value-type="float" office:value="100000">
            <text:p>100 000,000</text:p>
          </table:table-cell>
          <table:table-cell table:number-columns-repeated="9"/>
        </table:table-row>
        <table:table-row table:style-name="ro1">
          <table:table-cell table:style-name="ce2"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">
            <text:p>0</text:p>
          </table:table-cell>
          <table:table-cell table:style-name="ce7" table:formula="of:=AVERAGE([.B27:.D27])" office:value-type="float" office:value="0.00533333333333333">
            <text:p>0,0053333333</text:p>
          </table:table-cell>
          <table:table-cell/>
          <table:table-cell table:style-name="ce2" office:value-type="float" office:value="300000">
            <text:p>300000</text:p>
          </table:table-cell>
          <table:table-cell office:value-type="string">
            <text:p>0.25</text:p>
          </table:table-cell>
          <table:table-cell office:value-type="float" office:value="300000">
            <text:p>300000</text:p>
          </table:table-cell>
          <table:table-cell office:value-type="string">
            <text:p>0.25</text:p>
          </table:table-cell>
          <table:table-cell table:style-name="ce11" table:formula="of:=AVERAGE([.H27:.J27])" office:value-type="float" office:value="300000">
            <text:p>300 000,000</text:p>
          </table:table-cell>
          <table:table-cell table:number-columns-repeated="9"/>
        </table:table-row>
        <table:table-row table:style-name="ro1">
          <table:table-cell table:style-name="ce2" office:value-type="float" office:value="3000">
            <text:p>3000</text:p>
          </table:table-cell>
          <table:table-cell office:value-type="float" office:value="0.046">
            <text:p>0,046</text:p>
          </table:table-cell>
          <table:table-cell table:number-columns-repeated="2" office:value-type="float" office:value="0.047">
            <text:p>0,047</text:p>
          </table:table-cell>
          <table:table-cell table:style-name="ce7" table:formula="of:=AVERAGE([.B28:.D28])" office:value-type="float" office:value="0.0466666666666667">
            <text:p>0,0466666667</text:p>
          </table:table-cell>
          <table:table-cell/>
          <table:table-cell table:style-name="ce2" office:value-type="float" office:value="1000000">
            <text:p>1000000</text:p>
          </table:table-cell>
          <table:table-cell office:value-type="string">
            <text:p>0.922</text:p>
          </table:table-cell>
          <table:table-cell office:value-type="float" office:value="1000000">
            <text:p>1000000</text:p>
          </table:table-cell>
          <table:table-cell office:value-type="string">
            <text:p>0.922</text:p>
          </table:table-cell>
          <table:table-cell table:style-name="ce11" table:formula="of:=AVERAGE([.H28:.J28])" office:value-type="float" office:value="1000000">
            <text:p>1 000 000,000</text:p>
          </table:table-cell>
          <table:table-cell table:number-columns-repeated="9"/>
        </table:table-row>
        <table:table-row table:style-name="ro1">
          <table:table-cell table:style-name="ce2" office:value-type="float" office:value="3000">
            <text:p>3000</text:p>
          </table:table-cell>
          <table:table-cell office:value-type="float" office:value="0.047">
            <text:p>0,047</text:p>
          </table:table-cell>
          <table:table-cell office:value-type="float" office:value="0.063">
            <text:p>0,063</text:p>
          </table:table-cell>
          <table:table-cell office:value-type="float" office:value="0.047">
            <text:p>0,047</text:p>
          </table:table-cell>
          <table:table-cell table:style-name="ce7" table:formula="of:=AVERAGE([.B29:.D29])" office:value-type="float" office:value="0.0523333333333333">
            <text:p>0,0523333333</text:p>
          </table:table-cell>
          <table:table-cell/>
          <table:table-cell table:style-name="ce2"/>
          <table:table-cell table:number-columns-repeated="3"/>
          <table:table-cell table:style-name="ce12"/>
          <table:table-cell table:number-columns-repeated="9"/>
        </table:table-row>
        <table:table-row table:style-name="ro1">
          <table:table-cell table:style-name="ce2" office:value-type="float" office:value="5000">
            <text:p>5000</text:p>
          </table:table-cell>
          <table:table-cell office:value-type="float" office:value="0.14">
            <text:p>0,14</text:p>
          </table:table-cell>
          <table:table-cell office:value-type="float" office:value="0.141">
            <text:p>0,141</text:p>
          </table:table-cell>
          <table:table-cell office:value-type="float" office:value="0.125">
            <text:p>0,125</text:p>
          </table:table-cell>
          <table:table-cell table:style-name="ce7" table:formula="of:=AVERAGE([.B30:.D30])" office:value-type="float" office:value="0.135333333333333">
            <text:p>0,1353333333</text:p>
          </table:table-cell>
          <table:table-cell table:number-columns-repeated="15"/>
        </table:table-row>
        <table:table-row table:style-name="ro1">
          <table:table-cell table:style-name="ce2" office:value-type="float" office:value="5000">
            <text:p>5000</text:p>
          </table:table-cell>
          <table:table-cell table:number-columns-repeated="2" office:value-type="float" office:value="0.141">
            <text:p>0,141</text:p>
          </table:table-cell>
          <table:table-cell office:value-type="float" office:value="0.125">
            <text:p>0,125</text:p>
          </table:table-cell>
          <table:table-cell table:style-name="ce7" table:formula="of:=AVERAGE([.B31:.D31])" office:value-type="float" office:value="0.135666666666667">
            <text:p>0,1356666667</text:p>
          </table:table-cell>
          <table:table-cell table:number-columns-repeated="15"/>
        </table:table-row>
        <table:table-row table:style-name="ro1">
          <table:table-cell table:style-name="ce2" office:value-type="float" office:value="10000">
            <text:p>10000</text:p>
          </table:table-cell>
          <table:table-cell office:value-type="float" office:value="0.547">
            <text:p>0,547</text:p>
          </table:table-cell>
          <table:table-cell table:number-columns-repeated="2" office:value-type="float" office:value="0.531">
            <text:p>0,531</text:p>
          </table:table-cell>
          <table:table-cell table:style-name="ce7" table:formula="of:=AVERAGE([.B32:.D32])" office:value-type="float" office:value="0.536333333333333">
            <text:p>0,5363333333</text:p>
          </table:table-cell>
          <table:table-cell table:number-columns-repeated="15"/>
        </table:table-row>
        <table:table-row table:style-name="ro1">
          <table:table-cell table:style-name="ce2" office:value-type="float" office:value="10000">
            <text:p>10000</text:p>
          </table:table-cell>
          <table:table-cell office:value-type="float" office:value="0.531">
            <text:p>0,531</text:p>
          </table:table-cell>
          <table:table-cell table:number-columns-repeated="2" office:value-type="float" office:value="0.547">
            <text:p>0,547</text:p>
          </table:table-cell>
          <table:table-cell table:style-name="ce7" table:formula="of:=AVERAGE([.B33:.D33])" office:value-type="float" office:value="0.541666666666667">
            <text:p>0,5416666667</text:p>
          </table:table-cell>
          <table:table-cell table:number-columns-repeated="15"/>
        </table:table-row>
        <table:table-row table:style-name="ro1">
          <table:table-cell table:style-name="ce2" office:value-type="float" office:value="30000">
            <text:p>30000</text:p>
          </table:table-cell>
          <table:table-cell office:value-type="float" office:value="4.812">
            <text:p>4,812</text:p>
          </table:table-cell>
          <table:table-cell office:value-type="float" office:value="4.843">
            <text:p>4,843</text:p>
          </table:table-cell>
          <table:table-cell office:value-type="float" office:value="4.922">
            <text:p>4,922</text:p>
          </table:table-cell>
          <table:table-cell table:style-name="ce7" table:formula="of:=AVERAGE([.B34:.D34])" office:value-type="float" office:value="4.859">
            <text:p>4,859</text:p>
          </table:table-cell>
          <table:table-cell table:number-columns-repeated="15"/>
        </table:table-row>
        <table:table-row table:style-name="ro1">
          <table:table-cell table:style-name="ce2" office:value-type="float" office:value="30000">
            <text:p>30000</text:p>
          </table:table-cell>
          <table:table-cell office:value-type="float" office:value="4.812">
            <text:p>4,812</text:p>
          </table:table-cell>
          <table:table-cell office:value-type="float" office:value="4.828">
            <text:p>4,828</text:p>
          </table:table-cell>
          <table:table-cell office:value-type="float" office:value="5.078">
            <text:p>5,078</text:p>
          </table:table-cell>
          <table:table-cell table:style-name="ce7" table:formula="of:=AVERAGE([.B35:.D35])" office:value-type="float" office:value="4.906">
            <text:p>4,906</text:p>
          </table:table-cell>
          <table:table-cell table:number-columns-repeated="15"/>
        </table:table-row>
        <table:table-row table:style-name="ro1">
          <table:table-cell table:style-name="ce2" office:value-type="float" office:value="50000">
            <text:p>50000</text:p>
          </table:table-cell>
          <table:table-cell office:value-type="float" office:value="13.344">
            <text:p>13,344</text:p>
          </table:table-cell>
          <table:table-cell office:value-type="float" office:value="13.5">
            <text:p>13,5</text:p>
          </table:table-cell>
          <table:table-cell office:value-type="float" office:value="14.235">
            <text:p>14,235</text:p>
          </table:table-cell>
          <table:table-cell table:style-name="ce7" table:formula="of:=AVERAGE([.B36:.D36])" office:value-type="float" office:value="13.693">
            <text:p>13,693</text:p>
          </table:table-cell>
          <table:table-cell table:number-columns-repeated="15"/>
        </table:table-row>
        <table:table-row table:style-name="ro1">
          <table:table-cell table:style-name="ce2" office:value-type="float" office:value="50000">
            <text:p>50000</text:p>
          </table:table-cell>
          <table:table-cell office:value-type="float" office:value="13.469">
            <text:p>13,469</text:p>
          </table:table-cell>
          <table:table-cell office:value-type="float" office:value="13.781">
            <text:p>13,781</text:p>
          </table:table-cell>
          <table:table-cell office:value-type="float" office:value="14.015">
            <text:p>14,015</text:p>
          </table:table-cell>
          <table:table-cell table:style-name="ce7" table:formula="of:=AVERAGE([.B37:.D37])" office:value-type="float" office:value="13.755">
            <text:p>13,755</text:p>
          </table:table-cell>
          <table:table-cell table:number-columns-repeated="15"/>
        </table:table-row>
        <table:table-row table:style-name="ro1">
          <table:table-cell table:style-name="ce2" office:value-type="float" office:value="100000">
            <text:p>100000</text:p>
          </table:table-cell>
          <table:table-cell office:value-type="float" office:value="53.781">
            <text:p>53,781</text:p>
          </table:table-cell>
          <table:table-cell office:value-type="float" office:value="55.828">
            <text:p>55,828</text:p>
          </table:table-cell>
          <table:table-cell office:value-type="float" office:value="56.938">
            <text:p>56,938</text:p>
          </table:table-cell>
          <table:table-cell table:style-name="ce7" table:formula="of:=AVERAGE([.B38:.D38])" office:value-type="float" office:value="55.5156666666667">
            <text:p>55,5156666667</text:p>
          </table:table-cell>
          <table:table-cell/>
          <table:table-cell office:value-type="string">
            <text:p>Optymistyczna</text:p>
          </table:table-cell>
          <table:table-cell office:value-type="string">
            <text:p>Pesymistyczna</text:p>
          </table:table-cell>
          <table:table-cell table:number-columns-repeated="12"/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5" office:value-type="float" office:value="54.391">
            <text:p>54,391</text:p>
          </table:table-cell>
          <table:table-cell table:style-name="ce5" office:value-type="float" office:value="55.719">
            <text:p>55,719</text:p>
          </table:table-cell>
          <table:table-cell table:style-name="ce5" office:value-type="float" office:value="64.75">
            <text:p>64,75</text:p>
          </table:table-cell>
          <table:table-cell table:style-name="ce10" table:formula="of:=AVERAGE([.B39:.D39])" office:value-type="float" office:value="58.2866666666667">
            <text:p>58,2866666667</text:p>
          </table:table-cell>
          <table:table-cell/>
          <table:table-cell table:style-name="ce1" office:value-type="string" table:number-columns-spanned="4" table:number-rows-spanned="1">
            <text:p>Przez scalanie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 table:number-columns-repeated="9"/>
        </table:table-row>
        <table:table-row table:style-name="ro1">
          <table:table-cell office:value-type="string">
            <text:p>Optymistyczna</text:p>
          </table:table-cell>
          <table:table-cell office:value-type="string">
            <text:p>Pesymistyczna</text:p>
          </table:table-cell>
          <table:table-cell table:number-columns-repeated="4"/>
          <table:table-cell table:style-name="ce2"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style-name="ce8" table:formula="of:=AVERAGE([.H40:.J40])" office:value-type="float" office:value="3333.33333333333">
            <text:p>3333,333</text:p>
          </table:table-cell>
          <table:table-cell table:number-columns-repeated="9"/>
        </table:table-row>
        <table:table-row table:style-name="ro1">
          <table:table-cell table:style-name="ce1" office:value-type="string" table:number-columns-spanned="4" table:number-rows-spanned="1">
            <text:p>Szybkie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/>
          <table:table-cell table:style-name="ce3" office:value-type="float" office:value="30000">
            <text:p>30000</text:p>
          </table:table-cell>
          <table:table-cell office:value-type="float" office:value="0.015">
            <text:p>0,015</text:p>
          </table:table-cell>
          <table:table-cell office:value-type="float" office:value="50000">
            <text:p>50000</text:p>
          </table:table-cell>
          <table:table-cell office:value-type="float" office:value="0.047">
            <text:p>0,047</text:p>
          </table:table-cell>
          <table:table-cell table:style-name="ce8" table:formula="of:=AVERAGE([.H41:.J41])" office:value-type="float" office:value="16666.6873333333">
            <text:p>16666,687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5" office:value-type="float" office:value="0">
            <text:p>0</text:p>
          </table:table-cell>
          <table:table-cell table:number-columns-repeated="2"/>
          <table:table-cell table:style-name="ce8" table:formula="of:=AVERAGE([.B42:.D42])" office:value-type="float" office:value="0">
            <text:p>0,000</text:p>
          </table:table-cell>
          <table:table-cell/>
          <table:table-cell table:style-name="ce2" office:value-type="float" office:value="100000">
            <text:p>100000</text:p>
          </table:table-cell>
          <table:table-cell office:value-type="float" office:value="0.062">
            <text:p>0,062</text:p>
          </table:table-cell>
          <table:table-cell office:value-type="float" office:value="100000">
            <text:p>100000</text:p>
          </table:table-cell>
          <table:table-cell office:value-type="float" office:value="0.078">
            <text:p>0,078</text:p>
          </table:table-cell>
          <table:table-cell table:style-name="ce8" table:formula="of:=AVERAGE([.H42:.J42])" office:value-type="float" office:value="33333.38">
            <text:p>33333,380</text:p>
          </table:table-cell>
          <table:table-cell table:number-columns-repeated="9"/>
        </table:table-row>
        <table:table-row table:style-name="ro1">
          <table:table-cell table:style-name="ce3" office:value-type="float" office:value="10000">
            <text:p>10000</text:p>
          </table:table-cell>
          <table:table-cell office:value-type="float" office:value="0.218">
            <text:p>0,218</text:p>
          </table:table-cell>
          <table:table-cell table:style-name="ce5" office:value-type="float" office:value="200000">
            <text:p>200000</text:p>
          </table:table-cell>
          <table:table-cell table:style-name="ce5" office:value-type="float" office:value="0.032">
            <text:p>0,032</text:p>
          </table:table-cell>
          <table:table-cell table:style-name="ce9" table:formula="of:=AVERAGE([.B43:.D43])" office:value-type="float" office:value="66666.75">
            <text:p>66666,750</text:p>
          </table:table-cell>
          <table:table-cell/>
          <table:table-cell table:style-name="ce2" office:value-type="float" office:value="300000">
            <text:p>300000</text:p>
          </table:table-cell>
          <table:table-cell office:value-type="float" office:value="0.219">
            <text:p>0,219</text:p>
          </table:table-cell>
          <table:table-cell office:value-type="float" office:value="300000">
            <text:p>300000</text:p>
          </table:table-cell>
          <table:table-cell office:value-type="float" office:value="0.219">
            <text:p>0,219</text:p>
          </table:table-cell>
          <table:table-cell table:style-name="ce8" table:formula="of:=AVERAGE([.H43:.J43])" office:value-type="float" office:value="100000.146">
            <text:p>100000,146</text:p>
          </table:table-cell>
          <table:table-cell table:number-columns-repeated="8"/>
          <table:table-cell>
            <draw:frame table:end-cell-address="Arkusz1.AB63" table:end-x="0.039cm" table:end-y="0.29cm" draw:z-index="5" draw:style-name="gr1" draw:text-style-name="P1" svg:width="16.014cm" svg:height="8.997cm" svg:x="2.09cm" svg:y="0.325cm">
              <draw:object draw:notify-on-update-of-ranges="Arkusz1.G40:Arkusz1.G44 Arkusz1.G38:Arkusz1.G38 Arkusz1.H40:Arkusz1.H44 Arkusz1.I40:Arkusz1.I44 Arkusz1.H38:Arkusz1.H38 Arkusz1.J40:Arkusz1.J44 Arkusz1.A52:Arkusz1.A153 Arkusz1.A50:Arkusz1.A50 Arkusz1.A52:Arkusz1.A153 Arkusz1.A52:Arkusz1.A153 Arkusz1.B50:Arkusz1.B50 Arkusz1.B52:Arkusz1.B153 Arkusz1.A52:Arkusz1.A153 Arkusz1.C50:Arkusz1.C50 Arkusz1.C52:Arkusz1.C15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2" office:value-type="float" office:value="20000">
            <text:p>20000</text:p>
          </table:table-cell>
          <table:table-cell office:value-type="float" office:value="0.938">
            <text:p>0,938</text:p>
          </table:table-cell>
          <table:table-cell office:value-type="float" office:value="300000">
            <text:p>300000</text:p>
          </table:table-cell>
          <table:table-cell office:value-type="float" office:value="0.047">
            <text:p>0,047</text:p>
          </table:table-cell>
          <table:table-cell table:style-name="ce8" table:formula="of:=AVERAGE([.B44:.D44])" office:value-type="float" office:value="100000.328333333">
            <text:p>100000,328</text:p>
          </table:table-cell>
          <table:table-cell/>
          <table:table-cell table:style-name="ce2" office:value-type="float" office:value="1000000">
            <text:p>1000000</text:p>
          </table:table-cell>
          <table:table-cell office:value-type="float" office:value="0.781">
            <text:p>0,781</text:p>
          </table:table-cell>
          <table:table-cell office:value-type="float" office:value="1000000">
            <text:p>1000000</text:p>
          </table:table-cell>
          <table:table-cell office:value-type="float" office:value="0.797">
            <text:p>0,797</text:p>
          </table:table-cell>
          <table:table-cell table:style-name="ce8" table:formula="of:=AVERAGE([.H44:.J44])" office:value-type="float" office:value="333333.859333333">
            <text:p>333333,859</text:p>
          </table:table-cell>
          <table:table-cell table:number-columns-repeated="9"/>
        </table:table-row>
        <table:table-row table:style-name="ro1">
          <table:table-cell table:style-name="ce2" office:value-type="float" office:value="30000">
            <text:p>30000</text:p>
          </table:table-cell>
          <table:table-cell office:value-type="float" office:value="2.094">
            <text:p>2,094</text:p>
          </table:table-cell>
          <table:table-cell office:value-type="float" office:value="500000">
            <text:p>500000</text:p>
          </table:table-cell>
          <table:table-cell office:value-type="float" office:value="0.093">
            <text:p>0,093</text:p>
          </table:table-cell>
          <table:table-cell table:style-name="ce8" table:formula="of:=AVERAGE([.B45:.D45])" office:value-type="float" office:value="166667.395666667">
            <text:p>166667,396</text:p>
          </table:table-cell>
          <table:table-cell/>
          <table:table-cell table:style-name="ce2"/>
          <table:table-cell table:style-name="ce5" table:number-columns-repeated="3"/>
          <table:table-cell table:style-name="ce9" table:formula="of:=AVERAGE([.H45:.J45])" office:value-type="float" office:value="0">
            <text:p>#DZIEL/0!</text:p>
          </table:table-cell>
          <table:table-cell table:number-columns-repeated="9"/>
        </table:table-row>
        <table:table-row table:style-name="ro1">
          <table:table-cell table:style-name="ce2" office:value-type="float" office:value="50000">
            <text:p>50000</text:p>
          </table:table-cell>
          <table:table-cell office:value-type="float" office:value="5.828">
            <text:p>5,828</text:p>
          </table:table-cell>
          <table:table-cell office:value-type="float" office:value="1000000">
            <text:p>1000000</text:p>
          </table:table-cell>
          <table:table-cell office:value-type="float" office:value="0.172">
            <text:p>0,172</text:p>
          </table:table-cell>
          <table:table-cell table:style-name="ce7" table:formula="of:=AVERAGE([.B46:.D46])" office:value-type="float" office:value="333335.333333333">
            <text:p>333335,333333333</text:p>
          </table:table-cell>
          <table:table-cell table:number-columns-repeated="15"/>
        </table:table-row>
        <table:table-row table:style-name="ro1">
          <table:table-cell table:style-name="ce2"/>
          <table:table-cell table:number-columns-repeated="3"/>
          <table:table-cell table:style-name="ce7" table:formula="of:=AVERAGE([.B47:.D47])" office:value-type="float" office:value="0">
            <text:p>#DZIEL/0!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>
            <text:p>N</text:p>
          </table:table-cell>
          <table:table-cell office:value-type="string">
            <text:p>N*logN</text:p>
          </table:table-cell>
          <table:table-cell office:value-type="string">
            <text:p>N^2</text:p>
          </table:table-cell>
          <table:table-cell table:number-columns-repeated="7"/>
          <table:table-cell office:value-type="float" office:value="0.328">
            <text:p>0,328</text:p>
          </table:table-cell>
          <table:table-cell table:number-columns-repeated="9"/>
        </table:table-row>
        <table:table-row table:style-name="ro1">
          <table:table-cell/>
          <table:table-cell>
            <draw:frame table:end-cell-address="Arkusz1.B52" table:end-x="0.2cm" table:end-y="0.051cm" draw:z-index="6" draw:style-name="gr2" draw:text-style-name="P1" svg:width="0.2cm" svg:height="0.483cm" svg:x="0cm" svg:y="0.019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8"/>
          <table:table-cell office:value-type="float" office:value="1.422">
            <text:p>1,422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.453">
            <text:p>3,453</text:p>
          </table:table-cell>
          <table:table-cell table:number-columns-repeated="9"/>
        </table:table-row>
        <table:table-row table:style-name="ro1">
          <table:table-cell office:value-type="float" office:value="8000">
            <text:p>8000</text:p>
          </table:table-cell>
          <table:table-cell table:formula="of:=[.A53]*LN([.A53])" office:value-type="float" office:value="71897.5745652958">
            <text:p>71897,5745652958</text:p>
          </table:table-cell>
          <table:table-cell table:formula="of:=[.A53]^2" office:value-type="float" office:value="64000000">
            <text:p>64000000</text:p>
          </table:table-cell>
          <table:table-cell table:number-columns-repeated="7"/>
          <table:table-cell office:value-type="float" office:value="6.031">
            <text:p>6,031</text:p>
          </table:table-cell>
          <table:table-cell table:number-columns-repeated="9"/>
        </table:table-row>
        <table:table-row table:style-name="ro1">
          <table:table-cell office:value-type="float" office:value="9000">
            <text:p>9000</text:p>
          </table:table-cell>
          <table:table-cell table:formula="of:=[.A54]*LN([.A54])" office:value-type="float" office:value="81944.8187068652">
            <text:p>81944,8187068652</text:p>
          </table:table-cell>
          <table:table-cell table:formula="of:=[.A54]^2" office:value-type="float" office:value="81000000">
            <text:p>81000000</text:p>
          </table:table-cell>
          <table:table-cell table:number-columns-repeated="17"/>
        </table:table-row>
        <table:table-row table:style-name="ro1">
          <table:table-cell office:value-type="float" office:value="10000">
            <text:p>10000</text:p>
          </table:table-cell>
          <table:table-cell table:formula="of:=[.A55]*LN([.A55])" office:value-type="float" office:value="92103.4037197618">
            <text:p>92103,4037197618</text:p>
          </table:table-cell>
          <table:table-cell table:formula="of:=[.A55]^2" office:value-type="float" office:value="100000000">
            <text:p>100000000</text:p>
          </table:table-cell>
          <table:table-cell table:number-columns-repeated="17"/>
        </table:table-row>
        <table:table-row table:style-name="ro1">
          <table:table-cell office:value-type="float" office:value="11000">
            <text:p>11000</text:p>
          </table:table-cell>
          <table:table-cell table:formula="of:=[.A56]*LN([.A56])" office:value-type="float" office:value="102362.156069586">
            <text:p>102362,156069586</text:p>
          </table:table-cell>
          <table:table-cell table:formula="of:=[.A56]^2" office:value-type="float" office:value="121000000">
            <text:p>121000000</text:p>
          </table:table-cell>
          <table:table-cell table:number-columns-repeated="17"/>
        </table:table-row>
        <table:table-row table:style-name="ro1">
          <table:table-cell office:value-type="float" office:value="12000">
            <text:p>12000</text:p>
          </table:table-cell>
          <table:table-cell table:formula="of:=[.A57]*LN([.A57])" office:value-type="float" office:value="112711.943145242">
            <text:p>112711,943145242</text:p>
          </table:table-cell>
          <table:table-cell table:formula="of:=[.A57]^2" office:value-type="float" office:value="144000000">
            <text:p>144000000</text:p>
          </table:table-cell>
          <table:table-cell/>
          <table:table-cell table:style-name="ce1" table:number-columns-spanned="4" table:number-rows-spanned="1"/>
          <table:covered-table-cell table:number-columns-repeated="3" table:style-name="ce4"/>
          <table:table-cell table:style-name="ce6"/>
          <table:table-cell table:number-columns-repeated="11"/>
        </table:table-row>
        <table:table-row table:style-name="ro1">
          <table:table-cell office:value-type="float" office:value="13000">
            <text:p>13000</text:p>
          </table:table-cell>
          <table:table-cell table:formula="of:=[.A58]*LN([.A58])" office:value-type="float" office:value="123145.160273768">
            <text:p>123145,160273768</text:p>
          </table:table-cell>
          <table:table-cell table:formula="of:=[.A58]^2" office:value-type="float" office:value="169000000">
            <text:p>169000000</text:p>
          </table:table-cell>
          <table:table-cell/>
          <table:table-cell table:style-name="ce2"/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float" office:value="14000">
            <text:p>14000</text:p>
          </table:table-cell>
          <table:table-cell table:formula="of:=[.A59]*LN([.A59])" office:value-type="float" office:value="133655.376520364">
            <text:p>133655,376520364</text:p>
          </table:table-cell>
          <table:table-cell table:formula="of:=[.A59]^2" office:value-type="float" office:value="196000000">
            <text:p>196000000</text:p>
          </table:table-cell>
          <table:table-cell/>
          <table:table-cell table:style-name="ce3"/>
          <table:table-cell table:style-name="ce5" table:number-columns-repeated="3"/>
          <table:table-cell table:style-name="ce9"/>
          <table:table-cell table:number-columns-repeated="11"/>
        </table:table-row>
        <table:table-row table:style-name="ro1">
          <table:table-cell office:value-type="float" office:value="15000">
            <text:p>15000</text:p>
          </table:table-cell>
          <table:table-cell table:formula="of:=[.A60]*LN([.A60])" office:value-type="float" office:value="144237.082201265">
            <text:p>144237,082201265</text:p>
          </table:table-cell>
          <table:table-cell table:formula="of:=[.A60]^2" office:value-type="float" office:value="225000000">
            <text:p>225000000</text:p>
          </table:table-cell>
          <table:table-cell/>
          <table:table-cell table:style-name="ce2"/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float" office:value="16000">
            <text:p>16000</text:p>
          </table:table-cell>
          <table:table-cell table:formula="of:=[.A61]*LN([.A61])" office:value-type="float" office:value="154885.504019551">
            <text:p>154885,504019551</text:p>
          </table:table-cell>
          <table:table-cell table:formula="of:=[.A61]^2" office:value-type="float" office:value="256000000">
            <text:p>256000000</text:p>
          </table:table-cell>
          <table:table-cell table:number-columns-repeated="7"/>
          <table:table-cell>
            <draw:frame table:end-cell-address="Arkusz1.S81" table:end-x="0.358cm" table:end-y="0.036cm" draw:z-index="4" draw:style-name="gr1" draw:text-style-name="P1" svg:width="16.955cm" svg:height="9.014cm" svg:x="1.468cm" svg:y="0.055cm">
              <draw:object draw:notify-on-update-of-ranges="Arkusz1.C42:Arkusz1.C46 Arkusz1.A40:Arkusz1.A40 Arkusz1.D42:Arkusz1.D46 Arkusz1.A42:Arkusz1.A46 Arkusz1.B40:Arkusz1.B40 Arkusz1.B42:Arkusz1.B46 Arkusz1.A52:Arkusz1.A153 Arkusz1.C50:Arkusz1.C50 Arkusz1.C52:Arkusz1.C153 Arkusz1.A52:Arkusz1.A153 Arkusz1.A50:Arkusz1.A50 Arkusz1.A52:Arkusz1.A153 Arkusz1.A52:Arkusz1.A153 Arkusz1.B50:Arkusz1.B50 Arkusz1.B52:Arkusz1.B15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17000">
            <text:p>17000</text:p>
          </table:table-cell>
          <table:table-cell table:formula="of:=[.A62]*LN([.A62])" office:value-type="float" office:value="165596.466591652">
            <text:p>165596,466591652</text:p>
          </table:table-cell>
          <table:table-cell table:formula="of:=[.A62]^2" office:value-type="float" office:value="289000000">
            <text:p>289000000</text:p>
          </table:table-cell>
          <table:table-cell table:number-columns-repeated="17"/>
        </table:table-row>
        <table:table-row table:style-name="ro1">
          <table:table-cell office:value-type="float" office:value="18000">
            <text:p>18000</text:p>
          </table:table-cell>
          <table:table-cell table:formula="of:=[.A63]*LN([.A63])" office:value-type="float" office:value="176366.286663809">
            <text:p>176366,286663809</text:p>
          </table:table-cell>
          <table:table-cell table:formula="of:=[.A63]^2" office:value-type="float" office:value="324000000">
            <text:p>324000000</text:p>
          </table:table-cell>
          <table:table-cell table:number-columns-repeated="17"/>
        </table:table-row>
        <table:table-row table:style-name="ro1">
          <table:table-cell office:value-type="float" office:value="19000">
            <text:p>19000</text:p>
          </table:table-cell>
          <table:table-cell table:formula="of:=[.A64]*LN([.A64])" office:value-type="float" office:value="187191.690904823">
            <text:p>187191,690904823</text:p>
          </table:table-cell>
          <table:table-cell table:formula="of:=[.A64]^2" office:value-type="float" office:value="361000000">
            <text:p>361000000</text:p>
          </table:table-cell>
          <table:table-cell table:number-columns-repeated="17"/>
        </table:table-row>
        <table:table-row table:style-name="ro1">
          <table:table-cell office:value-type="float" office:value="20000">
            <text:p>20000</text:p>
          </table:table-cell>
          <table:table-cell table:formula="of:=[.A65]*LN([.A65])" office:value-type="float" office:value="198069.751050723">
            <text:p>198069,751050723</text:p>
          </table:table-cell>
          <table:table-cell table:formula="of:=[.A65]^2" office:value-type="float" office:value="400000000">
            <text:p>400000000</text:p>
          </table:table-cell>
          <table:table-cell table:number-columns-repeated="17"/>
        </table:table-row>
        <table:table-row table:style-name="ro1">
          <table:table-cell office:value-type="float" office:value="21000">
            <text:p>21000</text:p>
          </table:table-cell>
          <table:table-cell table:formula="of:=[.A66]*LN([.A66])" office:value-type="float" office:value="208997.832050817">
            <text:p>208997,832050817</text:p>
          </table:table-cell>
          <table:table-cell table:formula="of:=[.A66]^2" office:value-type="float" office:value="441000000">
            <text:p>441000000</text:p>
          </table:table-cell>
          <table:table-cell/>
          <table:table-cell table:style-name="ce1" table:number-columns-spanned="4" table:number-rows-spanned="1"/>
          <table:covered-table-cell table:number-columns-repeated="3" table:style-name="ce4"/>
          <table:table-cell table:style-name="ce6"/>
          <table:table-cell table:number-columns-repeated="11"/>
        </table:table-row>
        <table:table-row table:style-name="ro1">
          <table:table-cell office:value-type="float" office:value="22000">
            <text:p>22000</text:p>
          </table:table-cell>
          <table:table-cell table:formula="of:=[.A67]*LN([.A67])" office:value-type="float" office:value="219973.55011149">
            <text:p>219973,55011149</text:p>
          </table:table-cell>
          <table:table-cell table:formula="of:=[.A67]^2" office:value-type="float" office:value="484000000">
            <text:p>484000000</text:p>
          </table:table-cell>
          <table:table-cell/>
          <table:table-cell table:style-name="ce2"/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float" office:value="23000">
            <text:p>23000</text:p>
          </table:table-cell>
          <table:table-cell table:formula="of:=[.A68]*LN([.A68])" office:value-type="float" office:value="230994.73838296">
            <text:p>230994,73838296</text:p>
          </table:table-cell>
          <table:table-cell table:formula="of:=[.A68]^2" office:value-type="float" office:value="529000000">
            <text:p>529000000</text:p>
          </table:table-cell>
          <table:table-cell/>
          <table:table-cell table:style-name="ce2"/>
          <table:table-cell table:number-columns-repeated="3"/>
          <table:table-cell table:style-name="ce7"/>
          <table:table-cell table:number-columns-repeated="11"/>
        </table:table-row>
        <table:table-row table:style-name="ro1">
          <table:table-cell office:value-type="float" office:value="24000">
            <text:p>24000</text:p>
          </table:table-cell>
          <table:table-cell table:formula="of:=[.A69]*LN([.A69])" office:value-type="float" office:value="242059.418623922">
            <text:p>242059,418623922</text:p>
          </table:table-cell>
          <table:table-cell table:formula="of:=[.A69]^2" office:value-type="float" office:value="576000000">
            <text:p>576000000</text:p>
          </table:table-cell>
          <table:table-cell/>
          <table:table-cell table:style-name="ce2"/>
          <table:table-cell table:number-columns-repeated="3"/>
          <table:table-cell table:style-name="ce7"/>
          <table:table-cell table:number-columns-repeated="11"/>
        </table:table-row>
        <table:table-row table:style-name="ro1">
          <table:table-cell office:value-type="float" office:value="25000">
            <text:p>25000</text:p>
          </table:table-cell>
          <table:table-cell table:formula="of:=[.A70]*LN([.A70])" office:value-type="float" office:value="253165.777596258">
            <text:p>253165,777596258</text:p>
          </table:table-cell>
          <table:table-cell table:formula="of:=[.A70]^2" office:value-type="float" office:value="625000000">
            <text:p>625000000</text:p>
          </table:table-cell>
          <table:table-cell table:number-columns-repeated="17"/>
        </table:table-row>
        <table:table-row table:style-name="ro1">
          <table:table-cell office:value-type="float" office:value="26000">
            <text:p>26000</text:p>
          </table:table-cell>
          <table:table-cell table:formula="of:=[.A71]*LN([.A71])" office:value-type="float" office:value="264312.147242094">
            <text:p>264312,147242094</text:p>
          </table:table-cell>
          <table:table-cell table:formula="of:=[.A71]^2" office:value-type="float" office:value="676000000">
            <text:p>676000000</text:p>
          </table:table-cell>
          <table:table-cell table:number-columns-repeated="17"/>
        </table:table-row>
        <table:table-row table:style-name="ro1">
          <table:table-cell office:value-type="float" office:value="27000">
            <text:p>27000</text:p>
          </table:table-cell>
          <table:table-cell table:formula="of:=[.A72]*LN([.A72])" office:value-type="float" office:value="275496.987914635">
            <text:p>275496,987914635</text:p>
          </table:table-cell>
          <table:table-cell table:formula="of:=[.A72]^2" office:value-type="float" office:value="729000000">
            <text:p>729000000</text:p>
          </table:table-cell>
          <table:table-cell table:number-columns-repeated="16"/>
          <table:table-cell>
            <draw:frame table:end-cell-address="Arkusz1.AB92" table:end-x="0.124cm" table:end-y="0.085cm" draw:z-index="7" draw:style-name="gr1" draw:text-style-name="P1" svg:width="15.999cm" svg:height="8.999cm" svg:x="2.19cm" svg:y="0.118cm">
              <draw:object draw:notify-on-update-of-ranges="Arkusz1.A42:Arkusz1.A47 Arkusz1.A41:Arkusz1.A41 Arkusz1.E42:Arkusz1.E47 Arkusz1.G40:Arkusz1.G45 Arkusz1.G39:Arkusz1.G39 Arkusz1.K40:Arkusz1.K45 Arkusz1.G24:Arkusz1.G29 Arkusz1.G21:Arkusz1.G21 Arkusz1.K24:Arkusz1.K2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28000">
            <text:p>28000</text:p>
          </table:table-cell>
          <table:table-cell table:formula="of:=[.A73]*LN([.A73])" office:value-type="float" office:value="286718.874096406">
            <text:p>286718,874096406</text:p>
          </table:table-cell>
          <table:table-cell table:formula="of:=[.A73]^2" office:value-type="float" office:value="784000000">
            <text:p>784000000</text:p>
          </table:table-cell>
          <table:table-cell table:number-columns-repeated="17"/>
        </table:table-row>
        <table:table-row table:style-name="ro1">
          <table:table-cell office:value-type="float" office:value="29000">
            <text:p>29000</text:p>
          </table:table-cell>
          <table:table-cell table:formula="of:=[.A74]*LN([.A74])" office:value-type="float" office:value="297976.48216009">
            <text:p>297976,48216009</text:p>
          </table:table-cell>
          <table:table-cell table:formula="of:=[.A74]^2" office:value-type="float" office:value="841000000">
            <text:p>841000000</text:p>
          </table:table-cell>
          <table:table-cell table:number-columns-repeated="17"/>
        </table:table-row>
        <table:table-row table:style-name="ro1">
          <table:table-cell office:value-type="float" office:value="30000">
            <text:p>30000</text:p>
          </table:table-cell>
          <table:table-cell table:formula="of:=[.A75]*LN([.A75])" office:value-type="float" office:value="309268.579819329">
            <text:p>309268,579819329</text:p>
          </table:table-cell>
          <table:table-cell table:formula="of:=[.A75]^2" office:value-type="float" office:value="900000000">
            <text:p>900000000</text:p>
          </table:table-cell>
          <table:table-cell/>
          <table:table-cell office:value-type="string">
            <text:p>Podstawowy</text:p>
          </table:table-cell>
          <table:table-cell office:value-type="string">
            <text:p>Ulepszony</text:p>
          </table:table-cell>
          <table:table-cell table:number-columns-repeated="14"/>
        </table:table-row>
        <table:table-row table:style-name="ro1">
          <table:table-cell office:value-type="float" office:value="31000">
            <text:p>31000</text:p>
          </table:table-cell>
          <table:table-cell table:formula="of:=[.A76]*LN([.A76])" office:value-type="float" office:value="320594.016987486">
            <text:p>320594,016987486</text:p>
          </table:table-cell>
          <table:table-cell table:formula="of:=[.A76]^2" office:value-type="float" office:value="961000000">
            <text:p>961000000</text:p>
          </table:table-cell>
          <table:table-cell/>
          <table:table-cell table:style-name="ce1" office:value-type="string" table:number-columns-spanned="4" table:number-rows-spanned="1">
            <text:p>Szybkie</text:p>
          </table:table-cell>
          <table:covered-table-cell table:number-columns-repeated="3" table:style-name="ce4"/>
          <table:table-cell table:number-columns-repeated="12"/>
        </table:table-row>
        <table:table-row table:style-name="ro1">
          <table:table-cell office:value-type="float" office:value="32000">
            <text:p>32000</text:p>
          </table:table-cell>
          <table:table-cell table:formula="of:=[.A77]*LN([.A77])" office:value-type="float" office:value="331951.71781702">
            <text:p>331951,71781702</text:p>
          </table:table-cell>
          <table:table-cell table:formula="of:=[.A77]^2" office:value-type="float" office:value="1024000000">
            <text:p>1024000000</text:p>
          </table:table-cell>
          <table:table-cell/>
          <table:table-cell table:style-name="ce2"/>
          <table:table-cell table:number-columns-repeated="15"/>
        </table:table-row>
        <table:table-row table:style-name="ro1">
          <table:table-cell office:value-type="float" office:value="33000">
            <text:p>33000</text:p>
          </table:table-cell>
          <table:table-cell table:formula="of:=[.A78]*LN([.A78])" office:value-type="float" office:value="343340.673734804">
            <text:p>343340,673734804</text:p>
          </table:table-cell>
          <table:table-cell table:formula="of:=[.A78]^2" office:value-type="float" office:value="1089000000">
            <text:p>1089000000</text:p>
          </table:table-cell>
          <table:table-cell/>
          <table:table-cell table:style-name="ce3" office:value-type="float" office:value="5000">
            <text:p>5000</text:p>
          </table:table-cell>
          <table:table-cell office:value-type="float" office:value="0.109">
            <text:p>0,109</text:p>
          </table:table-cell>
          <table:table-cell table:style-name="ce3" office:value-type="float" office:value="10000">
            <text:p>10000</text:p>
          </table:table-cell>
          <table:table-cell table:style-name="ce5" office:value-type="float" office:value="0.235">
            <text:p>0,235</text:p>
          </table:table-cell>
          <table:table-cell table:number-columns-repeated="12"/>
        </table:table-row>
        <table:table-row table:style-name="ro1">
          <table:table-cell office:value-type="float" office:value="34000">
            <text:p>34000</text:p>
          </table:table-cell>
          <table:table-cell table:formula="of:=[.A79]*LN([.A79])" office:value-type="float" office:value="354759.937322342">
            <text:p>354759,937322342</text:p>
          </table:table-cell>
          <table:table-cell table:formula="of:=[.A79]^2" office:value-type="float" office:value="1156000000">
            <text:p>1156000000</text:p>
          </table:table-cell>
          <table:table-cell/>
          <table:table-cell table:style-name="ce2" office:value-type="float" office:value="10000">
            <text:p>10000</text:p>
          </table:table-cell>
          <table:table-cell office:value-type="float" office:value="0.453">
            <text:p>0,453</text:p>
          </table:table-cell>
          <table:table-cell table:style-name="ce2" office:value-type="float" office:value="20000">
            <text:p>20000</text:p>
          </table:table-cell>
          <table:table-cell office:value-type="float" office:value="0.937">
            <text:p>0,937</text:p>
          </table:table-cell>
          <table:table-cell table:number-columns-repeated="12"/>
        </table:table-row>
        <table:table-row table:style-name="ro1">
          <table:table-cell office:value-type="float" office:value="35000">
            <text:p>35000</text:p>
          </table:table-cell>
          <table:table-cell table:formula="of:=[.A80]*LN([.A80])" office:value-type="float" office:value="366208.616916504">
            <text:p>366208,616916504</text:p>
          </table:table-cell>
          <table:table-cell table:formula="of:=[.A80]^2" office:value-type="float" office:value="1225000000">
            <text:p>1225000000</text:p>
          </table:table-cell>
          <table:table-cell/>
          <table:table-cell table:style-name="ce2" office:value-type="float" office:value="20000">
            <text:p>20000</text:p>
          </table:table-cell>
          <table:table-cell office:value-type="float" office:value="1.829">
            <text:p>1,829</text:p>
          </table:table-cell>
          <table:table-cell table:style-name="ce2" office:value-type="float" office:value="30000">
            <text:p>30000</text:p>
          </table:table-cell>
          <table:table-cell office:value-type="float" office:value="2.171">
            <text:p>2,171</text:p>
          </table:table-cell>
          <table:table-cell/>
          <table:table-cell table:style-name="ce5" office:value-type="float" office:value="0.235">
            <text:p>0,235</text:p>
          </table:table-cell>
          <table:table-cell table:number-columns-repeated="10"/>
        </table:table-row>
        <table:table-row table:style-name="ro1">
          <table:table-cell office:value-type="float" office:value="36000">
            <text:p>36000</text:p>
          </table:table-cell>
          <table:table-cell table:formula="of:=[.A81]*LN([.A81])" office:value-type="float" office:value="377685.871827777">
            <text:p>377685,871827777</text:p>
          </table:table-cell>
          <table:table-cell table:formula="of:=[.A81]^2" office:value-type="float" office:value="1296000000">
            <text:p>1296000000</text:p>
          </table:table-cell>
          <table:table-cell/>
          <table:table-cell table:style-name="ce2" office:value-type="float" office:value="30000">
            <text:p>30000</text:p>
          </table:table-cell>
          <table:table-cell office:value-type="float" office:value="4.344">
            <text:p>4,344</text:p>
          </table:table-cell>
          <table:table-cell table:style-name="ce2" office:value-type="float" office:value="50000">
            <text:p>50000</text:p>
          </table:table-cell>
          <table:table-cell office:value-type="float" office:value="6.156">
            <text:p>6,156</text:p>
          </table:table-cell>
          <table:table-cell/>
          <table:table-cell office:value-type="float" office:value="0.937">
            <text:p>0,937</text:p>
          </table:table-cell>
          <table:table-cell table:number-columns-repeated="10"/>
        </table:table-row>
        <table:table-row table:style-name="ro1">
          <table:table-cell office:value-type="float" office:value="37000">
            <text:p>37000</text:p>
          </table:table-cell>
          <table:table-cell table:formula="of:=[.A82]*LN([.A82])" office:value-type="float" office:value="389190.908090175">
            <text:p>389190,908090175</text:p>
          </table:table-cell>
          <table:table-cell table:formula="of:=[.A82]^2" office:value-type="float" office:value="1369000000">
            <text:p>1369000000</text:p>
          </table:table-cell>
          <table:table-cell table:number-columns-repeated="6"/>
          <table:table-cell office:value-type="float" office:value="2.171">
            <text:p>2,171</text:p>
          </table:table-cell>
          <table:table-cell table:number-columns-repeated="10"/>
        </table:table-row>
        <table:table-row table:style-name="ro1">
          <table:table-cell office:value-type="float" office:value="38000">
            <text:p>38000</text:p>
          </table:table-cell>
          <table:table-cell table:formula="of:=[.A83]*LN([.A83])" office:value-type="float" office:value="400722.974670924">
            <text:p>400722,974670924</text:p>
          </table:table-cell>
          <table:table-cell table:formula="of:=[.A83]^2" office:value-type="float" office:value="1444000000">
            <text:p>1444000000</text:p>
          </table:table-cell>
          <table:table-cell table:number-columns-repeated="2"/>
          <table:table-cell office:value-type="float" office:value="0.109">
            <text:p>0,109</text:p>
          </table:table-cell>
          <table:table-cell/>
          <table:table-cell office:value-type="float" office:value="0.218">
            <text:p>0,218</text:p>
          </table:table-cell>
          <table:table-cell/>
          <table:table-cell office:value-type="float" office:value="6.156">
            <text:p>6,156</text:p>
          </table:table-cell>
          <table:table-cell table:number-columns-repeated="10"/>
        </table:table-row>
        <table:table-row table:style-name="ro1">
          <table:table-cell office:value-type="float" office:value="39000">
            <text:p>39000</text:p>
          </table:table-cell>
          <table:table-cell table:formula="of:=[.A84]*LN([.A84])" office:value-type="float" office:value="412281.36007936">
            <text:p>412281,36007936</text:p>
          </table:table-cell>
          <table:table-cell table:formula="of:=[.A84]^2" office:value-type="float" office:value="1521000000">
            <text:p>1521000000</text:p>
          </table:table-cell>
          <table:table-cell table:number-columns-repeated="2"/>
          <table:table-cell office:value-type="float" office:value="0.453">
            <text:p>0,453</text:p>
          </table:table-cell>
          <table:table-cell/>
          <table:table-cell office:value-type="float" office:value="0.938">
            <text:p>0,938</text:p>
          </table:table-cell>
          <table:table-cell table:number-columns-repeated="2"/>
          <table:table-cell>
            <draw:frame table:end-cell-address="Arkusz1.R104" table:end-x="1.676cm" table:end-y="0.397cm" draw:z-index="8" draw:style-name="gr1" draw:text-style-name="P1" svg:width="16.955cm" svg:height="9.014cm" svg:x="0.528cm" svg:y="0.416cm">
              <draw:object draw:notify-on-update-of-ranges="Arkusz1.E78:Arkusz1.E81 Arkusz1.E75:Arkusz1.E75 Arkusz1.H83:Arkusz1.H86 Arkusz1.G78:Arkusz1.G81 Arkusz1.F75:Arkusz1.F75 Arkusz1.J80:Arkusz1.J83 Arkusz1.A52:Arkusz1.A153 Arkusz1.C50:Arkusz1.C50 Arkusz1.C52:Arkusz1.C153 Arkusz1.A52:Arkusz1.A153 Arkusz1.A50:Arkusz1.A50 Arkusz1.A52:Arkusz1.A153 Arkusz1.A52:Arkusz1.A153 Arkusz1.B50:Arkusz1.B50 Arkusz1.B52:Arkusz1.B15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40000">
            <text:p>40000</text:p>
          </table:table-cell>
          <table:table-cell table:formula="of:=[.A85]*LN([.A85])" office:value-type="float" office:value="423865.389323843">
            <text:p>423865,389323843</text:p>
          </table:table-cell>
          <table:table-cell table:formula="of:=[.A85]^2" office:value-type="float" office:value="1600000000">
            <text:p>1600000000</text:p>
          </table:table-cell>
          <table:table-cell table:number-columns-repeated="2"/>
          <table:table-cell office:value-type="float" office:value="1.829">
            <text:p>1,829</text:p>
          </table:table-cell>
          <table:table-cell/>
          <table:table-cell office:value-type="float" office:value="2.094">
            <text:p>2,094</text:p>
          </table:table-cell>
          <table:table-cell table:number-columns-repeated="12"/>
        </table:table-row>
        <table:table-row table:style-name="ro1">
          <table:table-cell office:value-type="float" office:value="41000">
            <text:p>41000</text:p>
          </table:table-cell>
          <table:table-cell table:formula="of:=[.A86]*LN([.A86])" office:value-type="float" office:value="435474.421173144">
            <text:p>435474,421173144</text:p>
          </table:table-cell>
          <table:table-cell table:formula="of:=[.A86]^2" office:value-type="float" office:value="1681000000">
            <text:p>1681000000</text:p>
          </table:table-cell>
          <table:table-cell table:number-columns-repeated="2"/>
          <table:table-cell office:value-type="float" office:value="4.14">
            <text:p>4,14</text:p>
          </table:table-cell>
          <table:table-cell/>
          <table:table-cell office:value-type="float" office:value="5.828">
            <text:p>5,828</text:p>
          </table:table-cell>
          <table:table-cell table:number-columns-repeated="12"/>
        </table:table-row>
        <table:table-row table:style-name="ro1">
          <table:table-cell office:value-type="float" office:value="42000">
            <text:p>42000</text:p>
          </table:table-cell>
          <table:table-cell table:formula="of:=[.A87]*LN([.A87])" office:value-type="float" office:value="447107.845685151">
            <text:p>447107,845685151</text:p>
          </table:table-cell>
          <table:table-cell table:formula="of:=[.A87]^2" office:value-type="float" office:value="1764000000">
            <text:p>1764000000</text:p>
          </table:table-cell>
          <table:table-cell table:number-columns-repeated="17"/>
        </table:table-row>
        <table:table-row table:style-name="ro1">
          <table:table-cell office:value-type="float" office:value="43000">
            <text:p>43000</text:p>
          </table:table-cell>
          <table:table-cell table:formula="of:=[.A88]*LN([.A88])" office:value-type="float" office:value="458765.081971055">
            <text:p>458765,081971055</text:p>
          </table:table-cell>
          <table:table-cell table:formula="of:=[.A88]^2" office:value-type="float" office:value="1849000000">
            <text:p>1849000000</text:p>
          </table:table-cell>
          <table:table-cell table:number-columns-repeated="17"/>
        </table:table-row>
        <table:table-row table:style-name="ro1">
          <table:table-cell office:value-type="float" office:value="44000">
            <text:p>44000</text:p>
          </table:table-cell>
          <table:table-cell table:formula="of:=[.A89]*LN([.A89])" office:value-type="float" office:value="470445.576167618">
            <text:p>470445,576167618</text:p>
          </table:table-cell>
          <table:table-cell table:formula="of:=[.A89]^2" office:value-type="float" office:value="1936000000">
            <text:p>1936000000</text:p>
          </table:table-cell>
          <table:table-cell table:number-columns-repeated="17"/>
        </table:table-row>
        <table:table-row table:style-name="ro1">
          <table:table-cell office:value-type="float" office:value="45000">
            <text:p>45000</text:p>
          </table:table-cell>
          <table:table-cell table:formula="of:=[.A90]*LN([.A90])" office:value-type="float" office:value="482148.799593861">
            <text:p>482148,799593861</text:p>
          </table:table-cell>
          <table:table-cell table:formula="of:=[.A90]^2" office:value-type="float" office:value="2025000000">
            <text:p>2025000000</text:p>
          </table:table-cell>
          <table:table-cell table:number-columns-repeated="17"/>
        </table:table-row>
        <table:table-row table:style-name="ro1">
          <table:table-cell office:value-type="float" office:value="46000">
            <text:p>46000</text:p>
          </table:table-cell>
          <table:table-cell table:formula="of:=[.A91]*LN([.A91])" office:value-type="float" office:value="493874.247071677">
            <text:p>493874,247071677</text:p>
          </table:table-cell>
          <table:table-cell table:formula="of:=[.A91]^2" office:value-type="float" office:value="2116000000">
            <text:p>2116000000</text:p>
          </table:table-cell>
          <table:table-cell table:number-columns-repeated="17"/>
        </table:table-row>
        <table:table-row table:style-name="ro1">
          <table:table-cell office:value-type="float" office:value="47000">
            <text:p>47000</text:p>
          </table:table-cell>
          <table:table-cell table:formula="of:=[.A92]*LN([.A92])" office:value-type="float" office:value="505621.435392533">
            <text:p>505621,435392533</text:p>
          </table:table-cell>
          <table:table-cell table:formula="of:=[.A92]^2" office:value-type="float" office:value="2209000000">
            <text:p>2209000000</text:p>
          </table:table-cell>
          <table:table-cell table:number-columns-repeated="17"/>
        </table:table-row>
        <table:table-row table:style-name="ro1">
          <table:table-cell office:value-type="float" office:value="48000">
            <text:p>48000</text:p>
          </table:table-cell>
          <table:table-cell table:formula="of:=[.A93]*LN([.A93])" office:value-type="float" office:value="517389.901914721">
            <text:p>517389,901914721</text:p>
          </table:table-cell>
          <table:table-cell table:formula="of:=[.A93]^2" office:value-type="float" office:value="2304000000">
            <text:p>2304000000</text:p>
          </table:table-cell>
          <table:table-cell table:number-columns-repeated="17"/>
        </table:table-row>
        <table:table-row table:style-name="ro1">
          <table:table-cell office:value-type="float" office:value="49000">
            <text:p>49000</text:p>
          </table:table-cell>
          <table:table-cell table:formula="of:=[.A94]*LN([.A94])" office:value-type="float" office:value="529179.203277545">
            <text:p>529179,203277545</text:p>
          </table:table-cell>
          <table:table-cell table:formula="of:=[.A94]^2" office:value-type="float" office:value="2401000000">
            <text:p>2401000000</text:p>
          </table:table-cell>
          <table:table-cell table:number-columns-repeated="17"/>
        </table:table-row>
        <table:table-row table:style-name="ro1">
          <table:table-cell office:value-type="float" office:value="50000">
            <text:p>50000</text:p>
          </table:table-cell>
          <table:table-cell table:formula="of:=[.A95]*LN([.A95])" office:value-type="float" office:value="540988.914220514">
            <text:p>540988,914220514</text:p>
          </table:table-cell>
          <table:table-cell table:formula="of:=[.A95]^2" office:value-type="float" office:value="2500000000">
            <text:p>2500000000</text:p>
          </table:table-cell>
          <table:table-cell table:number-columns-repeated="17"/>
        </table:table-row>
        <table:table-row table:style-name="ro1">
          <table:table-cell office:value-type="float" office:value="51000">
            <text:p>51000</text:p>
          </table:table-cell>
          <table:table-cell table:formula="of:=[.A96]*LN([.A96])" office:value-type="float" office:value="552818.62649703">
            <text:p>552818,62649703</text:p>
          </table:table-cell>
          <table:table-cell table:formula="of:=[.A96]^2" office:value-type="float" office:value="2601000000">
            <text:p>2601000000</text:p>
          </table:table-cell>
          <table:table-cell table:number-columns-repeated="17"/>
        </table:table-row>
        <table:table-row table:style-name="ro1">
          <table:table-cell office:value-type="float" office:value="52000">
            <text:p>52000</text:p>
          </table:table-cell>
          <table:table-cell table:formula="of:=[.A97]*LN([.A97])" office:value-type="float" office:value="564667.947873305">
            <text:p>564667,947873305</text:p>
          </table:table-cell>
          <table:table-cell table:formula="of:=[.A97]^2" office:value-type="float" office:value="2704000000">
            <text:p>2704000000</text:p>
          </table:table-cell>
          <table:table-cell table:number-columns-repeated="17"/>
        </table:table-row>
        <table:table-row table:style-name="ro1">
          <table:table-cell office:value-type="float" office:value="53000">
            <text:p>53000</text:p>
          </table:table-cell>
          <table:table-cell table:formula="of:=[.A98]*LN([.A98])" office:value-type="float" office:value="576536.501204316">
            <text:p>576536,501204316</text:p>
          </table:table-cell>
          <table:table-cell table:formula="of:=[.A98]^2" office:value-type="float" office:value="2809000000">
            <text:p>2809000000</text:p>
          </table:table-cell>
          <table:table-cell table:number-columns-repeated="17"/>
        </table:table-row>
        <table:table-row table:style-name="ro1">
          <table:table-cell office:value-type="float" office:value="54000">
            <text:p>54000</text:p>
          </table:table-cell>
          <table:table-cell table:formula="of:=[.A99]*LN([.A99])" office:value-type="float" office:value="588423.923579506">
            <text:p>588423,923579506</text:p>
          </table:table-cell>
          <table:table-cell table:formula="of:=[.A99]^2" office:value-type="float" office:value="2916000000">
            <text:p>2916000000</text:p>
          </table:table-cell>
          <table:table-cell table:number-columns-repeated="17"/>
        </table:table-row>
        <table:table-row table:style-name="ro1">
          <table:table-cell office:value-type="float" office:value="55000">
            <text:p>55000</text:p>
          </table:table-cell>
          <table:table-cell table:formula="of:=[.A100]*LN([.A100])" office:value-type="float" office:value="600329.865531803">
            <text:p>600329,865531803</text:p>
          </table:table-cell>
          <table:table-cell table:formula="of:=[.A100]^2" office:value-type="float" office:value="3025000000">
            <text:p>3025000000</text:p>
          </table:table-cell>
          <table:table-cell table:number-columns-repeated="17"/>
        </table:table-row>
        <table:table-row table:style-name="ro1">
          <table:table-cell office:value-type="float" office:value="56000">
            <text:p>56000</text:p>
          </table:table-cell>
          <table:table-cell table:formula="of:=[.A101]*LN([.A101])" office:value-type="float" office:value="612253.990304168">
            <text:p>612253,990304168</text:p>
          </table:table-cell>
          <table:table-cell table:formula="of:=[.A101]^2" office:value-type="float" office:value="3136000000">
            <text:p>3136000000</text:p>
          </table:table-cell>
          <table:table-cell table:number-columns-repeated="17"/>
        </table:table-row>
        <table:table-row table:style-name="ro1">
          <table:table-cell office:value-type="float" office:value="57000">
            <text:p>57000</text:p>
          </table:table-cell>
          <table:table-cell table:formula="of:=[.A102]*LN([.A102])" office:value-type="float" office:value="624195.973168551">
            <text:p>624195,973168551</text:p>
          </table:table-cell>
          <table:table-cell table:formula="of:=[.A102]^2" office:value-type="float" office:value="3249000000">
            <text:p>3249000000</text:p>
          </table:table-cell>
          <table:table-cell table:number-columns-repeated="17"/>
        </table:table-row>
        <table:table-row table:style-name="ro1">
          <table:table-cell office:value-type="float" office:value="58000">
            <text:p>58000</text:p>
          </table:table-cell>
          <table:table-cell table:formula="of:=[.A103]*LN([.A103])" office:value-type="float" office:value="636155.500792656">
            <text:p>636155,500792656</text:p>
          </table:table-cell>
          <table:table-cell table:formula="of:=[.A103]^2" office:value-type="float" office:value="3364000000">
            <text:p>3364000000</text:p>
          </table:table-cell>
          <table:table-cell table:number-columns-repeated="17"/>
        </table:table-row>
        <table:table-row table:style-name="ro1">
          <table:table-cell office:value-type="float" office:value="59000">
            <text:p>59000</text:p>
          </table:table-cell>
          <table:table-cell table:formula="of:=[.A104]*LN([.A104])" office:value-type="float" office:value="648132.270650383">
            <text:p>648132,270650383</text:p>
          </table:table-cell>
          <table:table-cell table:formula="of:=[.A104]^2" office:value-type="float" office:value="3481000000">
            <text:p>3481000000</text:p>
          </table:table-cell>
          <table:table-cell table:number-columns-repeated="17"/>
        </table:table-row>
        <table:table-row table:style-name="ro1">
          <table:table-cell office:value-type="float" office:value="60000">
            <text:p>60000</text:p>
          </table:table-cell>
          <table:table-cell table:formula="of:=[.A105]*LN([.A105])" office:value-type="float" office:value="660125.990472254">
            <text:p>660125,990472254</text:p>
          </table:table-cell>
          <table:table-cell table:formula="of:=[.A105]^2" office:value-type="float" office:value="3600000000">
            <text:p>3600000000</text:p>
          </table:table-cell>
          <table:table-cell table:number-columns-repeated="17"/>
        </table:table-row>
        <table:table-row table:style-name="ro1">
          <table:table-cell office:value-type="float" office:value="61000">
            <text:p>61000</text:p>
          </table:table-cell>
          <table:table-cell table:formula="of:=[.A106]*LN([.A106])" office:value-type="float" office:value="672136.377732482">
            <text:p>672136,377732482</text:p>
          </table:table-cell>
          <table:table-cell table:formula="of:=[.A106]^2" office:value-type="float" office:value="3721000000">
            <text:p>3721000000</text:p>
          </table:table-cell>
          <table:table-cell table:number-columns-repeated="17"/>
        </table:table-row>
        <table:table-row table:style-name="ro1">
          <table:table-cell office:value-type="float" office:value="62000">
            <text:p>62000</text:p>
          </table:table-cell>
          <table:table-cell table:formula="of:=[.A107]*LN([.A107])" office:value-type="float" office:value="684163.159169688">
            <text:p>684163,159169688</text:p>
          </table:table-cell>
          <table:table-cell table:formula="of:=[.A107]^2" office:value-type="float" office:value="3844000000">
            <text:p>3844000000</text:p>
          </table:table-cell>
          <table:table-cell table:number-columns-repeated="17"/>
        </table:table-row>
        <table:table-row table:style-name="ro1">
          <table:table-cell office:value-type="float" office:value="63000">
            <text:p>63000</text:p>
          </table:table-cell>
          <table:table-cell table:formula="of:=[.A108]*LN([.A108])" office:value-type="float" office:value="696206.070338541">
            <text:p>696206,070338541</text:p>
          </table:table-cell>
          <table:table-cell table:formula="of:=[.A108]^2" office:value-type="float" office:value="3969000000">
            <text:p>3969000000</text:p>
          </table:table-cell>
          <table:table-cell table:number-columns-repeated="17"/>
        </table:table-row>
        <table:table-row table:style-name="ro1">
          <table:table-cell office:value-type="float" office:value="64000">
            <text:p>64000</text:p>
          </table:table-cell>
          <table:table-cell table:formula="of:=[.A109]*LN([.A109])" office:value-type="float" office:value="708264.855189876">
            <text:p>708264,855189876</text:p>
          </table:table-cell>
          <table:table-cell table:formula="of:=[.A109]^2" office:value-type="float" office:value="4096000000">
            <text:p>4096000000</text:p>
          </table:table-cell>
          <table:table-cell table:number-columns-repeated="17"/>
        </table:table-row>
        <table:table-row table:style-name="ro1">
          <table:table-cell office:value-type="float" office:value="65000">
            <text:p>65000</text:p>
          </table:table-cell>
          <table:table-cell table:formula="of:=[.A110]*LN([.A110])" office:value-type="float" office:value="720339.265677055">
            <text:p>720339,265677055</text:p>
          </table:table-cell>
          <table:table-cell table:formula="of:=[.A110]^2" office:value-type="float" office:value="4225000000">
            <text:p>4225000000</text:p>
          </table:table-cell>
          <table:table-cell table:number-columns-repeated="17"/>
        </table:table-row>
        <table:table-row table:style-name="ro1">
          <table:table-cell office:value-type="float" office:value="66000">
            <text:p>66000</text:p>
          </table:table-cell>
          <table:table-cell table:formula="of:=[.A111]*LN([.A111])" office:value-type="float" office:value="732429.061386565">
            <text:p>732429,061386565</text:p>
          </table:table-cell>
          <table:table-cell table:formula="of:=[.A111]^2" office:value-type="float" office:value="4356000000">
            <text:p>4356000000</text:p>
          </table:table-cell>
          <table:table-cell table:number-columns-repeated="17"/>
        </table:table-row>
        <table:table-row table:style-name="ro1">
          <table:table-cell office:value-type="float" office:value="67000">
            <text:p>67000</text:p>
          </table:table-cell>
          <table:table-cell table:formula="of:=[.A112]*LN([.A112])" office:value-type="float" office:value="744534.009190998">
            <text:p>744534,009190998</text:p>
          </table:table-cell>
          <table:table-cell table:formula="of:=[.A112]^2" office:value-type="float" office:value="4489000000">
            <text:p>4489000000</text:p>
          </table:table-cell>
          <table:table-cell table:number-columns-repeated="17"/>
        </table:table-row>
        <table:table-row table:style-name="ro1">
          <table:table-cell office:value-type="float" office:value="68000">
            <text:p>68000</text:p>
          </table:table-cell>
          <table:table-cell table:formula="of:=[.A113]*LN([.A113])" office:value-type="float" office:value="756653.882922761">
            <text:p>756653,882922761</text:p>
          </table:table-cell>
          <table:table-cell table:formula="of:=[.A113]^2" office:value-type="float" office:value="4624000000">
            <text:p>4624000000</text:p>
          </table:table-cell>
          <table:table-cell table:number-columns-repeated="17"/>
        </table:table-row>
        <table:table-row table:style-name="ro1">
          <table:table-cell office:value-type="float" office:value="69000">
            <text:p>69000</text:p>
          </table:table-cell>
          <table:table-cell table:formula="of:=[.A114]*LN([.A114])" office:value-type="float" office:value="768788.463066978">
            <text:p>768788,463066978</text:p>
          </table:table-cell>
          <table:table-cell table:formula="of:=[.A114]^2" office:value-type="float" office:value="4761000000">
            <text:p>4761000000</text:p>
          </table:table-cell>
          <table:table-cell table:number-columns-repeated="17"/>
        </table:table-row>
        <table:table-row table:style-name="ro1">
          <table:table-cell office:value-type="float" office:value="70000">
            <text:p>70000</text:p>
          </table:table-cell>
          <table:table-cell table:formula="of:=[.A115]*LN([.A115])" office:value-type="float" office:value="780937.536472205">
            <text:p>780937,536472205</text:p>
          </table:table-cell>
          <table:table-cell table:formula="of:=[.A115]^2" office:value-type="float" office:value="4900000000">
            <text:p>4900000000</text:p>
          </table:table-cell>
          <table:table-cell table:number-columns-repeated="17"/>
        </table:table-row>
        <table:table-row table:style-name="ro1">
          <table:table-cell office:value-type="float" office:value="71000">
            <text:p>71000</text:p>
          </table:table-cell>
          <table:table-cell table:formula="of:=[.A116]*LN([.A116])" office:value-type="float" office:value="793100.896077665">
            <text:p>793100,896077665</text:p>
          </table:table-cell>
          <table:table-cell table:formula="of:=[.A116]^2" office:value-type="float" office:value="5041000000">
            <text:p>5041000000</text:p>
          </table:table-cell>
          <table:table-cell table:number-columns-repeated="17"/>
        </table:table-row>
        <table:table-row table:style-name="ro1">
          <table:table-cell office:value-type="float" office:value="72000">
            <text:p>72000</text:p>
          </table:table-cell>
          <table:table-cell table:formula="of:=[.A117]*LN([.A117])" office:value-type="float" office:value="805278.34065587">
            <text:p>805278,34065587</text:p>
          </table:table-cell>
          <table:table-cell table:formula="of:=[.A117]^2" office:value-type="float" office:value="5184000000">
            <text:p>5184000000</text:p>
          </table:table-cell>
          <table:table-cell table:number-columns-repeated="17"/>
        </table:table-row>
        <table:table-row table:style-name="ro1">
          <table:table-cell office:value-type="float" office:value="73000">
            <text:p>73000</text:p>
          </table:table-cell>
          <table:table-cell table:formula="of:=[.A118]*LN([.A118])" office:value-type="float" office:value="817469.674569529">
            <text:p>817469,674569529</text:p>
          </table:table-cell>
          <table:table-cell table:formula="of:=[.A118]^2" office:value-type="float" office:value="5329000000">
            <text:p>5329000000</text:p>
          </table:table-cell>
          <table:table-cell table:number-columns-repeated="17"/>
        </table:table-row>
        <table:table-row table:style-name="ro1">
          <table:table-cell office:value-type="float" office:value="74000">
            <text:p>74000</text:p>
          </table:table-cell>
          <table:table-cell table:formula="of:=[.A119]*LN([.A119])" office:value-type="float" office:value="829674.707541787">
            <text:p>829674,707541787</text:p>
          </table:table-cell>
          <table:table-cell table:formula="of:=[.A119]^2" office:value-type="float" office:value="5476000000">
            <text:p>5476000000</text:p>
          </table:table-cell>
          <table:table-cell table:number-columns-repeated="17"/>
        </table:table-row>
        <table:table-row table:style-name="ro1">
          <table:table-cell office:value-type="float" office:value="75000">
            <text:p>75000</text:p>
          </table:table-cell>
          <table:table-cell table:formula="of:=[.A120]*LN([.A120])" office:value-type="float" office:value="841893.254438883">
            <text:p>841893,254438883</text:p>
          </table:table-cell>
          <table:table-cell table:formula="of:=[.A120]^2" office:value-type="float" office:value="5625000000">
            <text:p>5625000000</text:p>
          </table:table-cell>
          <table:table-cell table:number-columns-repeated="17"/>
        </table:table-row>
        <table:table-row table:style-name="ro1">
          <table:table-cell office:value-type="float" office:value="76000">
            <text:p>76000</text:p>
          </table:table-cell>
          <table:table-cell table:formula="of:=[.A121]*LN([.A121])" office:value-type="float" office:value="854125.135064404">
            <text:p>854125,135064404</text:p>
          </table:table-cell>
          <table:table-cell table:formula="of:=[.A121]^2" office:value-type="float" office:value="5776000000">
            <text:p>5776000000</text:p>
          </table:table-cell>
          <table:table-cell table:number-columns-repeated="17"/>
        </table:table-row>
        <table:table-row table:style-name="ro1">
          <table:table-cell office:value-type="float" office:value="77000">
            <text:p>77000</text:p>
          </table:table-cell>
          <table:table-cell table:formula="of:=[.A122]*LN([.A122])" office:value-type="float" office:value="866370.173964358">
            <text:p>866370,173964358</text:p>
          </table:table-cell>
          <table:table-cell table:formula="of:=[.A122]^2" office:value-type="float" office:value="5929000000">
            <text:p>5929000000</text:p>
          </table:table-cell>
          <table:table-cell table:number-columns-repeated="17"/>
        </table:table-row>
        <table:table-row table:style-name="ro1">
          <table:table-cell office:value-type="float" office:value="78000">
            <text:p>78000</text:p>
          </table:table-cell>
          <table:table-cell table:formula="of:=[.A123]*LN([.A123])" office:value-type="float" office:value="878628.200242395">
            <text:p>878628,200242395</text:p>
          </table:table-cell>
          <table:table-cell table:formula="of:=[.A123]^2" office:value-type="float" office:value="6084000000">
            <text:p>6084000000</text:p>
          </table:table-cell>
          <table:table-cell table:number-columns-repeated="17"/>
        </table:table-row>
        <table:table-row table:style-name="ro1">
          <table:table-cell office:value-type="float" office:value="79000">
            <text:p>79000</text:p>
          </table:table-cell>
          <table:table-cell table:formula="of:=[.A124]*LN([.A124])" office:value-type="float" office:value="890899.047384484">
            <text:p>890899,047384484</text:p>
          </table:table-cell>
          <table:table-cell table:formula="of:=[.A124]^2" office:value-type="float" office:value="6241000000">
            <text:p>6241000000</text:p>
          </table:table-cell>
          <table:table-cell table:number-columns-repeated="17"/>
        </table:table-row>
        <table:table-row table:style-name="ro1">
          <table:table-cell office:value-type="float" office:value="80000">
            <text:p>80000</text:p>
          </table:table-cell>
          <table:table-cell table:formula="of:=[.A125]*LN([.A125])" office:value-type="float" office:value="903182.553092482">
            <text:p>903182,553092482</text:p>
          </table:table-cell>
          <table:table-cell table:formula="of:=[.A125]^2" office:value-type="float" office:value="6400000000">
            <text:p>6400000000</text:p>
          </table:table-cell>
          <table:table-cell table:number-columns-repeated="17"/>
        </table:table-row>
        <table:table-row table:style-name="ro1">
          <table:table-cell office:value-type="float" office:value="81000">
            <text:p>81000</text:p>
          </table:table-cell>
          <table:table-cell table:formula="of:=[.A126]*LN([.A126])" office:value-type="float" office:value="915478.559126021">
            <text:p>915478,559126021</text:p>
          </table:table-cell>
          <table:table-cell table:formula="of:=[.A126]^2" office:value-type="float" office:value="6561000000">
            <text:p>6561000000</text:p>
          </table:table-cell>
          <table:table-cell table:number-columns-repeated="17"/>
        </table:table-row>
        <table:table-row table:style-name="ro1">
          <table:table-cell office:value-type="float" office:value="82000">
            <text:p>82000</text:p>
          </table:table-cell>
          <table:table-cell table:formula="of:=[.A127]*LN([.A127])" office:value-type="float" office:value="927786.911152204">
            <text:p>927786,911152204</text:p>
          </table:table-cell>
          <table:table-cell table:formula="of:=[.A127]^2" office:value-type="float" office:value="6724000000">
            <text:p>6724000000</text:p>
          </table:table-cell>
          <table:table-cell table:number-columns-repeated="17"/>
        </table:table-row>
        <table:table-row table:style-name="ro1">
          <table:table-cell office:value-type="float" office:value="83000">
            <text:p>83000</text:p>
          </table:table-cell>
          <table:table-cell table:formula="of:=[.A128]*LN([.A128])" office:value-type="float" office:value="940107.458602635">
            <text:p>940107,458602635</text:p>
          </table:table-cell>
          <table:table-cell table:formula="of:=[.A128]^2" office:value-type="float" office:value="6889000000">
            <text:p>6889000000</text:p>
          </table:table-cell>
          <table:table-cell table:number-columns-repeated="17"/>
        </table:table-row>
        <table:table-row table:style-name="ro1">
          <table:table-cell office:value-type="float" office:value="84000">
            <text:p>84000</text:p>
          </table:table-cell>
          <table:table-cell table:formula="of:=[.A129]*LN([.A129])" office:value-type="float" office:value="952440.054537338">
            <text:p>952440,054537338</text:p>
          </table:table-cell>
          <table:table-cell table:formula="of:=[.A129]^2" office:value-type="float" office:value="7056000000">
            <text:p>7056000000</text:p>
          </table:table-cell>
          <table:table-cell table:number-columns-repeated="17"/>
        </table:table-row>
        <table:table-row table:style-name="ro1">
          <table:table-cell office:value-type="float" office:value="85000">
            <text:p>85000</text:p>
          </table:table-cell>
          <table:table-cell table:formula="of:=[.A130]*LN([.A130])" office:value-type="float" office:value="964784.555515159">
            <text:p>964784,555515159</text:p>
          </table:table-cell>
          <table:table-cell table:formula="of:=[.A130]^2" office:value-type="float" office:value="7225000000">
            <text:p>7225000000</text:p>
          </table:table-cell>
          <table:table-cell table:number-columns-repeated="17"/>
        </table:table-row>
        <table:table-row table:style-name="ro1">
          <table:table-cell office:value-type="float" office:value="86000">
            <text:p>86000</text:p>
          </table:table-cell>
          <table:table-cell table:formula="of:=[.A131]*LN([.A131])" office:value-type="float" office:value="977140.821470265">
            <text:p>977140,821470265</text:p>
          </table:table-cell>
          <table:table-cell table:formula="of:=[.A131]^2" office:value-type="float" office:value="7396000000">
            <text:p>7396000000</text:p>
          </table:table-cell>
          <table:table-cell table:number-columns-repeated="17"/>
        </table:table-row>
        <table:table-row table:style-name="ro1">
          <table:table-cell office:value-type="float" office:value="87000">
            <text:p>87000</text:p>
          </table:table-cell>
          <table:table-cell table:formula="of:=[.A132]*LN([.A132])" office:value-type="float" office:value="989508.715594395">
            <text:p>989508,715594395</text:p>
          </table:table-cell>
          <table:table-cell table:formula="of:=[.A132]^2" office:value-type="float" office:value="7569000000">
            <text:p>7569000000</text:p>
          </table:table-cell>
          <table:table-cell table:number-columns-repeated="17"/>
        </table:table-row>
        <table:table-row table:style-name="ro1">
          <table:table-cell office:value-type="float" office:value="88000">
            <text:p>88000</text:p>
          </table:table-cell>
          <table:table-cell table:formula="of:=[.A133]*LN([.A133])" office:value-type="float" office:value="1001888.10422451">
            <text:p>1001888,10422451</text:p>
          </table:table-cell>
          <table:table-cell table:formula="of:=[.A133]^2" office:value-type="float" office:value="7744000000">
            <text:p>7744000000</text:p>
          </table:table-cell>
          <table:table-cell table:number-columns-repeated="17"/>
        </table:table-row>
        <table:table-row table:style-name="ro1">
          <table:table-cell office:value-type="float" office:value="89000">
            <text:p>89000</text:p>
          </table:table-cell>
          <table:table-cell table:formula="of:=[.A134]*LN([.A134])" office:value-type="float" office:value="1014278.85673557">
            <text:p>1014278,85673557</text:p>
          </table:table-cell>
          <table:table-cell table:formula="of:=[.A134]^2" office:value-type="float" office:value="7921000000">
            <text:p>7921000000</text:p>
          </table:table-cell>
          <table:table-cell table:number-columns-repeated="17"/>
        </table:table-row>
        <table:table-row table:style-name="ro1">
          <table:table-cell office:value-type="float" office:value="90000">
            <text:p>90000</text:p>
          </table:table-cell>
          <table:table-cell table:formula="of:=[.A135]*LN([.A135])" office:value-type="float" office:value="1026680.84543812">
            <text:p>1026680,84543812</text:p>
          </table:table-cell>
          <table:table-cell table:formula="of:=[.A135]^2" office:value-type="float" office:value="8100000000">
            <text:p>8100000000</text:p>
          </table:table-cell>
          <table:table-cell table:number-columns-repeated="17"/>
        </table:table-row>
        <table:table-row table:style-name="ro1">
          <table:table-cell office:value-type="float" office:value="91000">
            <text:p>91000</text:p>
          </table:table-cell>
          <table:table-cell table:formula="of:=[.A136]*LN([.A136])" office:value-type="float" office:value="1039093.94548041">
            <text:p>1039093,94548041</text:p>
          </table:table-cell>
          <table:table-cell table:formula="of:=[.A136]^2" office:value-type="float" office:value="8281000000">
            <text:p>8281000000</text:p>
          </table:table-cell>
          <table:table-cell table:number-columns-repeated="17"/>
        </table:table-row>
        <table:table-row table:style-name="ro1">
          <table:table-cell office:value-type="float" office:value="92000">
            <text:p>92000</text:p>
          </table:table-cell>
          <table:table-cell table:formula="of:=[.A137]*LN([.A137])" office:value-type="float" office:value="1051518.03475487">
            <text:p>1051518,03475487</text:p>
          </table:table-cell>
          <table:table-cell table:formula="of:=[.A137]^2" office:value-type="float" office:value="8464000000">
            <text:p>8464000000</text:p>
          </table:table-cell>
          <table:table-cell table:number-columns-repeated="17"/>
        </table:table-row>
        <table:table-row table:style-name="ro1">
          <table:table-cell office:value-type="float" office:value="93000">
            <text:p>93000</text:p>
          </table:table-cell>
          <table:table-cell table:formula="of:=[.A138]*LN([.A138])" office:value-type="float" office:value="1063952.99380859">
            <text:p>1063952,99380859</text:p>
          </table:table-cell>
          <table:table-cell table:formula="of:=[.A138]^2" office:value-type="float" office:value="8649000000">
            <text:p>8649000000</text:p>
          </table:table-cell>
          <table:table-cell table:number-columns-repeated="17"/>
        </table:table-row>
        <table:table-row table:style-name="ro1">
          <table:table-cell office:value-type="float" office:value="94000">
            <text:p>94000</text:p>
          </table:table-cell>
          <table:table-cell table:formula="of:=[.A139]*LN([.A139])" office:value-type="float" office:value="1076398.7057577">
            <text:p>1076398,7057577</text:p>
          </table:table-cell>
          <table:table-cell table:formula="of:=[.A139]^2" office:value-type="float" office:value="8836000000">
            <text:p>8836000000</text:p>
          </table:table-cell>
          <table:table-cell table:number-columns-repeated="17"/>
        </table:table-row>
        <table:table-row table:style-name="ro1">
          <table:table-cell office:value-type="float" office:value="95000">
            <text:p>95000</text:p>
          </table:table-cell>
          <table:table-cell table:formula="of:=[.A140]*LN([.A140])" office:value-type="float" office:value="1088855.05620535">
            <text:p>1088855,05620535</text:p>
          </table:table-cell>
          <table:table-cell table:formula="of:=[.A140]^2" office:value-type="float" office:value="9025000000">
            <text:p>9025000000</text:p>
          </table:table-cell>
          <table:table-cell table:number-columns-repeated="17"/>
        </table:table-row>
        <table:table-row table:style-name="ro1">
          <table:table-cell office:value-type="float" office:value="96000">
            <text:p>96000</text:p>
          </table:table-cell>
          <table:table-cell table:formula="of:=[.A141]*LN([.A141])" office:value-type="float" office:value="1101321.9331632">
            <text:p>1101321,9331632</text:p>
          </table:table-cell>
          <table:table-cell table:formula="of:=[.A141]^2" office:value-type="float" office:value="9216000000">
            <text:p>9216000000</text:p>
          </table:table-cell>
          <table:table-cell table:number-columns-repeated="17"/>
        </table:table-row>
        <table:table-row table:style-name="ro1">
          <table:table-cell office:value-type="float" office:value="97000">
            <text:p>97000</text:p>
          </table:table-cell>
          <table:table-cell table:formula="of:=[.A142]*LN([.A142])" office:value-type="float" office:value="1113799.2269761">
            <text:p>1113799,2269761</text:p>
          </table:table-cell>
          <table:table-cell table:formula="of:=[.A142]^2" office:value-type="float" office:value="9409000000">
            <text:p>9409000000</text:p>
          </table:table-cell>
          <table:table-cell table:number-columns-repeated="17"/>
        </table:table-row>
        <table:table-row table:style-name="ro1">
          <table:table-cell office:value-type="float" office:value="98000">
            <text:p>98000</text:p>
          </table:table-cell>
          <table:table-cell table:formula="of:=[.A143]*LN([.A143])" office:value-type="float" office:value="1126286.83024997">
            <text:p>1126286,83024997</text:p>
          </table:table-cell>
          <table:table-cell table:formula="of:=[.A143]^2" office:value-type="float" office:value="9604000000">
            <text:p>9604000000</text:p>
          </table:table-cell>
          <table:table-cell table:number-columns-repeated="17"/>
        </table:table-row>
        <table:table-row table:style-name="ro1">
          <table:table-cell office:value-type="float" office:value="99000">
            <text:p>99000</text:p>
          </table:table-cell>
          <table:table-cell table:formula="of:=[.A144]*LN([.A144])" office:value-type="float" office:value="1138784.63778256">
            <text:p>1138784,63778256</text:p>
          </table:table-cell>
          <table:table-cell table:formula="of:=[.A144]^2" office:value-type="float" office:value="9801000000">
            <text:p>9801000000</text:p>
          </table:table-cell>
          <table:table-cell table:number-columns-repeated="17"/>
        </table:table-row>
        <table:table-row table:style-name="ro1">
          <table:table-cell office:value-type="float" office:value="100000">
            <text:p>100000</text:p>
          </table:table-cell>
          <table:table-cell table:formula="of:=[.A145]*LN([.A145])" office:value-type="float" office:value="1151292.54649702">
            <text:p>1151292,54649702</text:p>
          </table:table-cell>
          <table:table-cell table:formula="of:=[.A145]^2" office:value-type="float" office:value="10000000000">
            <text:p>10000000000</text:p>
          </table:table-cell>
          <table:table-cell table:number-columns-repeated="17"/>
        </table:table-row>
        <table:table-row table:style-name="ro1">
          <table:table-cell office:value-type="float" office:value="101000">
            <text:p>101000</text:p>
          </table:table-cell>
          <table:table-cell table:formula="of:=[.A146]*LN([.A146])" office:value-type="float" office:value="1163810.45537816">
            <text:p>1163810,45537816</text:p>
          </table:table-cell>
          <table:table-cell table:formula="of:=[.A146]^2" office:value-type="float" office:value="10201000000">
            <text:p>10201000000</text:p>
          </table:table-cell>
          <table:table-cell table:number-columns-repeated="17"/>
        </table:table-row>
        <table:table-row table:style-name="ro1">
          <table:table-cell office:value-type="float" office:value="102000">
            <text:p>102000</text:p>
          </table:table-cell>
          <table:table-cell table:formula="of:=[.A147]*LN([.A147])" office:value-type="float" office:value="1176338.26541117">
            <text:p>1176338,26541117</text:p>
          </table:table-cell>
          <table:table-cell table:formula="of:=[.A147]^2" office:value-type="float" office:value="10404000000">
            <text:p>10404000000</text:p>
          </table:table-cell>
          <table:table-cell table:number-columns-repeated="17"/>
        </table:table-row>
        <table:table-row table:style-name="ro1">
          <table:table-cell office:value-type="float" office:value="103000">
            <text:p>103000</text:p>
          </table:table-cell>
          <table:table-cell table:formula="of:=[.A148]*LN([.A148])" office:value-type="float" office:value="1188875.87952281">
            <text:p>1188875,87952281</text:p>
          </table:table-cell>
          <table:table-cell table:formula="of:=[.A148]^2" office:value-type="float" office:value="10609000000">
            <text:p>10609000000</text:p>
          </table:table-cell>
          <table:table-cell table:number-columns-repeated="17"/>
        </table:table-row>
        <table:table-row table:style-name="ro1">
          <table:table-cell office:value-type="float" office:value="104000">
            <text:p>104000</text:p>
          </table:table-cell>
          <table:table-cell table:formula="of:=[.A149]*LN([.A149])" office:value-type="float" office:value="1201423.20252485">
            <text:p>1201423,20252485</text:p>
          </table:table-cell>
          <table:table-cell table:formula="of:=[.A149]^2" office:value-type="float" office:value="10816000000">
            <text:p>10816000000</text:p>
          </table:table-cell>
          <table:table-cell table:number-columns-repeated="17"/>
        </table:table-row>
        <table:table-row table:style-name="ro1">
          <table:table-cell office:value-type="float" office:value="105000">
            <text:p>105000</text:p>
          </table:table-cell>
          <table:table-cell table:formula="of:=[.A150]*LN([.A150])" office:value-type="float" office:value="1213980.14105966">
            <text:p>1213980,14105966</text:p>
          </table:table-cell>
          <table:table-cell table:formula="of:=[.A150]^2" office:value-type="float" office:value="11025000000">
            <text:p>11025000000</text:p>
          </table:table-cell>
          <table:table-cell table:number-columns-repeated="17"/>
        </table:table-row>
        <table:table-row table:style-name="ro1">
          <table:table-cell office:value-type="float" office:value="106000">
            <text:p>106000</text:p>
          </table:table-cell>
          <table:table-cell table:formula="of:=[.A151]*LN([.A151])" office:value-type="float" office:value="1226546.60354799">
            <text:p>1226546,60354799</text:p>
          </table:table-cell>
          <table:table-cell table:formula="of:=[.A151]^2" office:value-type="float" office:value="11236000000">
            <text:p>11236000000</text:p>
          </table:table-cell>
          <table:table-cell table:number-columns-repeated="17"/>
        </table:table-row>
        <table:table-row table:style-name="ro1">
          <table:table-cell office:value-type="float" office:value="107000">
            <text:p>107000</text:p>
          </table:table-cell>
          <table:table-cell table:formula="of:=[.A152]*LN([.A152])" office:value-type="float" office:value="1239122.50013851">
            <text:p>1239122,50013851</text:p>
          </table:table-cell>
          <table:table-cell table:formula="of:=[.A152]^2" office:value-type="float" office:value="11449000000">
            <text:p>11449000000</text:p>
          </table:table-cell>
          <table:table-cell table:number-columns-repeated="17"/>
        </table:table-row>
        <table:table-row table:style-name="ro1">
          <table:table-cell office:value-type="float" office:value="108000">
            <text:p>108000</text:p>
          </table:table-cell>
          <table:table-cell table:formula="of:=[.A153]*LN([.A153])" office:value-type="float" office:value="1251707.74265949">
            <text:p>1251707,74265949</text:p>
          </table:table-cell>
          <table:table-cell table:formula="of:=[.A153]^2" office:value-type="float" office:value="11664000000">
            <text:p>11664000000</text:p>
          </table:table-cell>
          <table:table-cell table:number-columns-repeated="17"/>
        </table:table-row>
        <table:table-row table:style-name="ro1">
          <table:table-cell office:value-type="float" office:value="109000">
            <text:p>109000</text:p>
          </table:table-cell>
          <table:table-cell table:formula="of:=[.A154]*LN([.A154])" office:value-type="float" office:value="1264302.24457203">
            <text:p>1264302,24457203</text:p>
          </table:table-cell>
          <table:table-cell table:formula="of:=[.A154]^2" office:value-type="float" office:value="11881000000">
            <text:p>11881000000</text:p>
          </table:table-cell>
          <table:table-cell table:number-columns-repeated="17"/>
        </table:table-row>
        <table:table-row table:style-name="ro1">
          <table:table-cell office:value-type="float" office:value="110000">
            <text:p>110000</text:p>
          </table:table-cell>
          <table:table-cell table:formula="of:=[.A155]*LN([.A155])" office:value-type="float" office:value="1276905.9209252">
            <text:p>1276905,9209252</text:p>
          </table:table-cell>
          <table:table-cell table:formula="of:=[.A155]^2" office:value-type="float" office:value="12100000000">
            <text:p>12100000000</text:p>
          </table:table-cell>
          <table:table-cell table:number-columns-repeated="17"/>
        </table:table-row>
        <table:table-row table:style-name="ro1">
          <table:table-cell office:value-type="float" office:value="111000">
            <text:p>111000</text:p>
          </table:table-cell>
          <table:table-cell table:formula="of:=[.A156]*LN([.A156])" office:value-type="float" office:value="1289518.68831269">
            <text:p>1289518,68831269</text:p>
          </table:table-cell>
          <table:table-cell table:formula="of:=[.A156]^2" office:value-type="float" office:value="12321000000">
            <text:p>12321000000</text:p>
          </table:table-cell>
          <table:table-cell table:number-columns-repeated="17"/>
        </table:table-row>
        <table:table-row table:style-name="ro1">
          <table:table-cell office:value-type="float" office:value="112000">
            <text:p>112000</text:p>
          </table:table-cell>
          <table:table-cell table:formula="of:=[.A157]*LN([.A157])" office:value-type="float" office:value="1302140.46483105">
            <text:p>1302140,46483105</text:p>
          </table:table-cell>
          <table:table-cell table:formula="of:=[.A157]^2" office:value-type="float" office:value="12544000000">
            <text:p>12544000000</text:p>
          </table:table-cell>
          <table:table-cell table:number-columns-repeated="17"/>
        </table:table-row>
        <table:table-row table:style-name="ro1">
          <table:table-cell office:value-type="float" office:value="113000">
            <text:p>113000</text:p>
          </table:table-cell>
          <table:table-cell table:formula="of:=[.A158]*LN([.A158])" office:value-type="float" office:value="1314771.17003948">
            <text:p>1314771,17003948</text:p>
          </table:table-cell>
          <table:table-cell table:formula="of:=[.A158]^2" office:value-type="float" office:value="12769000000">
            <text:p>12769000000</text:p>
          </table:table-cell>
          <table:table-cell table:number-columns-repeated="17"/>
        </table:table-row>
        <table:table-row table:style-name="ro1">
          <table:table-cell office:value-type="float" office:value="114000">
            <text:p>114000</text:p>
          </table:table-cell>
          <table:table-cell table:formula="of:=[.A159]*LN([.A159])" office:value-type="float" office:value="1327410.72492094">
            <text:p>1327410,72492094</text:p>
          </table:table-cell>
          <table:table-cell table:formula="of:=[.A159]^2" office:value-type="float" office:value="12996000000">
            <text:p>12996000000</text:p>
          </table:table-cell>
          <table:table-cell table:number-columns-repeated="17"/>
        </table:table-row>
        <table:table-row table:style-name="ro1">
          <table:table-cell office:value-type="float" office:value="115000">
            <text:p>115000</text:p>
          </table:table-cell>
          <table:table-cell table:formula="of:=[.A160]*LN([.A160])" office:value-type="float" office:value="1340059.05184472">
            <text:p>1340059,05184472</text:p>
          </table:table-cell>
          <table:table-cell table:formula="of:=[.A160]^2" office:value-type="float" office:value="13225000000">
            <text:p>13225000000</text:p>
          </table:table-cell>
          <table:table-cell table:number-columns-repeated="17"/>
        </table:table-row>
        <table:table-row table:style-name="ro1">
          <table:table-cell office:value-type="float" office:value="116000">
            <text:p>116000</text:p>
          </table:table-cell>
          <table:table-cell table:formula="of:=[.A161]*LN([.A161])" office:value-type="float" office:value="1352716.07453027">
            <text:p>1352716,07453027</text:p>
          </table:table-cell>
          <table:table-cell table:formula="of:=[.A161]^2" office:value-type="float" office:value="13456000000">
            <text:p>13456000000</text:p>
          </table:table-cell>
          <table:table-cell table:number-columns-repeated="17"/>
        </table:table-row>
        <table:table-row table:style-name="ro1">
          <table:table-cell office:value-type="float" office:value="117000">
            <text:p>117000</text:p>
          </table:table-cell>
          <table:table-cell table:formula="of:=[.A162]*LN([.A162])" office:value-type="float" office:value="1365381.71801225">
            <text:p>1365381,71801225</text:p>
          </table:table-cell>
          <table:table-cell table:formula="of:=[.A162]^2" office:value-type="float" office:value="13689000000">
            <text:p>13689000000</text:p>
          </table:table-cell>
          <table:table-cell table:number-columns-repeated="17"/>
        </table:table-row>
        <table:table-row table:style-name="ro1">
          <table:table-cell office:value-type="float" office:value="118000">
            <text:p>118000</text:p>
          </table:table-cell>
          <table:table-cell table:formula="of:=[.A163]*LN([.A163])" office:value-type="float" office:value="1378055.90860684">
            <text:p>1378055,90860684</text:p>
          </table:table-cell>
          <table:table-cell table:formula="of:=[.A163]^2" office:value-type="float" office:value="13924000000">
            <text:p>13924000000</text:p>
          </table:table-cell>
          <table:table-cell table:number-columns-repeated="17"/>
        </table:table-row>
        <table:table-row table:style-name="ro1">
          <table:table-cell office:value-type="float" office:value="119000">
            <text:p>119000</text:p>
          </table:table-cell>
          <table:table-cell table:formula="of:=[.A164]*LN([.A164])" office:value-type="float" office:value="1390738.57387915">
            <text:p>1390738,57387915</text:p>
          </table:table-cell>
          <table:table-cell table:formula="of:=[.A164]^2" office:value-type="float" office:value="14161000000">
            <text:p>14161000000</text:p>
          </table:table-cell>
          <table:table-cell table:number-columns-repeated="17"/>
        </table:table-row>
        <table:table-row table:style-name="ro1">
          <table:table-cell office:value-type="float" office:value="120000">
            <text:p>120000</text:p>
          </table:table-cell>
          <table:table-cell table:formula="of:=[.A165]*LN([.A165])" office:value-type="float" office:value="1403429.6426117">
            <text:p>1403429,6426117</text:p>
          </table:table-cell>
          <table:table-cell table:formula="of:=[.A165]^2" office:value-type="float" office:value="14400000000">
            <text:p>14400000000</text:p>
          </table:table-cell>
          <table:table-cell table:number-columns-repeated="17"/>
        </table:table-row>
        <table:table-row table:style-name="ro1">
          <table:table-cell office:value-type="float" office:value="121000">
            <text:p>121000</text:p>
          </table:table-cell>
          <table:table-cell table:formula="of:=[.A166]*LN([.A166])" office:value-type="float" office:value="1416129.04477404">
            <text:p>1416129,04477404</text:p>
          </table:table-cell>
          <table:table-cell table:formula="of:=[.A166]^2" office:value-type="float" office:value="14641000000">
            <text:p>14641000000</text:p>
          </table:table-cell>
          <table:table-cell table:number-columns-repeated="17"/>
        </table:table-row>
        <table:table-row table:style-name="ro1">
          <table:table-cell office:value-type="float" office:value="122000">
            <text:p>122000</text:p>
          </table:table-cell>
          <table:table-cell table:formula="of:=[.A167]*LN([.A167])" office:value-type="float" office:value="1428836.71149328">
            <text:p>1428836,71149328</text:p>
          </table:table-cell>
          <table:table-cell table:formula="of:=[.A167]^2" office:value-type="float" office:value="14884000000">
            <text:p>14884000000</text:p>
          </table:table-cell>
          <table:table-cell table:number-columns-repeated="17"/>
        </table:table-row>
        <table:table-row table:style-name="ro1">
          <table:table-cell office:value-type="float" office:value="123000">
            <text:p>123000</text:p>
          </table:table-cell>
          <table:table-cell table:formula="of:=[.A168]*LN([.A168])" office:value-type="float" office:value="1441552.57502561">
            <text:p>1441552,57502561</text:p>
          </table:table-cell>
          <table:table-cell table:formula="of:=[.A168]^2" office:value-type="float" office:value="15129000000">
            <text:p>15129000000</text:p>
          </table:table-cell>
          <table:table-cell table:number-columns-repeated="17"/>
        </table:table-row>
        <table:table-row table:style-name="ro1">
          <table:table-cell office:value-type="float" office:value="124000">
            <text:p>124000</text:p>
          </table:table-cell>
          <table:table-cell table:formula="of:=[.A169]*LN([.A169])" office:value-type="float" office:value="1454276.56872881">
            <text:p>1454276,56872881</text:p>
          </table:table-cell>
          <table:table-cell table:formula="of:=[.A169]^2" office:value-type="float" office:value="15376000000">
            <text:p>15376000000</text:p>
          </table:table-cell>
          <table:table-cell table:number-columns-repeated="17"/>
        </table:table-row>
        <table:table-row table:style-name="ro1">
          <table:table-cell office:value-type="float" office:value="125000">
            <text:p>125000</text:p>
          </table:table-cell>
          <table:table-cell table:formula="of:=[.A170]*LN([.A170])" office:value-type="float" office:value="1467008.62703555">
            <text:p>1467008,62703555</text:p>
          </table:table-cell>
          <table:table-cell table:formula="of:=[.A170]^2" office:value-type="float" office:value="15625000000">
            <text:p>15625000000</text:p>
          </table:table-cell>
          <table:table-cell table:number-columns-repeated="17"/>
        </table:table-row>
        <table:table-row table:style-name="ro1">
          <table:table-cell office:value-type="float" office:value="126000">
            <text:p>126000</text:p>
          </table:table-cell>
          <table:table-cell table:formula="of:=[.A171]*LN([.A171])" office:value-type="float" office:value="1479748.68542764">
            <text:p>1479748,68542764</text:p>
          </table:table-cell>
          <table:table-cell table:formula="of:=[.A171]^2" office:value-type="float" office:value="15876000000">
            <text:p>15876000000</text:p>
          </table:table-cell>
          <table:table-cell table:number-columns-repeated="17"/>
        </table:table-row>
        <table:table-row table:style-name="ro1">
          <table:table-cell office:value-type="float" office:value="127000">
            <text:p>127000</text:p>
          </table:table-cell>
          <table:table-cell table:formula="of:=[.A172]*LN([.A172])" office:value-type="float" office:value="1492496.68041097">
            <text:p>1492496,68041097</text:p>
          </table:table-cell>
          <table:table-cell table:formula="of:=[.A172]^2" office:value-type="float" office:value="16129000000">
            <text:p>16129000000</text:p>
          </table:table-cell>
          <table:table-cell table:number-columns-repeated="17"/>
        </table:table-row>
        <table:table-row table:style-name="ro1">
          <table:table-cell office:value-type="float" office:value="128000">
            <text:p>128000</text:p>
          </table:table-cell>
          <table:table-cell table:formula="of:=[.A173]*LN([.A173])" office:value-type="float" office:value="1505252.54949142">
            <text:p>1505252,54949142</text:p>
          </table:table-cell>
          <table:table-cell table:formula="of:=[.A173]^2" office:value-type="float" office:value="16384000000">
            <text:p>16384000000</text:p>
          </table:table-cell>
          <table:table-cell table:number-columns-repeated="17"/>
        </table:table-row>
        <table:table-row table:style-name="ro1">
          <table:table-cell office:value-type="float" office:value="129000">
            <text:p>129000</text:p>
          </table:table-cell>
          <table:table-cell table:formula="of:=[.A174]*LN([.A174])" office:value-type="float" office:value="1518016.23115135">
            <text:p>1518016,23115135</text:p>
          </table:table-cell>
          <table:table-cell table:formula="of:=[.A174]^2" office:value-type="float" office:value="16641000000">
            <text:p>16641000000</text:p>
          </table:table-cell>
          <table:table-cell table:number-columns-repeated="17"/>
        </table:table-row>
        <table:table-row table:style-name="ro1">
          <table:table-cell office:value-type="float" office:value="130000">
            <text:p>130000</text:p>
          </table:table-cell>
          <table:table-cell table:formula="of:=[.A175]*LN([.A175])" office:value-type="float" office:value="1530787.6648269">
            <text:p>1530787,6648269</text:p>
          </table:table-cell>
          <table:table-cell table:formula="of:=[.A175]^2" office:value-type="float" office:value="16900000000">
            <text:p>16900000000</text:p>
          </table:table-cell>
          <table:table-cell table:number-columns-repeated="17"/>
        </table:table-row>
        <table:table-row table:style-name="ro1">
          <table:table-cell office:value-type="float" office:value="131000">
            <text:p>131000</text:p>
          </table:table-cell>
          <table:table-cell table:formula="of:=[.A176]*LN([.A176])" office:value-type="float" office:value="1543566.79088601">
            <text:p>1543566,79088601</text:p>
          </table:table-cell>
          <table:table-cell table:formula="of:=[.A176]^2" office:value-type="float" office:value="17161000000">
            <text:p>17161000000</text:p>
          </table:table-cell>
          <table:table-cell table:number-columns-repeated="17"/>
        </table:table-row>
        <table:table-row table:style-name="ro1">
          <table:table-cell office:value-type="float" office:value="132000">
            <text:p>132000</text:p>
          </table:table-cell>
          <table:table-cell table:formula="of:=[.A177]*LN([.A177])" office:value-type="float" office:value="1556353.55060704">
            <text:p>1556353,55060704</text:p>
          </table:table-cell>
          <table:table-cell table:formula="of:=[.A177]^2" office:value-type="float" office:value="17424000000">
            <text:p>17424000000</text:p>
          </table:table-cell>
          <table:table-cell table:number-columns-repeated="17"/>
        </table:table-row>
        <table:table-row table:style-name="ro1">
          <table:table-cell office:value-type="float" office:value="133000">
            <text:p>133000</text:p>
          </table:table-cell>
          <table:table-cell table:formula="of:=[.A178]*LN([.A178])" office:value-type="float" office:value="1569147.88615812">
            <text:p>1569147,88615812</text:p>
          </table:table-cell>
          <table:table-cell table:formula="of:=[.A178]^2" office:value-type="float" office:value="17689000000">
            <text:p>17689000000</text:p>
          </table:table-cell>
          <table:table-cell table:number-columns-repeated="17"/>
        </table:table-row>
        <table:table-row table:style-name="ro1">
          <table:table-cell office:value-type="float" office:value="134000">
            <text:p>134000</text:p>
          </table:table-cell>
          <table:table-cell table:formula="of:=[.A179]*LN([.A179])" office:value-type="float" office:value="1581949.74057703">
            <text:p>1581949,74057703</text:p>
          </table:table-cell>
          <table:table-cell table:formula="of:=[.A179]^2" office:value-type="float" office:value="17956000000">
            <text:p>17956000000</text:p>
          </table:table-cell>
          <table:table-cell table:number-columns-repeated="17"/>
        </table:table-row>
        <table:table-row table:style-name="ro1">
          <table:table-cell office:value-type="float" office:value="135000">
            <text:p>135000</text:p>
          </table:table-cell>
          <table:table-cell table:formula="of:=[.A180]*LN([.A180])" office:value-type="float" office:value="1594759.05775178">
            <text:p>1594759,05775178</text:p>
          </table:table-cell>
          <table:table-cell table:formula="of:=[.A180]^2" office:value-type="float" office:value="18225000000">
            <text:p>18225000000</text:p>
          </table:table-cell>
          <table:table-cell table:number-columns-repeated="17"/>
        </table:table-row>
        <table:table-row table:style-name="ro1">
          <table:table-cell office:value-type="float" office:value="136000">
            <text:p>136000</text:p>
          </table:table-cell>
          <table:table-cell table:formula="of:=[.A181]*LN([.A181])" office:value-type="float" office:value="1607575.78240167">
            <text:p>1607575,78240167</text:p>
          </table:table-cell>
          <table:table-cell table:formula="of:=[.A181]^2" office:value-type="float" office:value="18496000000">
            <text:p>18496000000</text:p>
          </table:table-cell>
          <table:table-cell table:number-columns-repeated="17"/>
        </table:table-row>
        <table:table-row table:style-name="ro1">
          <table:table-cell office:value-type="float" office:value="137000">
            <text:p>137000</text:p>
          </table:table-cell>
          <table:table-cell table:formula="of:=[.A182]*LN([.A182])" office:value-type="float" office:value="1620399.86005901">
            <text:p>1620399,86005901</text:p>
          </table:table-cell>
          <table:table-cell table:formula="of:=[.A182]^2" office:value-type="float" office:value="18769000000">
            <text:p>18769000000</text:p>
          </table:table-cell>
          <table:table-cell table:number-columns-repeated="17"/>
        </table:table-row>
        <table:table-row table:style-name="ro1">
          <table:table-cell office:value-type="float" office:value="138000">
            <text:p>138000</text:p>
          </table:table-cell>
          <table:table-cell table:formula="of:=[.A183]*LN([.A183])" office:value-type="float" office:value="1633231.23705123">
            <text:p>1633231,23705123</text:p>
          </table:table-cell>
          <table:table-cell table:formula="of:=[.A183]^2" office:value-type="float" office:value="19044000000">
            <text:p>19044000000</text:p>
          </table:table-cell>
          <table:table-cell table:number-columns-repeated="17"/>
        </table:table-row>
        <table:table-row table:style-name="ro1">
          <table:table-cell office:value-type="float" office:value="139000">
            <text:p>139000</text:p>
          </table:table-cell>
          <table:table-cell table:formula="of:=[.A184]*LN([.A184])" office:value-type="float" office:value="1646069.86048368">
            <text:p>1646069,86048368</text:p>
          </table:table-cell>
          <table:table-cell table:formula="of:=[.A184]^2" office:value-type="float" office:value="19321000000">
            <text:p>19321000000</text:p>
          </table:table-cell>
          <table:table-cell table:number-columns-repeated="17"/>
        </table:table-row>
        <table:table-row table:style-name="ro1">
          <table:table-cell office:value-type="float" office:value="140000">
            <text:p>140000</text:p>
          </table:table-cell>
          <table:table-cell table:formula="of:=[.A185]*LN([.A185])" office:value-type="float" office:value="1658915.6782228">
            <text:p>1658915,6782228</text:p>
          </table:table-cell>
          <table:table-cell table:formula="of:=[.A185]^2" office:value-type="float" office:value="19600000000">
            <text:p>19600000000</text:p>
          </table:table-cell>
          <table:table-cell table:number-columns-repeated="17"/>
        </table:table-row>
        <table:table-row table:style-name="ro1">
          <table:table-cell office:value-type="float" office:value="141000">
            <text:p>141000</text:p>
          </table:table-cell>
          <table:table-cell table:formula="of:=[.A186]*LN([.A186])" office:value-type="float" office:value="1671768.6388798">
            <text:p>1671768,6388798</text:p>
          </table:table-cell>
          <table:table-cell table:formula="of:=[.A186]^2" office:value-type="float" office:value="19881000000">
            <text:p>19881000000</text:p>
          </table:table-cell>
          <table:table-cell table:number-columns-repeated="17"/>
        </table:table-row>
        <table:table-row table:style-name="ro1">
          <table:table-cell office:value-type="float" office:value="142000">
            <text:p>142000</text:p>
          </table:table-cell>
          <table:table-cell table:formula="of:=[.A187]*LN([.A187])" office:value-type="float" office:value="1684628.69179484">
            <text:p>1684628,69179484</text:p>
          </table:table-cell>
          <table:table-cell table:formula="of:=[.A187]^2" office:value-type="float" office:value="20164000000">
            <text:p>20164000000</text:p>
          </table:table-cell>
          <table:table-cell table:number-columns-repeated="17"/>
        </table:table-row>
        <table:table-row table:style-name="ro1">
          <table:table-cell office:value-type="float" office:value="143000">
            <text:p>143000</text:p>
          </table:table-cell>
          <table:table-cell table:formula="of:=[.A188]*LN([.A188])" office:value-type="float" office:value="1697495.78702161">
            <text:p>1697495,78702161</text:p>
          </table:table-cell>
          <table:table-cell table:formula="of:=[.A188]^2" office:value-type="float" office:value="20449000000">
            <text:p>20449000000</text:p>
          </table:table-cell>
          <table:table-cell table:number-columns-repeated="17"/>
        </table:table-row>
        <table:table-row table:style-name="ro1">
          <table:table-cell office:value-type="float" office:value="144000">
            <text:p>144000</text:p>
          </table:table-cell>
          <table:table-cell table:formula="of:=[.A189]*LN([.A189])" office:value-type="float" office:value="1710369.87531237">
            <text:p>1710369,87531237</text:p>
          </table:table-cell>
          <table:table-cell table:formula="of:=[.A189]^2" office:value-type="float" office:value="20736000000">
            <text:p>20736000000</text:p>
          </table:table-cell>
          <table:table-cell table:number-columns-repeated="17"/>
        </table:table-row>
        <table:table-row table:style-name="ro1">
          <table:table-cell office:value-type="float" office:value="145000">
            <text:p>145000</text:p>
          </table:table-cell>
          <table:table-cell table:formula="of:=[.A190]*LN([.A190])" office:value-type="float" office:value="1723250.90810339">
            <text:p>1723250,90810339</text:p>
          </table:table-cell>
          <table:table-cell table:formula="of:=[.A190]^2" office:value-type="float" office:value="21025000000">
            <text:p>21025000000</text:p>
          </table:table-cell>
          <table:table-cell table:number-columns-repeated="17"/>
        </table:table-row>
        <table:table-row table:style-name="ro1">
          <table:table-cell office:value-type="float" office:value="146000">
            <text:p>146000</text:p>
          </table:table-cell>
          <table:table-cell table:formula="of:=[.A191]*LN([.A191])" office:value-type="float" office:value="1736138.83750081">
            <text:p>1736138,83750081</text:p>
          </table:table-cell>
          <table:table-cell table:formula="of:=[.A191]^2" office:value-type="float" office:value="21316000000">
            <text:p>21316000000</text:p>
          </table:table-cell>
          <table:table-cell table:number-columns-repeated="17"/>
        </table:table-row>
        <table:table-row table:style-name="ro1">
          <table:table-cell office:value-type="float" office:value="147000">
            <text:p>147000</text:p>
          </table:table-cell>
          <table:table-cell table:formula="of:=[.A192]*LN([.A192])" office:value-type="float" office:value="1749033.61626685">
            <text:p>1749033,61626685</text:p>
          </table:table-cell>
          <table:table-cell table:formula="of:=[.A192]^2" office:value-type="float" office:value="21609000000">
            <text:p>21609000000</text:p>
          </table:table-cell>
          <table:table-cell table:number-columns-repeated="17"/>
        </table:table-row>
        <table:table-row table:style-name="ro1">
          <table:table-cell office:value-type="float" office:value="148000">
            <text:p>148000</text:p>
          </table:table-cell>
          <table:table-cell table:formula="of:=[.A193]*LN([.A193])" office:value-type="float" office:value="1761935.19780645">
            <text:p>1761935,19780645</text:p>
          </table:table-cell>
          <table:table-cell table:formula="of:=[.A193]^2" office:value-type="float" office:value="21904000000">
            <text:p>21904000000</text:p>
          </table:table-cell>
          <table:table-cell table:number-columns-repeated="17"/>
        </table:table-row>
        <table:table-row table:style-name="ro1">
          <table:table-cell office:value-type="float" office:value="149000">
            <text:p>149000</text:p>
          </table:table-cell>
          <table:table-cell table:formula="of:=[.A194]*LN([.A194])" office:value-type="float" office:value="1774843.53615421">
            <text:p>1774843,53615421</text:p>
          </table:table-cell>
          <table:table-cell table:formula="of:=[.A194]^2" office:value-type="float" office:value="22201000000">
            <text:p>22201000000</text:p>
          </table:table-cell>
          <table:table-cell table:number-columns-repeated="17"/>
        </table:table-row>
        <table:table-row table:style-name="ro1">
          <table:table-cell office:value-type="float" office:value="150000">
            <text:p>150000</text:p>
          </table:table-cell>
          <table:table-cell table:formula="of:=[.A195]*LN([.A195])" office:value-type="float" office:value="1787758.58596176">
            <text:p>1787758,58596176</text:p>
          </table:table-cell>
          <table:table-cell table:formula="of:=[.A195]^2" office:value-type="float" office:value="22500000000">
            <text:p>22500000000</text:p>
          </table:table-cell>
          <table:table-cell table:number-columns-repeated="17"/>
        </table:table-row>
        <table:table-row table:style-name="ro1">
          <table:table-cell office:value-type="float" office:value="151000">
            <text:p>151000</text:p>
          </table:table-cell>
          <table:table-cell table:formula="of:=[.A196]*LN([.A196])" office:value-type="float" office:value="1800680.30248536">
            <text:p>1800680,30248536</text:p>
          </table:table-cell>
          <table:table-cell table:formula="of:=[.A196]^2" office:value-type="float" office:value="22801000000">
            <text:p>22801000000</text:p>
          </table:table-cell>
          <table:table-cell table:number-columns-repeated="17"/>
        </table:table-row>
        <table:table-row table:style-name="ro1">
          <table:table-cell office:value-type="float" office:value="152000">
            <text:p>152000</text:p>
          </table:table-cell>
          <table:table-cell table:formula="of:=[.A197]*LN([.A197])" office:value-type="float" office:value="1813608.64157392">
            <text:p>1813608,64157392</text:p>
          </table:table-cell>
          <table:table-cell table:formula="of:=[.A197]^2" office:value-type="float" office:value="23104000000">
            <text:p>23104000000</text:p>
          </table:table-cell>
          <table:table-cell table:number-columns-repeated="17"/>
        </table:table-row>
        <table:table-row table:style-name="ro1">
          <table:table-cell office:value-type="float" office:value="153000">
            <text:p>153000</text:p>
          </table:table-cell>
          <table:table-cell table:formula="of:=[.A198]*LN([.A198])" office:value-type="float" office:value="1826543.55965731">
            <text:p>1826543,55965731</text:p>
          </table:table-cell>
          <table:table-cell table:formula="of:=[.A198]^2" office:value-type="float" office:value="23409000000">
            <text:p>23409000000</text:p>
          </table:table-cell>
          <table:table-cell table:number-columns-repeated="17"/>
        </table:table-row>
        <table:table-row table:style-name="ro1">
          <table:table-cell office:value-type="float" office:value="154000">
            <text:p>154000</text:p>
          </table:table-cell>
          <table:table-cell table:formula="of:=[.A199]*LN([.A199])" office:value-type="float" office:value="1839485.01373495">
            <text:p>1839485,01373495</text:p>
          </table:table-cell>
          <table:table-cell table:formula="of:=[.A199]^2" office:value-type="float" office:value="23716000000">
            <text:p>23716000000</text:p>
          </table:table-cell>
          <table:table-cell table:number-columns-repeated="17"/>
        </table:table-row>
        <table:table-row table:style-name="ro1">
          <table:table-cell office:value-type="float" office:value="155000">
            <text:p>155000</text:p>
          </table:table-cell>
          <table:table-cell table:formula="of:=[.A200]*LN([.A200])" office:value-type="float" office:value="1852432.96136471">
            <text:p>1852432,96136471</text:p>
          </table:table-cell>
          <table:table-cell table:formula="of:=[.A200]^2" office:value-type="float" office:value="24025000000">
            <text:p>24025000000</text:p>
          </table:table-cell>
          <table:table-cell table:number-columns-repeated="17"/>
        </table:table-row>
        <table:table-row table:style-name="ro1">
          <table:table-cell office:value-type="float" office:value="156000">
            <text:p>156000</text:p>
          </table:table-cell>
          <table:table-cell table:formula="of:=[.A201]*LN([.A201])" office:value-type="float" office:value="1865387.36065214">
            <text:p>1865387,36065214</text:p>
          </table:table-cell>
          <table:table-cell table:formula="of:=[.A201]^2" office:value-type="float" office:value="24336000000">
            <text:p>24336000000</text:p>
          </table:table-cell>
          <table:table-cell table:number-columns-repeated="17"/>
        </table:table-row>
        <table:table-row table:style-name="ro1">
          <table:table-cell office:value-type="float" office:value="157000">
            <text:p>157000</text:p>
          </table:table-cell>
          <table:table-cell table:formula="of:=[.A202]*LN([.A202])" office:value-type="float" office:value="1878348.17023988">
            <text:p>1878348,17023988</text:p>
          </table:table-cell>
          <table:table-cell table:formula="of:=[.A202]^2" office:value-type="float" office:value="24649000000">
            <text:p>24649000000</text:p>
          </table:table-cell>
          <table:table-cell table:number-columns-repeated="17"/>
        </table:table-row>
        <table:table-row table:style-name="ro1">
          <table:table-cell office:value-type="float" office:value="158000">
            <text:p>158000</text:p>
          </table:table-cell>
          <table:table-cell table:formula="of:=[.A203]*LN([.A203])" office:value-type="float" office:value="1891315.34929744">
            <text:p>1891315,34929744</text:p>
          </table:table-cell>
          <table:table-cell table:formula="of:=[.A203]^2" office:value-type="float" office:value="24964000000">
            <text:p>24964000000</text:p>
          </table:table-cell>
          <table:table-cell table:number-columns-repeated="17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A42:Arkusz1.E4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3" number:min-integer-digits="1" number:grouping="true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31.03.2014</text:date>, <text:time>01:37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22:27:05</meta:creation-date>
    <dc:date>2014-03-31T01:37:58.92</dc:date>
    <meta:editing-duration>PT15H31M41S</meta:editing-duration>
    <meta:editing-cycles>10</meta:editing-cycles>
    <meta:generator>OpenOffice.org/3.4.1$Win32 OpenOffice.org_project/341m1$Build-9593</meta:generator>
    <meta:document-statistic meta:table-count="3" meta:cell-count="81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>
        <chart:symbol-image xlink:href="Pictures/2000000D000000DF000000DF72E38375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regression-type="linear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61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8.997cm" xlink:href=".." xlink:type="simple" chart:class="chart:scatter" chart:style-name="ch1">
        <chart:title svg:x="6.23cm" svg:y="0.315cm" chart:style-name="ch2">
          <text:p>Kolejka (szybsza)</text:p>
        </chart:title>
        <chart:plot-area chart:style-name="ch3" table:cell-range-address="Arkusz1.G2:Arkusz1.G19 Arkusz1.K2:Arkusz1.K19" svg:x="0.77cm" svg:y="1.54cm" svg:width="14.604cm" svg:height="6.766cm">
          <chartooo:coordinate-region svg:x="1.391cm" svg:y="1.752cm" svg:width="13.24cm" svg:height="5.8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K2:Arkusz1.K19" chart:class="chart:scatter">
            <chart:domain table:cell-range-address="Arkusz1.G2:Arkusz1.G19"/>
            <chart:regression-curve chart:style-name="ch7">
              <chart:equation chart:style-name="ch8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Arkusz1.G2:Arkusz1.G19</svg:desc>
                </draw:g>
              </table:table-cell>
              <table:table-cell office:value-type="float" office:value="0.047">
                <text:p>0.047</text:p>
                <draw:g>
                  <svg:desc>Arkusz1.K2:Arkusz1.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">
                <text:p>500000</text:p>
              </table:table-cell>
              <table:table-cell office:value-type="float" office:value="0.234666666666667">
                <text:p>0.234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1.98966666666667">
                <text:p>1.989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6.755">
                <text:p>6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">
                <text:p>5000000</text:p>
              </table:table-cell>
              <table:table-cell office:value-type="float" office:value="6.672">
                <text:p>6.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  <table:table-cell office:value-type="float" office:value="13.9533333333333">
                <text:p>13.95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13.8023333333333">
                <text:p>13.802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power">
        <chart:symbol-image xlink:href="Pictures/2000000D000000DF000000DF72E38375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diamond" chart:symbol-width="0.1cm" chart:symbol-height="0.1cm" chart:regression-type="power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61"/>
    <style:style style:name="ch10" style:family="chart">
      <style:chart-properties chart:solid-type="cuboid" chart:symbol-type="named-symbol" chart:symbol-name="diamond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scatter" chart:style-name="ch1">
        <chart:title svg:x="6.045cm" svg:y="0.315cm" chart:style-name="ch2">
          <text:p>Kolejka (wolniejsza)</text:p>
        </chart:title>
        <chart:plot-area chart:style-name="ch3" table:cell-range-address="Arkusz1.A7:Arkusz1.A19 Arkusz1.B21:Arkusz1.B21 Arkusz1.E7:Arkusz1.E19" chart:data-source-has-labels="row" svg:x="0.013cm" svg:y="0.832cm" svg:width="15.265cm" svg:height="7.546cm">
          <chartooo:coordinate-region svg:x="1.296cm" svg:y="1.044cm" svg:width="13.425cm" svg:height="6.6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E7:Arkusz1.E19" chart:label-cell-address="Arkusz1.B21:Arkusz1.B21" chart:class="chart:scatter">
            <chart:domain table:cell-range-address="Arkusz1.A7:Arkusz1.A19"/>
            <chart:regression-curve chart:style-name="ch8">
              <chart:equation svg:x="1.353cm" svg:y="1.044cm" chart:style-name="ch9"/>
            </chart:regression-curve>
            <chart:data-point chart:repeated="8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  <draw:g>
                  <svg:desc>Arkusz1.B21:Arkusz1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A7:Arkusz1.A19</svg:desc>
                </draw:g>
              </table:table-cell>
              <table:table-cell office:value-type="float" office:value="0.0106666666666667">
                <text:p>0.0106666666666667</text:p>
                <draw:g>
                  <svg:desc>Arkusz1.E7:Arkusz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135666666666667">
                <text:p>0.135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145666666666667">
                <text:p>0.145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531333333333333">
                <text:p>0.531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536333333333333">
                <text:p>0.536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4.828">
                <text:p>4.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4.79666666666667">
                <text:p>4.79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3.5313333333333">
                <text:p>13.531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3.4743333333333">
                <text:p>13.474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54.8543333333333">
                <text:p>54.854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54.6406666666667">
                <text:p>54.640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61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3cm" svg:y="0.316cm" chart:style-name="ch2">
          <text:p>Stos (wolniejszy)</text:p>
        </chart:title>
        <chart:plot-area chart:style-name="ch3" table:cell-range-address="Arkusz1.A26:Arkusz1.A39 Arkusz1.E26:Arkusz1.E39" svg:x="0.77cm" svg:y="1.635cm" svg:width="14.59cm" svg:height="6.765cm">
          <chartooo:coordinate-region svg:x="1.391cm" svg:y="1.847cm" svg:width="13.413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E26:Arkusz1.E39" chart:class="chart:scatter">
            <chart:domain table:cell-range-address="Arkusz1.A26:Arkusz1.A39"/>
            <chart:regression-curve chart:style-name="ch7">
              <chart:equation chart:style-name="ch8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A26:Arkusz1.A39</svg:desc>
                </draw:g>
              </table:table-cell>
              <table:table-cell office:value-type="float" office:value="0.005">
                <text:p>0.005</text:p>
                <draw:g>
                  <svg:desc>Arkusz1.E26:Arkusz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533333333333333">
                <text:p>0.005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0523333333333333">
                <text:p>0.052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135333333333333">
                <text:p>0.135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135666666666667">
                <text:p>0.135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536333333333333">
                <text:p>0.536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">
                <text:p>10000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4.859">
                <text:p>4.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4.906">
                <text:p>4.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3.693">
                <text:p>13.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3.755">
                <text:p>13.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55.5156666666667">
                <text:p>55.515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58.2866666666667">
                <text:p>58.28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diamond" chart:symbol-width="0.15cm" chart:symbol-height="0.15cm">
        <chart:symbol-image xlink:href="Pictures/2000000D000000DD000000DD75C52FD2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15cm" chart:symbol-height="0.15cm">
        <chart:symbol-image xlink:href="Pictures/2000000D000000DD000000DD84160AAB.svm" xlink:type="simple" xlink:actuate="onLoad"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diamond" chart:symbol-width="0.2cm" chart:symbol-height="0.2cm">
        <chart:symbol-image xlink:href="Pictures/2000000D000000DD000000DD7050AE9A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2cm" chart:symbol-height="0.2cm">
        <chart:symbol-image xlink:href="Pictures/2000000D000000DF000000DFF00A41FE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cm" chart:symbol-height="0.2cm">
        <chart:symbol-image xlink:href="Pictures/2000000D000000DF000000DF3D941C62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2cm" chart:symbol-height="0.2cm"/>
    </style:style>
    <style:style style:name="ch13" style:family="chart">
      <style:chart-properties chart:solid-type="cuboid" chart:symbol-type="named-symbol" chart:symbol-name="diamond" chart:symbol-width="0.2cm" chart:symbol-height="0.2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scatter" chart:style-name="ch1">
        <chart:title svg:x="5.053cm" svg:y="0.315cm" chart:style-name="ch2">
          <text:p>Sortowanie przez kopcowanie</text:p>
        </chart:title>
        <chart:legend svg:x="11.583cm" svg:y="1.918cm" style:legend-expansion="custom" chartooo:width="4.243cm" chartooo:height="4.412cm" style:legend-expansion-aspect-ratio="0.9616953762466" chart:style-name="ch3"/>
        <chart:plot-area chart:style-name="ch4" table:cell-range-address="Arkusz1.G23:Arkusz1.H26 Arkusz1.H27:Arkusz1.H31 Arkusz1.A50:Arkusz1.C50 Arkusz1.A52:Arkusz1.C153" chart:data-source-has-labels="row" svg:x="2.437cm" svg:y="1.631cm" svg:width="13.154cm" svg:height="6.767cm">
          <chartooo:coordinate-region svg:x="4.17cm" svg:y="1.843cm" svg:width="10.678cm" svg:height="5.88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H24:Arkusz1.H26" chart:label-cell-address="Arkusz1.G23:Arkusz1.G23" chart:class="chart:scatter">
            <chart:domain table:cell-range-address="Arkusz1.G24:Arkusz1.G26"/>
            <chart:data-point chart:repeated="3"/>
          </chart:series>
          <chart:series chart:style-name="ch8" chart:values-cell-range-address="Arkusz1.H27:Arkusz1.H31" chart:label-cell-address="Arkusz1.H23:Arkusz1.H23" chart:class="chart:scatter">
            <chart:domain table:cell-range-address="Arkusz1.G27:Arkusz1.G31"/>
            <chart:data-point chart:repeated="5"/>
          </chart:series>
          <chart:series chart:style-name="ch9" chart:values-cell-range-address="Arkusz1.B52:Arkusz1.B153" chart:label-cell-address="Arkusz1.B50:Arkusz1.B50" chart:class="chart:scatter">
            <chart:domain table:cell-range-address="Arkusz1.A52:Arkusz1.A153"/>
            <chart:data-point chart:repeated="102"/>
          </chart:series>
          <chart:series chart:style-name="ch10" chart:values-cell-range-address="Arkusz1.A52:Arkusz1.A153" chart:label-cell-address="Arkusz1.A50:Arkusz1.A50" chart:class="chart:scatter">
            <chart:domain table:cell-range-address="Arkusz1.A52:Arkusz1.A153"/>
            <chart:data-point chart:repeated="102"/>
          </chart:series>
          <chart:series chart:style-name="ch11" chart:values-cell-range-address="Arkusz1.C52:Arkusz1.C153" chart:label-cell-address="Arkusz1.C50:Arkusz1.C50" chart:class="chart:scatter">
            <chart:domain table:cell-range-address="Arkusz1.A52:Arkusz1.A153"/>
            <chart:data-point chart:repeated="12"/>
            <chart:data-point chart:style-name="ch12"/>
            <chart:data-point chart:repeated="17"/>
            <chart:data-point chart:style-name="ch13"/>
            <chart:data-point chart:repeated="7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Dobry</text:p>
                <draw:g>
                  <svg:desc>Arkusz1.G23:Arkusz1.G23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Gorszy</text:p>
                <draw:g>
                  <svg:desc>Arkusz1.H23:Arkusz1.H23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N</text:p>
                <draw:g>
                  <svg:desc>Arkusz1.B50:Arkusz1.B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50:Arkusz1.A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C50:Arkusz1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G24:Arkusz1.G26</svg:desc>
                </draw:g>
              </table:table-cell>
              <table:table-cell office:value-type="float" office:value="0">
                <text:p>0</text:p>
                <draw:g>
                  <svg:desc>Arkusz1.H24:Arkusz1.H26</svg:desc>
                </draw:g>
              </table:table-cell>
              <table:table-cell office:value-type="float" office:value="300000">
                <text:p>300000</text:p>
                <draw:g>
                  <svg:desc>Arkusz1.G27:Arkusz1.G31</svg:desc>
                </draw:g>
              </table:table-cell>
              <table:table-cell office:value-type="float" office:value="NaN">
                <text:p>NaN</text:p>
                <draw:g>
                  <svg:desc>Arkusz1.H27:Arkusz1.H31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B52:Arkusz1.B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C52:Arkusz1.C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8000">
                <text:p>8000</text:p>
              </table:table-cell>
              <table:table-cell office:value-type="float" office:value="71897.5745652958">
                <text:p>71897.5745652958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64000000">
                <text:p>64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81944.8187068652">
                <text:p>81944.8187068652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81000000">
                <text:p>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92103.4037197618">
                <text:p>92103.403719761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0">
                <text:p>11000</text:p>
              </table:table-cell>
              <table:table-cell office:value-type="float" office:value="102362.156069586">
                <text:p>102362.156069586</text:p>
              </table:table-cell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21000000">
                <text:p>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">
                <text:p>12000</text:p>
              </table:table-cell>
              <table:table-cell office:value-type="float" office:value="112711.943145242">
                <text:p>112711.943145242</text:p>
              </table:table-cell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44000000">
                <text:p>14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0">
                <text:p>13000</text:p>
              </table:table-cell>
              <table:table-cell office:value-type="float" office:value="123145.160273768">
                <text:p>123145.160273768</text:p>
              </table:table-cell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169000000">
                <text:p>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0">
                <text:p>14000</text:p>
              </table:table-cell>
              <table:table-cell office:value-type="float" office:value="133655.376520364">
                <text:p>133655.376520364</text:p>
              </table:table-cell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196000000">
                <text:p>19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">
                <text:p>15000</text:p>
              </table:table-cell>
              <table:table-cell office:value-type="float" office:value="144237.082201265">
                <text:p>144237.082201265</text:p>
              </table:table-cell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225000000">
                <text:p>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0">
                <text:p>16000</text:p>
              </table:table-cell>
              <table:table-cell office:value-type="float" office:value="154885.504019551">
                <text:p>154885.504019551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256000000">
                <text:p>25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">
                <text:p>17000</text:p>
              </table:table-cell>
              <table:table-cell office:value-type="float" office:value="165596.466591652">
                <text:p>165596.466591652</text:p>
              </table:table-cell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289000000">
                <text:p>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176366.286663809">
                <text:p>176366.286663809</text:p>
              </table:table-cell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324000000">
                <text:p>32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0">
                <text:p>19000</text:p>
              </table:table-cell>
              <table:table-cell office:value-type="float" office:value="187191.690904823">
                <text:p>187191.690904823</text:p>
              </table:table-cell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361000000">
                <text:p>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198069.751050723">
                <text:p>198069.751050723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400000000">
                <text:p>4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0">
                <text:p>21000</text:p>
              </table:table-cell>
              <table:table-cell office:value-type="float" office:value="208997.832050817">
                <text:p>208997.832050817</text:p>
              </table:table-cell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441000000">
                <text:p>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0">
                <text:p>22000</text:p>
              </table:table-cell>
              <table:table-cell office:value-type="float" office:value="219973.55011149">
                <text:p>219973.55011149</text:p>
              </table:table-cell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484000000">
                <text:p>48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0">
                <text:p>23000</text:p>
              </table:table-cell>
              <table:table-cell office:value-type="float" office:value="230994.73838296">
                <text:p>230994.73838296</text:p>
              </table:table-cell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529000000">
                <text:p>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0">
                <text:p>24000</text:p>
              </table:table-cell>
              <table:table-cell office:value-type="float" office:value="242059.418623922">
                <text:p>242059.418623922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576000000">
                <text:p>57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0">
                <text:p>25000</text:p>
              </table:table-cell>
              <table:table-cell office:value-type="float" office:value="253165.777596258">
                <text:p>253165.777596258</text:p>
              </table:table-cell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625000000">
                <text:p>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0">
                <text:p>26000</text:p>
              </table:table-cell>
              <table:table-cell office:value-type="float" office:value="264312.147242094">
                <text:p>264312.147242094</text:p>
              </table:table-cell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676000000">
                <text:p>67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0">
                <text:p>27000</text:p>
              </table:table-cell>
              <table:table-cell office:value-type="float" office:value="275496.987914635">
                <text:p>275496.987914635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729000000">
                <text:p>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0">
                <text:p>28000</text:p>
              </table:table-cell>
              <table:table-cell office:value-type="float" office:value="286718.874096406">
                <text:p>286718.874096406</text:p>
              </table:table-cell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784000000">
                <text:p>78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00">
                <text:p>29000</text:p>
              </table:table-cell>
              <table:table-cell office:value-type="float" office:value="297976.48216009">
                <text:p>297976.48216009</text:p>
              </table:table-cell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841000000">
                <text:p>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309268.579819329">
                <text:p>309268.579819329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900000000">
                <text:p>9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00">
                <text:p>31000</text:p>
              </table:table-cell>
              <table:table-cell office:value-type="float" office:value="320594.016987486">
                <text:p>320594.016987486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961000000">
                <text:p>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0">
                <text:p>32000</text:p>
              </table:table-cell>
              <table:table-cell office:value-type="float" office:value="331951.71781702">
                <text:p>331951.71781702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1024000000">
                <text:p>102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0">
                <text:p>33000</text:p>
              </table:table-cell>
              <table:table-cell office:value-type="float" office:value="343340.673734804">
                <text:p>343340.673734804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0">
                <text:p>34000</text:p>
              </table:table-cell>
              <table:table-cell office:value-type="float" office:value="354759.937322342">
                <text:p>354759.937322342</text:p>
              </table:table-cell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1156000000">
                <text:p>115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0">
                <text:p>35000</text:p>
              </table:table-cell>
              <table:table-cell office:value-type="float" office:value="366208.616916504">
                <text:p>366208.616916504</text:p>
              </table:table-cell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1225000000">
                <text:p>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377685.871827777">
                <text:p>377685.871827777</text:p>
              </table:table-cell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1296000000">
                <text:p>129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0">
                <text:p>37000</text:p>
              </table:table-cell>
              <table:table-cell office:value-type="float" office:value="389190.908090175">
                <text:p>389190.908090175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0">
                <text:p>38000</text:p>
              </table:table-cell>
              <table:table-cell office:value-type="float" office:value="400722.974670924">
                <text:p>400722.974670924</text:p>
              </table:table-cell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1444000000">
                <text:p>144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0">
                <text:p>39000</text:p>
              </table:table-cell>
              <table:table-cell office:value-type="float" office:value="412281.36007936">
                <text:p>412281.36007936</text:p>
              </table:table-cell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1521000000">
                <text:p>1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423865.389323843">
                <text:p>423865.389323843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1600000000">
                <text:p>16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00">
                <text:p>41000</text:p>
              </table:table-cell>
              <table:table-cell office:value-type="float" office:value="435474.421173144">
                <text:p>435474.421173144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">
                <text:p>42000</text:p>
              </table:table-cell>
              <table:table-cell office:value-type="float" office:value="447107.845685151">
                <text:p>447107.845685151</text:p>
              </table:table-cell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1764000000">
                <text:p>176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0">
                <text:p>43000</text:p>
              </table:table-cell>
              <table:table-cell office:value-type="float" office:value="458765.081971055">
                <text:p>458765.081971055</text:p>
              </table:table-cell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1849000000">
                <text:p>1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00">
                <text:p>44000</text:p>
              </table:table-cell>
              <table:table-cell office:value-type="float" office:value="470445.576167618">
                <text:p>470445.576167618</text:p>
              </table:table-cell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1936000000">
                <text:p>193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482148.799593861">
                <text:p>482148.799593861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00">
                <text:p>46000</text:p>
              </table:table-cell>
              <table:table-cell office:value-type="float" office:value="493874.247071677">
                <text:p>493874.247071677</text:p>
              </table:table-cell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2116000000">
                <text:p>211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00">
                <text:p>47000</text:p>
              </table:table-cell>
              <table:table-cell office:value-type="float" office:value="505621.435392533">
                <text:p>505621.435392533</text:p>
              </table:table-cell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2209000000">
                <text:p>2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00">
                <text:p>48000</text:p>
              </table:table-cell>
              <table:table-cell office:value-type="float" office:value="517389.901914721">
                <text:p>517389.901914721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2304000000">
                <text:p>230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529179.203277545">
                <text:p>529179.203277545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540988.914220514">
                <text:p>540988.914220514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2500000000">
                <text:p>25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00">
                <text:p>51000</text:p>
              </table:table-cell>
              <table:table-cell office:value-type="float" office:value="552818.62649703">
                <text:p>552818.62649703</text:p>
              </table:table-cell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2601000000">
                <text:p>2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00">
                <text:p>52000</text:p>
              </table:table-cell>
              <table:table-cell office:value-type="float" office:value="564667.947873305">
                <text:p>564667.947873305</text:p>
              </table:table-cell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2704000000">
                <text:p>270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576536.501204316">
                <text:p>576536.501204316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588423.923579506">
                <text:p>588423.923579506</text:p>
              </table:table-cell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2916000000">
                <text:p>291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00">
                <text:p>55000</text:p>
              </table:table-cell>
              <table:table-cell office:value-type="float" office:value="600329.865531803">
                <text:p>600329.865531803</text:p>
              </table:table-cell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3025000000">
                <text:p>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00">
                <text:p>56000</text:p>
              </table:table-cell>
              <table:table-cell office:value-type="float" office:value="612253.990304168">
                <text:p>612253.990304168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3136000000">
                <text:p>313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624195.973168551">
                <text:p>624195.973168551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00">
                <text:p>58000</text:p>
              </table:table-cell>
              <table:table-cell office:value-type="float" office:value="636155.500792656">
                <text:p>636155.500792656</text:p>
              </table:table-cell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3364000000">
                <text:p>336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00">
                <text:p>59000</text:p>
              </table:table-cell>
              <table:table-cell office:value-type="float" office:value="648132.270650383">
                <text:p>648132.270650383</text:p>
              </table:table-cell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3481000000">
                <text:p>3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660125.990472254">
                <text:p>660125.990472254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3600000000">
                <text:p>36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672136.377732482">
                <text:p>672136.377732482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00">
                <text:p>62000</text:p>
              </table:table-cell>
              <table:table-cell office:value-type="float" office:value="684163.159169688">
                <text:p>684163.159169688</text:p>
              </table:table-cell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3844000000">
                <text:p>384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00">
                <text:p>63000</text:p>
              </table:table-cell>
              <table:table-cell office:value-type="float" office:value="696206.070338541">
                <text:p>696206.070338541</text:p>
              </table:table-cell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3969000000">
                <text:p>3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00">
                <text:p>64000</text:p>
              </table:table-cell>
              <table:table-cell office:value-type="float" office:value="708264.855189876">
                <text:p>708264.855189876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4096000000">
                <text:p>409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720339.265677055">
                <text:p>720339.265677055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00">
                <text:p>66000</text:p>
              </table:table-cell>
              <table:table-cell office:value-type="float" office:value="732429.061386565">
                <text:p>732429.061386565</text:p>
              </table:table-cell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4356000000">
                <text:p>435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00">
                <text:p>67000</text:p>
              </table:table-cell>
              <table:table-cell office:value-type="float" office:value="744534.009190998">
                <text:p>744534.009190998</text:p>
              </table:table-cell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4489000000">
                <text:p>4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00">
                <text:p>68000</text:p>
              </table:table-cell>
              <table:table-cell office:value-type="float" office:value="756653.882922761">
                <text:p>756653.882922761</text:p>
              </table:table-cell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4624000000">
                <text:p>462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768788.463066978">
                <text:p>768788.463066978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780937.536472205">
                <text:p>780937.536472205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4900000000">
                <text:p>49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00">
                <text:p>71000</text:p>
              </table:table-cell>
              <table:table-cell office:value-type="float" office:value="793100.896077665">
                <text:p>793100.896077665</text:p>
              </table:table-cell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5041000000">
                <text:p>5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805278.34065587">
                <text:p>805278.34065587</text:p>
              </table:table-cell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5184000000">
                <text:p>518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817469.674569529">
                <text:p>817469.674569529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0">
                <text:p>74000</text:p>
              </table:table-cell>
              <table:table-cell office:value-type="float" office:value="829674.707541787">
                <text:p>829674.707541787</text:p>
              </table:table-cell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5476000000">
                <text:p>547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841893.254438883">
                <text:p>841893.254438883</text:p>
              </table:table-cell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00">
                <text:p>76000</text:p>
              </table:table-cell>
              <table:table-cell office:value-type="float" office:value="854125.135064404">
                <text:p>854125.135064404</text:p>
              </table:table-cell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5776000000">
                <text:p>577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866370.173964358">
                <text:p>866370.173964358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00">
                <text:p>78000</text:p>
              </table:table-cell>
              <table:table-cell office:value-type="float" office:value="878628.200242395">
                <text:p>878628.200242395</text:p>
              </table:table-cell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6084000000">
                <text:p>608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00">
                <text:p>79000</text:p>
              </table:table-cell>
              <table:table-cell office:value-type="float" office:value="890899.047384484">
                <text:p>890899.047384484</text:p>
              </table:table-cell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6241000000">
                <text:p>6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903182.553092482">
                <text:p>903182.553092482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6400000000">
                <text:p>64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915478.559126021">
                <text:p>915478.559126021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00">
                <text:p>82000</text:p>
              </table:table-cell>
              <table:table-cell office:value-type="float" office:value="927786.911152204">
                <text:p>927786.911152204</text:p>
              </table:table-cell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6724000000">
                <text:p>672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00">
                <text:p>83000</text:p>
              </table:table-cell>
              <table:table-cell office:value-type="float" office:value="940107.458602635">
                <text:p>940107.458602635</text:p>
              </table:table-cell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6889000000">
                <text:p>6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00">
                <text:p>84000</text:p>
              </table:table-cell>
              <table:table-cell office:value-type="float" office:value="952440.054537338">
                <text:p>952440.054537338</text:p>
              </table:table-cell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7056000000">
                <text:p>705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964784.555515159">
                <text:p>964784.555515159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00">
                <text:p>86000</text:p>
              </table:table-cell>
              <table:table-cell office:value-type="float" office:value="977140.821470265">
                <text:p>977140.821470265</text:p>
              </table:table-cell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7396000000">
                <text:p>739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00">
                <text:p>87000</text:p>
              </table:table-cell>
              <table:table-cell office:value-type="float" office:value="989508.715594395">
                <text:p>989508.715594395</text:p>
              </table:table-cell>
              <table:table-cell office:value-type="float" office:value="87000">
                <text:p>87000</text:p>
              </table:table-cell>
              <table:table-cell office:value-type="float" office:value="87000">
                <text:p>87000</text:p>
              </table:table-cell>
              <table:table-cell office:value-type="float" office:value="87000">
                <text:p>87000</text:p>
              </table:table-cell>
              <table:table-cell office:value-type="float" office:value="7569000000">
                <text:p>7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00">
                <text:p>88000</text:p>
              </table:table-cell>
              <table:table-cell office:value-type="float" office:value="1001888.10422451">
                <text:p>1001888.10422451</text:p>
              </table:table-cell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7744000000">
                <text:p>774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1014278.85673557">
                <text:p>1014278.85673557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1026680.84543812">
                <text:p>1026680.84543812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8100000000">
                <text:p>81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00">
                <text:p>91000</text:p>
              </table:table-cell>
              <table:table-cell office:value-type="float" office:value="1039093.94548041">
                <text:p>1039093.94548041</text:p>
              </table:table-cell>
              <table:table-cell office:value-type="float" office:value="91000">
                <text:p>91000</text:p>
              </table:table-cell>
              <table:table-cell office:value-type="float" office:value="91000">
                <text:p>91000</text:p>
              </table:table-cell>
              <table:table-cell office:value-type="float" office:value="91000">
                <text:p>91000</text:p>
              </table:table-cell>
              <table:table-cell office:value-type="float" office:value="8281000000">
                <text:p>8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00">
                <text:p>92000</text:p>
              </table:table-cell>
              <table:table-cell office:value-type="float" office:value="1051518.03475487">
                <text:p>1051518.03475487</text:p>
              </table:table-cell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8464000000">
                <text:p>846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1063952.99380859">
                <text:p>1063952.99380859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00">
                <text:p>94000</text:p>
              </table:table-cell>
              <table:table-cell office:value-type="float" office:value="1076398.7057577">
                <text:p>1076398.7057577</text:p>
              </table:table-cell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8836000000">
                <text:p>883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0">
                <text:p>95000</text:p>
              </table:table-cell>
              <table:table-cell office:value-type="float" office:value="1088855.05620535">
                <text:p>1088855.05620535</text:p>
              </table:table-cell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9025000000">
                <text:p>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00">
                <text:p>96000</text:p>
              </table:table-cell>
              <table:table-cell office:value-type="float" office:value="1101321.9331632">
                <text:p>1101321.9331632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9216000000">
                <text:p>921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1113799.2269761">
                <text:p>1113799.2269761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1126286.83024997">
                <text:p>1126286.83024997</text:p>
              </table:table-cell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9604000000">
                <text:p>960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00">
                <text:p>99000</text:p>
              </table:table-cell>
              <table:table-cell office:value-type="float" office:value="1138784.63778256">
                <text:p>1138784.63778256</text:p>
              </table:table-cell>
              <table:table-cell office:value-type="float" office:value="99000">
                <text:p>99000</text:p>
              </table:table-cell>
              <table:table-cell office:value-type="float" office:value="99000">
                <text:p>99000</text:p>
              </table:table-cell>
              <table:table-cell office:value-type="float" office:value="99000">
                <text:p>99000</text:p>
              </table:table-cell>
              <table:table-cell office:value-type="float" office:value="9801000000">
                <text:p>9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1151292.54649702">
                <text:p>1151292.54649702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163810.45537816">
                <text:p>1163810.45537816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00">
                <text:p>102000</text:p>
              </table:table-cell>
              <table:table-cell office:value-type="float" office:value="1176338.26541117">
                <text:p>1176338.26541117</text:p>
              </table:table-cell>
              <table:table-cell office:value-type="float" office:value="102000">
                <text:p>102000</text:p>
              </table:table-cell>
              <table:table-cell office:value-type="float" office:value="102000">
                <text:p>102000</text:p>
              </table:table-cell>
              <table:table-cell office:value-type="float" office:value="102000">
                <text:p>102000</text:p>
              </table:table-cell>
              <table:table-cell office:value-type="float" office:value="10404000000">
                <text:p>1040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00">
                <text:p>103000</text:p>
              </table:table-cell>
              <table:table-cell office:value-type="float" office:value="1188875.87952281">
                <text:p>1188875.87952281</text:p>
              </table:table-cell>
              <table:table-cell office:value-type="float" office:value="103000">
                <text:p>103000</text:p>
              </table:table-cell>
              <table:table-cell office:value-type="float" office:value="103000">
                <text:p>103000</text:p>
              </table:table-cell>
              <table:table-cell office:value-type="float" office:value="103000">
                <text:p>103000</text:p>
              </table:table-cell>
              <table:table-cell office:value-type="float" office:value="10609000000">
                <text:p>10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00">
                <text:p>104000</text:p>
              </table:table-cell>
              <table:table-cell office:value-type="float" office:value="1201423.20252485">
                <text:p>1201423.20252485</text:p>
              </table:table-cell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10816000000">
                <text:p>1081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213980.14105966">
                <text:p>1213980.14105966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00">
                <text:p>106000</text:p>
              </table:table-cell>
              <table:table-cell office:value-type="float" office:value="1226546.60354799">
                <text:p>1226546.60354799</text:p>
              </table:table-cell>
              <table:table-cell office:value-type="float" office:value="106000">
                <text:p>106000</text:p>
              </table:table-cell>
              <table:table-cell office:value-type="float" office:value="106000">
                <text:p>106000</text:p>
              </table:table-cell>
              <table:table-cell office:value-type="float" office:value="106000">
                <text:p>106000</text:p>
              </table:table-cell>
              <table:table-cell office:value-type="float" office:value="11236000000">
                <text:p>1123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000">
                <text:p>107000</text:p>
              </table:table-cell>
              <table:table-cell office:value-type="float" office:value="1239122.50013851">
                <text:p>1239122.50013851</text:p>
              </table:table-cell>
              <table:table-cell office:value-type="float" office:value="107000">
                <text:p>107000</text:p>
              </table:table-cell>
              <table:table-cell office:value-type="float" office:value="107000">
                <text:p>107000</text:p>
              </table:table-cell>
              <table:table-cell office:value-type="float" office:value="107000">
                <text:p>107000</text:p>
              </table:table-cell>
              <table:table-cell office:value-type="float" office:value="11449000000">
                <text:p>11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1251707.74265949">
                <text:p>1251707.74265949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1664000000">
                <text:p>11664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diamond" chart:symbol-width="0.2cm" chart:symbol-height="0.2cm">
        <chart:symbol-image xlink:href="Pictures/2000000D000000DF000000DF3D941C62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2cm" chart:symbol-height="0.2cm">
        <chart:symbol-image xlink:href="Pictures/2000000D000000DF000000DFF00A41FE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cm" chart:symbol-height="0.2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6cm" svg:height="9.015cm" xlink:href=".." xlink:type="simple" chart:class="chart:scatter" chart:style-name="ch1">
        <chart:title svg:x="6.529cm" svg:y="0.316cm" chart:style-name="ch2">
          <text:p>Sortowanie szybkie</text:p>
        </chart:title>
        <chart:legend chart:legend-position="end" svg:x="13.82cm" svg:y="3.147cm" style:legend-expansion="high" chart:style-name="ch3"/>
        <chart:plot-area chart:style-name="ch4" table:cell-range-address="Arkusz1.B42:Arkusz1.D46 Arkusz1.A40:Arkusz1.B40 Arkusz1.A50:Arkusz1.C50 Arkusz1.A52:Arkusz1.C153" chart:data-source-has-labels="row" svg:x="1.482cm" svg:y="1.562cm" svg:width="14.63cm" svg:height="6.777cm">
          <chartooo:coordinate-region svg:x="3.215cm" svg:y="1.774cm" svg:width="12.154cm" svg:height="5.8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D42:Arkusz1.D46" chart:label-cell-address="Arkusz1.A40:Arkusz1.A40" chart:class="chart:scatter">
            <chart:domain table:cell-range-address="Arkusz1.C42:Arkusz1.C46"/>
            <chart:data-point chart:repeated="5"/>
          </chart:series>
          <chart:series chart:style-name="ch8" chart:values-cell-range-address="Arkusz1.B42:Arkusz1.B46" chart:label-cell-address="Arkusz1.B40:Arkusz1.B40" chart:class="chart:scatter">
            <chart:domain table:cell-range-address="Arkusz1.A42:Arkusz1.A46"/>
            <chart:data-point chart:repeated="5"/>
          </chart:series>
          <chart:series chart:style-name="ch9" chart:values-cell-range-address="Arkusz1.C52:Arkusz1.C153" chart:label-cell-address="Arkusz1.C50:Arkusz1.C50" chart:class="chart:scatter">
            <chart:domain table:cell-range-address="Arkusz1.A52:Arkusz1.A153"/>
            <chart:data-point chart:repeated="102"/>
          </chart:series>
          <chart:series chart:style-name="ch10" chart:values-cell-range-address="Arkusz1.A52:Arkusz1.A153" chart:label-cell-address="Arkusz1.A50:Arkusz1.A50" chart:class="chart:scatter">
            <chart:domain table:cell-range-address="Arkusz1.A52:Arkusz1.A153"/>
            <chart:data-point chart:repeated="102"/>
          </chart:series>
          <chart:series chart:style-name="ch11" chart:values-cell-range-address="Arkusz1.B52:Arkusz1.B153" chart:label-cell-address="Arkusz1.B50:Arkusz1.B50" chart:class="chart:scatter">
            <chart:domain table:cell-range-address="Arkusz1.A52:Arkusz1.A153"/>
            <chart:data-point chart:repeated="10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Optymistyczna</text:p>
                <draw:g>
                  <svg:desc>Arkusz1.A40:Arkusz1.A4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Pesymistyczna</text:p>
                <draw:g>
                  <svg:desc>Arkusz1.B40:Arkusz1.B4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C50:Arkusz1.C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50:Arkusz1.A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N</text:p>
                <draw:g>
                  <svg:desc>Arkusz1.B50:Arkusz1.B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1.C42:Arkusz1.C46</svg:desc>
                </draw:g>
              </table:table-cell>
              <table:table-cell office:value-type="float" office:value="NaN">
                <text:p>NaN</text:p>
                <draw:g>
                  <svg:desc>Arkusz1.D42:Arkusz1.D46</svg:desc>
                </draw:g>
              </table:table-cell>
              <table:table-cell office:value-type="float" office:value="NaN">
                <text:p>NaN</text:p>
                <draw:g>
                  <svg:desc>Arkusz1.A42:Arkusz1.A46</svg:desc>
                </draw:g>
              </table:table-cell>
              <table:table-cell office:value-type="float" office:value="0">
                <text:p>0</text:p>
                <draw:g>
                  <svg:desc>Arkusz1.B42:Arkusz1.B46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C52:Arkusz1.C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B52:Arkusz1.B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032">
                <text:p>0.032</text:p>
              </table:table-cell>
              <table:table-cell office:value-type="float" office:value="10000">
                <text:p>10000</text:p>
              </table:table-cell>
              <table:table-cell office:value-type="float" office:value="0.218">
                <text:p>0.218</text:p>
              </table:table-cell>
              <table:table-cell office:value-type="float" office:value="8000">
                <text:p>8000</text:p>
              </table:table-cell>
              <table:table-cell office:value-type="float" office:value="64000000">
                <text:p>640000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71897.5745652958">
                <text:p>71897.5745652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0.047">
                <text:p>0.047</text:p>
              </table:table-cell>
              <table:table-cell office:value-type="float" office:value="20000">
                <text:p>20000</text:p>
              </table:table-cell>
              <table:table-cell office:value-type="float" office:value="0.938">
                <text:p>0.938</text:p>
              </table:table-cell>
              <table:table-cell office:value-type="float" office:value="9000">
                <text:p>9000</text:p>
              </table:table-cell>
              <table:table-cell office:value-type="float" office:value="81000000">
                <text:p>81000000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81944.8187068652">
                <text:p>81944.8187068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93">
                <text:p>0.093</text:p>
              </table:table-cell>
              <table:table-cell office:value-type="float" office:value="30000">
                <text:p>30000</text:p>
              </table:table-cell>
              <table:table-cell office:value-type="float" office:value="2.094">
                <text:p>2.094</text:p>
              </table:table-cell>
              <table:table-cell office:value-type="float" office:value="10000">
                <text:p>1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92103.4037197618">
                <text:p>92103.4037197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172">
                <text:p>0.172</text:p>
              </table:table-cell>
              <table:table-cell office:value-type="float" office:value="50000">
                <text:p>50000</text:p>
              </table:table-cell>
              <table:table-cell office:value-type="float" office:value="5.828">
                <text:p>5.828</text:p>
              </table:table-cell>
              <table:table-cell office:value-type="float" office:value="11000">
                <text:p>11000</text:p>
              </table:table-cell>
              <table:table-cell office:value-type="float" office:value="121000000">
                <text:p>121000000</text:p>
              </table:table-cell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02362.156069586">
                <text:p>102362.156069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">
                <text:p>12000</text:p>
              </table:table-cell>
              <table:table-cell office:value-type="float" office:value="144000000">
                <text:p>144000000</text:p>
              </table:table-cell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12711.943145242">
                <text:p>112711.943145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0">
                <text:p>13000</text:p>
              </table:table-cell>
              <table:table-cell office:value-type="float" office:value="169000000">
                <text:p>169000000</text:p>
              </table:table-cell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123145.160273768">
                <text:p>123145.160273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0">
                <text:p>14000</text:p>
              </table:table-cell>
              <table:table-cell office:value-type="float" office:value="196000000">
                <text:p>196000000</text:p>
              </table:table-cell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133655.376520364">
                <text:p>133655.376520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">
                <text:p>15000</text:p>
              </table:table-cell>
              <table:table-cell office:value-type="float" office:value="225000000">
                <text:p>225000000</text:p>
              </table:table-cell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144237.082201265">
                <text:p>144237.082201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0">
                <text:p>16000</text:p>
              </table:table-cell>
              <table:table-cell office:value-type="float" office:value="256000000">
                <text:p>256000000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54885.504019551">
                <text:p>154885.504019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">
                <text:p>17000</text:p>
              </table:table-cell>
              <table:table-cell office:value-type="float" office:value="289000000">
                <text:p>289000000</text:p>
              </table:table-cell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165596.466591652">
                <text:p>165596.466591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324000000">
                <text:p>324000000</text:p>
              </table:table-cell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176366.286663809">
                <text:p>176366.286663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0">
                <text:p>19000</text:p>
              </table:table-cell>
              <table:table-cell office:value-type="float" office:value="361000000">
                <text:p>361000000</text:p>
              </table:table-cell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187191.690904823">
                <text:p>187191.690904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98069.751050723">
                <text:p>198069.751050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0">
                <text:p>21000</text:p>
              </table:table-cell>
              <table:table-cell office:value-type="float" office:value="441000000">
                <text:p>441000000</text:p>
              </table:table-cell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208997.832050817">
                <text:p>208997.832050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0">
                <text:p>22000</text:p>
              </table:table-cell>
              <table:table-cell office:value-type="float" office:value="484000000">
                <text:p>484000000</text:p>
              </table:table-cell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219973.55011149">
                <text:p>219973.55011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0">
                <text:p>23000</text:p>
              </table:table-cell>
              <table:table-cell office:value-type="float" office:value="529000000">
                <text:p>529000000</text:p>
              </table:table-cell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230994.73838296">
                <text:p>230994.73838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0">
                <text:p>24000</text:p>
              </table:table-cell>
              <table:table-cell office:value-type="float" office:value="576000000">
                <text:p>576000000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242059.418623922">
                <text:p>242059.418623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0">
                <text:p>25000</text:p>
              </table:table-cell>
              <table:table-cell office:value-type="float" office:value="625000000">
                <text:p>625000000</text:p>
              </table:table-cell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253165.777596258">
                <text:p>253165.777596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0">
                <text:p>26000</text:p>
              </table:table-cell>
              <table:table-cell office:value-type="float" office:value="676000000">
                <text:p>676000000</text:p>
              </table:table-cell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264312.147242094">
                <text:p>264312.147242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0">
                <text:p>27000</text:p>
              </table:table-cell>
              <table:table-cell office:value-type="float" office:value="729000000">
                <text:p>729000000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275496.987914635">
                <text:p>275496.987914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0">
                <text:p>28000</text:p>
              </table:table-cell>
              <table:table-cell office:value-type="float" office:value="784000000">
                <text:p>784000000</text:p>
              </table:table-cell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286718.874096406">
                <text:p>286718.874096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00">
                <text:p>29000</text:p>
              </table:table-cell>
              <table:table-cell office:value-type="float" office:value="841000000">
                <text:p>841000000</text:p>
              </table:table-cell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297976.48216009">
                <text:p>297976.48216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900000000">
                <text:p>900000000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309268.579819329">
                <text:p>309268.579819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00">
                <text:p>31000</text:p>
              </table:table-cell>
              <table:table-cell office:value-type="float" office:value="961000000">
                <text:p>961000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20594.016987486">
                <text:p>320594.016987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0">
                <text:p>32000</text:p>
              </table:table-cell>
              <table:table-cell office:value-type="float" office:value="1024000000">
                <text:p>1024000000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331951.71781702">
                <text:p>331951.71781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43340.673734804">
                <text:p>343340.673734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0">
                <text:p>34000</text:p>
              </table:table-cell>
              <table:table-cell office:value-type="float" office:value="1156000000">
                <text:p>1156000000</text:p>
              </table:table-cell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354759.937322342">
                <text:p>354759.937322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0">
                <text:p>35000</text:p>
              </table:table-cell>
              <table:table-cell office:value-type="float" office:value="1225000000">
                <text:p>1225000000</text:p>
              </table:table-cell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366208.616916504">
                <text:p>366208.616916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1296000000">
                <text:p>1296000000</text:p>
              </table:table-cell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377685.871827777">
                <text:p>377685.871827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89190.908090175">
                <text:p>389190.908090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0">
                <text:p>38000</text:p>
              </table:table-cell>
              <table:table-cell office:value-type="float" office:value="1444000000">
                <text:p>1444000000</text:p>
              </table:table-cell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400722.974670924">
                <text:p>400722.974670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0">
                <text:p>39000</text:p>
              </table:table-cell>
              <table:table-cell office:value-type="float" office:value="1521000000">
                <text:p>1521000000</text:p>
              </table:table-cell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412281.36007936">
                <text:p>412281.36007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1600000000">
                <text:p>160000000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423865.389323843">
                <text:p>423865.389323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35474.421173144">
                <text:p>435474.421173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">
                <text:p>42000</text:p>
              </table:table-cell>
              <table:table-cell office:value-type="float" office:value="1764000000">
                <text:p>1764000000</text:p>
              </table:table-cell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447107.845685151">
                <text:p>447107.845685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0">
                <text:p>43000</text:p>
              </table:table-cell>
              <table:table-cell office:value-type="float" office:value="1849000000">
                <text:p>1849000000</text:p>
              </table:table-cell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458765.081971055">
                <text:p>458765.081971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00">
                <text:p>44000</text:p>
              </table:table-cell>
              <table:table-cell office:value-type="float" office:value="1936000000">
                <text:p>1936000000</text:p>
              </table:table-cell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470445.576167618">
                <text:p>470445.576167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82148.799593861">
                <text:p>482148.799593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00">
                <text:p>46000</text:p>
              </table:table-cell>
              <table:table-cell office:value-type="float" office:value="2116000000">
                <text:p>2116000000</text:p>
              </table:table-cell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493874.247071677">
                <text:p>493874.247071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00">
                <text:p>47000</text:p>
              </table:table-cell>
              <table:table-cell office:value-type="float" office:value="2209000000">
                <text:p>2209000000</text:p>
              </table:table-cell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505621.435392533">
                <text:p>505621.435392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00">
                <text:p>48000</text:p>
              </table:table-cell>
              <table:table-cell office:value-type="float" office:value="2304000000">
                <text:p>2304000000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517389.901914721">
                <text:p>517389.901914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529179.203277545">
                <text:p>529179.203277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2500000000">
                <text:p>250000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40988.914220514">
                <text:p>540988.914220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00">
                <text:p>51000</text:p>
              </table:table-cell>
              <table:table-cell office:value-type="float" office:value="2601000000">
                <text:p>2601000000</text:p>
              </table:table-cell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552818.62649703">
                <text:p>552818.62649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00">
                <text:p>52000</text:p>
              </table:table-cell>
              <table:table-cell office:value-type="float" office:value="2704000000">
                <text:p>2704000000</text:p>
              </table:table-cell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564667.947873305">
                <text:p>564667.947873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76536.501204316">
                <text:p>576536.501204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2916000000">
                <text:p>2916000000</text:p>
              </table:table-cell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588423.923579506">
                <text:p>588423.92357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00">
                <text:p>55000</text:p>
              </table:table-cell>
              <table:table-cell office:value-type="float" office:value="3025000000">
                <text:p>3025000000</text:p>
              </table:table-cell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600329.865531803">
                <text:p>600329.865531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00">
                <text:p>56000</text:p>
              </table:table-cell>
              <table:table-cell office:value-type="float" office:value="3136000000">
                <text:p>3136000000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612253.990304168">
                <text:p>612253.990304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624195.973168551">
                <text:p>624195.973168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00">
                <text:p>58000</text:p>
              </table:table-cell>
              <table:table-cell office:value-type="float" office:value="3364000000">
                <text:p>3364000000</text:p>
              </table:table-cell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636155.500792656">
                <text:p>636155.500792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00">
                <text:p>59000</text:p>
              </table:table-cell>
              <table:table-cell office:value-type="float" office:value="3481000000">
                <text:p>3481000000</text:p>
              </table:table-cell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648132.270650383">
                <text:p>648132.270650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3600000000">
                <text:p>3600000000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60125.990472254">
                <text:p>660125.990472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72136.377732482">
                <text:p>672136.377732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00">
                <text:p>62000</text:p>
              </table:table-cell>
              <table:table-cell office:value-type="float" office:value="3844000000">
                <text:p>3844000000</text:p>
              </table:table-cell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684163.159169688">
                <text:p>684163.159169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00">
                <text:p>63000</text:p>
              </table:table-cell>
              <table:table-cell office:value-type="float" office:value="3969000000">
                <text:p>3969000000</text:p>
              </table:table-cell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696206.070338541">
                <text:p>696206.070338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00">
                <text:p>64000</text:p>
              </table:table-cell>
              <table:table-cell office:value-type="float" office:value="4096000000">
                <text:p>4096000000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708264.855189876">
                <text:p>708264.855189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720339.265677055">
                <text:p>720339.265677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00">
                <text:p>66000</text:p>
              </table:table-cell>
              <table:table-cell office:value-type="float" office:value="4356000000">
                <text:p>4356000000</text:p>
              </table:table-cell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732429.061386565">
                <text:p>732429.061386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00">
                <text:p>67000</text:p>
              </table:table-cell>
              <table:table-cell office:value-type="float" office:value="4489000000">
                <text:p>4489000000</text:p>
              </table:table-cell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744534.009190998">
                <text:p>744534.009190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00">
                <text:p>68000</text:p>
              </table:table-cell>
              <table:table-cell office:value-type="float" office:value="4624000000">
                <text:p>4624000000</text:p>
              </table:table-cell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756653.882922761">
                <text:p>756653.882922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768788.463066978">
                <text:p>768788.463066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4900000000">
                <text:p>4900000000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780937.536472205">
                <text:p>780937.536472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00">
                <text:p>71000</text:p>
              </table:table-cell>
              <table:table-cell office:value-type="float" office:value="5041000000">
                <text:p>5041000000</text:p>
              </table:table-cell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793100.896077665">
                <text:p>793100.896077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184000000">
                <text:p>5184000000</text:p>
              </table:table-cell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805278.34065587">
                <text:p>805278.34065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817469.674569529">
                <text:p>817469.674569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0">
                <text:p>74000</text:p>
              </table:table-cell>
              <table:table-cell office:value-type="float" office:value="5476000000">
                <text:p>5476000000</text:p>
              </table:table-cell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829674.707541787">
                <text:p>829674.707541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5625000000">
                <text:p>5625000000</text:p>
              </table:table-cell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841893.254438883">
                <text:p>841893.254438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00">
                <text:p>76000</text:p>
              </table:table-cell>
              <table:table-cell office:value-type="float" office:value="5776000000">
                <text:p>5776000000</text:p>
              </table:table-cell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854125.135064404">
                <text:p>854125.135064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866370.173964358">
                <text:p>866370.173964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00">
                <text:p>78000</text:p>
              </table:table-cell>
              <table:table-cell office:value-type="float" office:value="6084000000">
                <text:p>6084000000</text:p>
              </table:table-cell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878628.200242395">
                <text:p>878628.200242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00">
                <text:p>79000</text:p>
              </table:table-cell>
              <table:table-cell office:value-type="float" office:value="6241000000">
                <text:p>6241000000</text:p>
              </table:table-cell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890899.047384484">
                <text:p>890899.047384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6400000000">
                <text:p>6400000000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903182.553092482">
                <text:p>903182.553092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915478.559126021">
                <text:p>915478.559126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00">
                <text:p>82000</text:p>
              </table:table-cell>
              <table:table-cell office:value-type="float" office:value="6724000000">
                <text:p>6724000000</text:p>
              </table:table-cell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927786.911152204">
                <text:p>927786.911152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00">
                <text:p>83000</text:p>
              </table:table-cell>
              <table:table-cell office:value-type="float" office:value="6889000000">
                <text:p>6889000000</text:p>
              </table:table-cell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940107.458602635">
                <text:p>940107.458602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00">
                <text:p>84000</text:p>
              </table:table-cell>
              <table:table-cell office:value-type="float" office:value="7056000000">
                <text:p>7056000000</text:p>
              </table:table-cell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952440.054537338">
                <text:p>952440.054537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964784.555515159">
                <text:p>964784.555515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00">
                <text:p>86000</text:p>
              </table:table-cell>
              <table:table-cell office:value-type="float" office:value="7396000000">
                <text:p>7396000000</text:p>
              </table:table-cell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977140.821470265">
                <text:p>977140.821470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00">
                <text:p>87000</text:p>
              </table:table-cell>
              <table:table-cell office:value-type="float" office:value="7569000000">
                <text:p>7569000000</text:p>
              </table:table-cell>
              <table:table-cell office:value-type="float" office:value="87000">
                <text:p>87000</text:p>
              </table:table-cell>
              <table:table-cell office:value-type="float" office:value="87000">
                <text:p>87000</text:p>
              </table:table-cell>
              <table:table-cell office:value-type="float" office:value="87000">
                <text:p>87000</text:p>
              </table:table-cell>
              <table:table-cell office:value-type="float" office:value="989508.715594395">
                <text:p>989508.715594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00">
                <text:p>88000</text:p>
              </table:table-cell>
              <table:table-cell office:value-type="float" office:value="7744000000">
                <text:p>7744000000</text:p>
              </table:table-cell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1001888.10422451">
                <text:p>1001888.10422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1014278.85673557">
                <text:p>1014278.85673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8100000000">
                <text:p>8100000000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1026680.84543812">
                <text:p>1026680.84543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00">
                <text:p>91000</text:p>
              </table:table-cell>
              <table:table-cell office:value-type="float" office:value="8281000000">
                <text:p>8281000000</text:p>
              </table:table-cell>
              <table:table-cell office:value-type="float" office:value="91000">
                <text:p>91000</text:p>
              </table:table-cell>
              <table:table-cell office:value-type="float" office:value="91000">
                <text:p>91000</text:p>
              </table:table-cell>
              <table:table-cell office:value-type="float" office:value="91000">
                <text:p>91000</text:p>
              </table:table-cell>
              <table:table-cell office:value-type="float" office:value="1039093.94548041">
                <text:p>1039093.94548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00">
                <text:p>92000</text:p>
              </table:table-cell>
              <table:table-cell office:value-type="float" office:value="8464000000">
                <text:p>8464000000</text:p>
              </table:table-cell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1051518.03475487">
                <text:p>1051518.03475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1063952.99380859">
                <text:p>1063952.9938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00">
                <text:p>94000</text:p>
              </table:table-cell>
              <table:table-cell office:value-type="float" office:value="8836000000">
                <text:p>8836000000</text:p>
              </table:table-cell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1076398.7057577">
                <text:p>1076398.7057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0">
                <text:p>95000</text:p>
              </table:table-cell>
              <table:table-cell office:value-type="float" office:value="9025000000">
                <text:p>9025000000</text:p>
              </table:table-cell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1088855.05620535">
                <text:p>1088855.05620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00">
                <text:p>96000</text:p>
              </table:table-cell>
              <table:table-cell office:value-type="float" office:value="9216000000">
                <text:p>9216000000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1101321.9331632">
                <text:p>1101321.9331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1113799.2269761">
                <text:p>1113799.2269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9604000000">
                <text:p>9604000000</text:p>
              </table:table-cell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1126286.83024997">
                <text:p>1126286.83024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00">
                <text:p>99000</text:p>
              </table:table-cell>
              <table:table-cell office:value-type="float" office:value="9801000000">
                <text:p>9801000000</text:p>
              </table:table-cell>
              <table:table-cell office:value-type="float" office:value="99000">
                <text:p>99000</text:p>
              </table:table-cell>
              <table:table-cell office:value-type="float" office:value="99000">
                <text:p>99000</text:p>
              </table:table-cell>
              <table:table-cell office:value-type="float" office:value="99000">
                <text:p>99000</text:p>
              </table:table-cell>
              <table:table-cell office:value-type="float" office:value="1138784.63778256">
                <text:p>1138784.63778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151292.54649702">
                <text:p>1151292.54649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163810.45537816">
                <text:p>1163810.45537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00">
                <text:p>102000</text:p>
              </table:table-cell>
              <table:table-cell office:value-type="float" office:value="10404000000">
                <text:p>10404000000</text:p>
              </table:table-cell>
              <table:table-cell office:value-type="float" office:value="102000">
                <text:p>102000</text:p>
              </table:table-cell>
              <table:table-cell office:value-type="float" office:value="102000">
                <text:p>102000</text:p>
              </table:table-cell>
              <table:table-cell office:value-type="float" office:value="102000">
                <text:p>102000</text:p>
              </table:table-cell>
              <table:table-cell office:value-type="float" office:value="1176338.26541117">
                <text:p>1176338.26541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00">
                <text:p>103000</text:p>
              </table:table-cell>
              <table:table-cell office:value-type="float" office:value="10609000000">
                <text:p>10609000000</text:p>
              </table:table-cell>
              <table:table-cell office:value-type="float" office:value="103000">
                <text:p>103000</text:p>
              </table:table-cell>
              <table:table-cell office:value-type="float" office:value="103000">
                <text:p>103000</text:p>
              </table:table-cell>
              <table:table-cell office:value-type="float" office:value="103000">
                <text:p>103000</text:p>
              </table:table-cell>
              <table:table-cell office:value-type="float" office:value="1188875.87952281">
                <text:p>1188875.87952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00">
                <text:p>104000</text:p>
              </table:table-cell>
              <table:table-cell office:value-type="float" office:value="10816000000">
                <text:p>10816000000</text:p>
              </table:table-cell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1201423.20252485">
                <text:p>1201423.20252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213980.14105966">
                <text:p>1213980.14105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00">
                <text:p>106000</text:p>
              </table:table-cell>
              <table:table-cell office:value-type="float" office:value="11236000000">
                <text:p>11236000000</text:p>
              </table:table-cell>
              <table:table-cell office:value-type="float" office:value="106000">
                <text:p>106000</text:p>
              </table:table-cell>
              <table:table-cell office:value-type="float" office:value="106000">
                <text:p>106000</text:p>
              </table:table-cell>
              <table:table-cell office:value-type="float" office:value="106000">
                <text:p>106000</text:p>
              </table:table-cell>
              <table:table-cell office:value-type="float" office:value="1226546.60354799">
                <text:p>1226546.60354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000">
                <text:p>107000</text:p>
              </table:table-cell>
              <table:table-cell office:value-type="float" office:value="11449000000">
                <text:p>11449000000</text:p>
              </table:table-cell>
              <table:table-cell office:value-type="float" office:value="107000">
                <text:p>107000</text:p>
              </table:table-cell>
              <table:table-cell office:value-type="float" office:value="107000">
                <text:p>107000</text:p>
              </table:table-cell>
              <table:table-cell office:value-type="float" office:value="107000">
                <text:p>107000</text:p>
              </table:table-cell>
              <table:table-cell office:value-type="float" office:value="1239122.50013851">
                <text:p>1239122.50013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11664000000">
                <text:p>116640000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251707.74265949">
                <text:p>1251707.742659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true" chart:minimum="0.0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2cm" chart:symbol-height="0.2cm">
        <chart:symbol-image xlink:href="Pictures/2000000D000000DF000000DF3D941C62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cm" chart:symbol-height="0.2cm">
        <chart:symbol-image xlink:href="Pictures/2000000D000000DD000000DD7050AE9A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cm" chart:symbol-height="0.2cm">
        <chart:symbol-image xlink:href="Pictures/2000000D000000DF000000DFF00A41FE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scatter" chart:style-name="ch1">
        <chart:title svg:x="5.397cm" svg:y="0.315cm" chart:style-name="ch2">
          <text:p>Sortowanie przez scalanie</text:p>
        </chart:title>
        <chart:legend svg:x="12.283cm" svg:y="1.052cm" style:legend-expansion="custom" chartooo:width="2.985cm" chartooo:height="5.455cm" style:legend-expansion-aspect-ratio="0.547204399633364" chart:style-name="ch3"/>
        <chart:plot-area chart:style-name="ch4" table:cell-range-address="Arkusz1.G40:Arkusz1.H44 Arkusz1.G38:Arkusz1.H38 Arkusz1.J40:Arkusz1.J44 Arkusz1.A50:Arkusz1.C50 Arkusz1.A52:Arkusz1.C153" chart:data-source-has-labels="row" svg:x="2.065cm" svg:y="1.628cm" svg:width="13.581cm" svg:height="6.765cm">
          <chartooo:coordinate-region svg:x="3.798cm" svg:y="1.841cm" svg:width="11.105cm" svg:height="5.8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H40:Arkusz1.H44" chart:label-cell-address="Arkusz1.G38:Arkusz1.G38" chart:class="chart:scatter">
            <chart:domain table:cell-range-address="Arkusz1.G40:Arkusz1.G44"/>
            <chart:data-point chart:repeated="5"/>
          </chart:series>
          <chart:series chart:style-name="ch9" chart:values-cell-range-address="Arkusz1.J40:Arkusz1.J44" chart:label-cell-address="Arkusz1.H38:Arkusz1.H38" chart:class="chart:scatter">
            <chart:domain table:cell-range-address="Arkusz1.I40:Arkusz1.I44"/>
            <chart:data-point chart:repeated="5"/>
          </chart:series>
          <chart:series chart:style-name="ch10" chart:values-cell-range-address="Arkusz1.A52:Arkusz1.A153" chart:label-cell-address="Arkusz1.A50:Arkusz1.A50" chart:class="chart:scatter">
            <chart:domain table:cell-range-address="Arkusz1.A52:Arkusz1.A153"/>
            <chart:data-point chart:repeated="102"/>
          </chart:series>
          <chart:series chart:style-name="ch11" chart:values-cell-range-address="Arkusz1.B52:Arkusz1.B153" chart:label-cell-address="Arkusz1.B50:Arkusz1.B50" chart:class="chart:scatter">
            <chart:domain table:cell-range-address="Arkusz1.A52:Arkusz1.A153"/>
            <chart:data-point chart:repeated="102"/>
          </chart:series>
          <chart:series chart:style-name="ch12" chart:values-cell-range-address="Arkusz1.C52:Arkusz1.C153" chart:label-cell-address="Arkusz1.C50:Arkusz1.C50" chart:class="chart:scatter">
            <chart:domain table:cell-range-address="Arkusz1.A52:Arkusz1.A153"/>
            <chart:data-point chart:repeated="10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Optymistyczna</text:p>
                <draw:g>
                  <svg:desc>Arkusz1.G38:Arkusz1.G38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Pesymistyczna</text:p>
                <draw:g>
                  <svg:desc>Arkusz1.H38:Arkusz1.H3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50:Arkusz1.A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N</text:p>
                <draw:g>
                  <svg:desc>Arkusz1.B50:Arkusz1.B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C50:Arkusz1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G40:Arkusz1.G44</svg:desc>
                </draw:g>
              </table:table-cell>
              <table:table-cell office:value-type="float" office:value="0">
                <text:p>0</text:p>
                <draw:g>
                  <svg:desc>Arkusz1.H40:Arkusz1.H44</svg:desc>
                </draw:g>
              </table:table-cell>
              <table:table-cell office:value-type="float" office:value="10000">
                <text:p>10000</text:p>
                <draw:g>
                  <svg:desc>Arkusz1.I40:Arkusz1.I44</svg:desc>
                </draw:g>
              </table:table-cell>
              <table:table-cell office:value-type="float" office:value="0">
                <text:p>0</text:p>
                <draw:g>
                  <svg:desc>Arkusz1.J40:Arkusz1.J44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B52:Arkusz1.B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C52:Arkusz1.C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0.015">
                <text:p>0.015</text:p>
              </table:table-cell>
              <table:table-cell office:value-type="float" office:value="50000">
                <text:p>50000</text:p>
              </table:table-cell>
              <table:table-cell office:value-type="float" office:value="0.047">
                <text:p>0.047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71897.5745652958">
                <text:p>71897.5745652958</text:p>
              </table:table-cell>
              <table:table-cell office:value-type="float" office:value="8000">
                <text:p>8000</text:p>
              </table:table-cell>
              <table:table-cell office:value-type="float" office:value="64000000">
                <text:p>64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62">
                <text:p>0.062</text:p>
              </table:table-cell>
              <table:table-cell office:value-type="float" office:value="100000">
                <text:p>100000</text:p>
              </table:table-cell>
              <table:table-cell office:value-type="float" office:value="0.078">
                <text:p>0.078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81944.8187068652">
                <text:p>81944.8187068652</text:p>
              </table:table-cell>
              <table:table-cell office:value-type="float" office:value="9000">
                <text:p>9000</text:p>
              </table:table-cell>
              <table:table-cell office:value-type="float" office:value="81000000">
                <text:p>81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0.219">
                <text:p>0.219</text:p>
              </table:table-cell>
              <table:table-cell office:value-type="float" office:value="300000">
                <text:p>300000</text:p>
              </table:table-cell>
              <table:table-cell office:value-type="float" office:value="0.219">
                <text:p>0.21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92103.4037197618">
                <text:p>92103.4037197618</text:p>
              </table:table-cell>
              <table:table-cell office:value-type="float" office:value="10000">
                <text:p>1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781">
                <text:p>0.781</text:p>
              </table:table-cell>
              <table:table-cell office:value-type="float" office:value="1000000">
                <text:p>1000000</text:p>
              </table:table-cell>
              <table:table-cell office:value-type="float" office:value="0.797">
                <text:p>0.797</text:p>
              </table:table-cell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02362.156069586">
                <text:p>102362.156069586</text:p>
              </table:table-cell>
              <table:table-cell office:value-type="float" office:value="11000">
                <text:p>11000</text:p>
              </table:table-cell>
              <table:table-cell office:value-type="float" office:value="121000000">
                <text:p>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12711.943145242">
                <text:p>112711.943145242</text:p>
              </table:table-cell>
              <table:table-cell office:value-type="float" office:value="12000">
                <text:p>12000</text:p>
              </table:table-cell>
              <table:table-cell office:value-type="float" office:value="144000000">
                <text:p>14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123145.160273768">
                <text:p>123145.160273768</text:p>
              </table:table-cell>
              <table:table-cell office:value-type="float" office:value="13000">
                <text:p>13000</text:p>
              </table:table-cell>
              <table:table-cell office:value-type="float" office:value="169000000">
                <text:p>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133655.376520364">
                <text:p>133655.376520364</text:p>
              </table:table-cell>
              <table:table-cell office:value-type="float" office:value="14000">
                <text:p>14000</text:p>
              </table:table-cell>
              <table:table-cell office:value-type="float" office:value="196000000">
                <text:p>19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144237.082201265">
                <text:p>144237.082201265</text:p>
              </table:table-cell>
              <table:table-cell office:value-type="float" office:value="15000">
                <text:p>15000</text:p>
              </table:table-cell>
              <table:table-cell office:value-type="float" office:value="225000000">
                <text:p>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54885.504019551">
                <text:p>154885.504019551</text:p>
              </table:table-cell>
              <table:table-cell office:value-type="float" office:value="16000">
                <text:p>16000</text:p>
              </table:table-cell>
              <table:table-cell office:value-type="float" office:value="256000000">
                <text:p>25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165596.466591652">
                <text:p>165596.466591652</text:p>
              </table:table-cell>
              <table:table-cell office:value-type="float" office:value="17000">
                <text:p>17000</text:p>
              </table:table-cell>
              <table:table-cell office:value-type="float" office:value="289000000">
                <text:p>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176366.286663809">
                <text:p>176366.286663809</text:p>
              </table:table-cell>
              <table:table-cell office:value-type="float" office:value="18000">
                <text:p>18000</text:p>
              </table:table-cell>
              <table:table-cell office:value-type="float" office:value="324000000">
                <text:p>32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187191.690904823">
                <text:p>187191.690904823</text:p>
              </table:table-cell>
              <table:table-cell office:value-type="float" office:value="19000">
                <text:p>19000</text:p>
              </table:table-cell>
              <table:table-cell office:value-type="float" office:value="361000000">
                <text:p>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98069.751050723">
                <text:p>198069.751050723</text:p>
              </table:table-cell>
              <table:table-cell office:value-type="float" office:value="20000">
                <text:p>20000</text:p>
              </table:table-cell>
              <table:table-cell office:value-type="float" office:value="400000000">
                <text:p>4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208997.832050817">
                <text:p>208997.832050817</text:p>
              </table:table-cell>
              <table:table-cell office:value-type="float" office:value="21000">
                <text:p>21000</text:p>
              </table:table-cell>
              <table:table-cell office:value-type="float" office:value="441000000">
                <text:p>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219973.55011149">
                <text:p>219973.55011149</text:p>
              </table:table-cell>
              <table:table-cell office:value-type="float" office:value="22000">
                <text:p>22000</text:p>
              </table:table-cell>
              <table:table-cell office:value-type="float" office:value="484000000">
                <text:p>48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230994.73838296">
                <text:p>230994.73838296</text:p>
              </table:table-cell>
              <table:table-cell office:value-type="float" office:value="23000">
                <text:p>23000</text:p>
              </table:table-cell>
              <table:table-cell office:value-type="float" office:value="529000000">
                <text:p>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242059.418623922">
                <text:p>242059.418623922</text:p>
              </table:table-cell>
              <table:table-cell office:value-type="float" office:value="24000">
                <text:p>24000</text:p>
              </table:table-cell>
              <table:table-cell office:value-type="float" office:value="576000000">
                <text:p>57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253165.777596258">
                <text:p>253165.777596258</text:p>
              </table:table-cell>
              <table:table-cell office:value-type="float" office:value="25000">
                <text:p>25000</text:p>
              </table:table-cell>
              <table:table-cell office:value-type="float" office:value="625000000">
                <text:p>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264312.147242094">
                <text:p>264312.147242094</text:p>
              </table:table-cell>
              <table:table-cell office:value-type="float" office:value="26000">
                <text:p>26000</text:p>
              </table:table-cell>
              <table:table-cell office:value-type="float" office:value="676000000">
                <text:p>67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275496.987914635">
                <text:p>275496.987914635</text:p>
              </table:table-cell>
              <table:table-cell office:value-type="float" office:value="27000">
                <text:p>27000</text:p>
              </table:table-cell>
              <table:table-cell office:value-type="float" office:value="729000000">
                <text:p>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286718.874096406">
                <text:p>286718.874096406</text:p>
              </table:table-cell>
              <table:table-cell office:value-type="float" office:value="28000">
                <text:p>28000</text:p>
              </table:table-cell>
              <table:table-cell office:value-type="float" office:value="784000000">
                <text:p>78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297976.48216009">
                <text:p>297976.48216009</text:p>
              </table:table-cell>
              <table:table-cell office:value-type="float" office:value="29000">
                <text:p>29000</text:p>
              </table:table-cell>
              <table:table-cell office:value-type="float" office:value="841000000">
                <text:p>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309268.579819329">
                <text:p>309268.579819329</text:p>
              </table:table-cell>
              <table:table-cell office:value-type="float" office:value="30000">
                <text:p>30000</text:p>
              </table:table-cell>
              <table:table-cell office:value-type="float" office:value="900000000">
                <text:p>9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20594.016987486">
                <text:p>320594.016987486</text:p>
              </table:table-cell>
              <table:table-cell office:value-type="float" office:value="31000">
                <text:p>31000</text:p>
              </table:table-cell>
              <table:table-cell office:value-type="float" office:value="961000000">
                <text:p>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331951.71781702">
                <text:p>331951.71781702</text:p>
              </table:table-cell>
              <table:table-cell office:value-type="float" office:value="32000">
                <text:p>32000</text:p>
              </table:table-cell>
              <table:table-cell office:value-type="float" office:value="1024000000">
                <text:p>102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43340.673734804">
                <text:p>343340.673734804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354759.937322342">
                <text:p>354759.937322342</text:p>
              </table:table-cell>
              <table:table-cell office:value-type="float" office:value="34000">
                <text:p>34000</text:p>
              </table:table-cell>
              <table:table-cell office:value-type="float" office:value="1156000000">
                <text:p>115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366208.616916504">
                <text:p>366208.616916504</text:p>
              </table:table-cell>
              <table:table-cell office:value-type="float" office:value="35000">
                <text:p>35000</text:p>
              </table:table-cell>
              <table:table-cell office:value-type="float" office:value="1225000000">
                <text:p>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377685.871827777">
                <text:p>377685.871827777</text:p>
              </table:table-cell>
              <table:table-cell office:value-type="float" office:value="36000">
                <text:p>36000</text:p>
              </table:table-cell>
              <table:table-cell office:value-type="float" office:value="1296000000">
                <text:p>129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89190.908090175">
                <text:p>389190.908090175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400722.974670924">
                <text:p>400722.974670924</text:p>
              </table:table-cell>
              <table:table-cell office:value-type="float" office:value="38000">
                <text:p>38000</text:p>
              </table:table-cell>
              <table:table-cell office:value-type="float" office:value="1444000000">
                <text:p>144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412281.36007936">
                <text:p>412281.36007936</text:p>
              </table:table-cell>
              <table:table-cell office:value-type="float" office:value="39000">
                <text:p>39000</text:p>
              </table:table-cell>
              <table:table-cell office:value-type="float" office:value="1521000000">
                <text:p>1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423865.389323843">
                <text:p>423865.389323843</text:p>
              </table:table-cell>
              <table:table-cell office:value-type="float" office:value="40000">
                <text:p>40000</text:p>
              </table:table-cell>
              <table:table-cell office:value-type="float" office:value="1600000000">
                <text:p>16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35474.421173144">
                <text:p>435474.421173144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447107.845685151">
                <text:p>447107.845685151</text:p>
              </table:table-cell>
              <table:table-cell office:value-type="float" office:value="42000">
                <text:p>42000</text:p>
              </table:table-cell>
              <table:table-cell office:value-type="float" office:value="1764000000">
                <text:p>176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458765.081971055">
                <text:p>458765.081971055</text:p>
              </table:table-cell>
              <table:table-cell office:value-type="float" office:value="43000">
                <text:p>43000</text:p>
              </table:table-cell>
              <table:table-cell office:value-type="float" office:value="1849000000">
                <text:p>1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470445.576167618">
                <text:p>470445.576167618</text:p>
              </table:table-cell>
              <table:table-cell office:value-type="float" office:value="44000">
                <text:p>44000</text:p>
              </table:table-cell>
              <table:table-cell office:value-type="float" office:value="1936000000">
                <text:p>193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82148.799593861">
                <text:p>482148.799593861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493874.247071677">
                <text:p>493874.247071677</text:p>
              </table:table-cell>
              <table:table-cell office:value-type="float" office:value="46000">
                <text:p>46000</text:p>
              </table:table-cell>
              <table:table-cell office:value-type="float" office:value="2116000000">
                <text:p>211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505621.435392533">
                <text:p>505621.435392533</text:p>
              </table:table-cell>
              <table:table-cell office:value-type="float" office:value="47000">
                <text:p>47000</text:p>
              </table:table-cell>
              <table:table-cell office:value-type="float" office:value="2209000000">
                <text:p>2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517389.901914721">
                <text:p>517389.901914721</text:p>
              </table:table-cell>
              <table:table-cell office:value-type="float" office:value="48000">
                <text:p>48000</text:p>
              </table:table-cell>
              <table:table-cell office:value-type="float" office:value="2304000000">
                <text:p>230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529179.203277545">
                <text:p>529179.203277545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40988.914220514">
                <text:p>540988.914220514</text:p>
              </table:table-cell>
              <table:table-cell office:value-type="float" office:value="50000">
                <text:p>50000</text:p>
              </table:table-cell>
              <table:table-cell office:value-type="float" office:value="2500000000">
                <text:p>25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552818.62649703">
                <text:p>552818.62649703</text:p>
              </table:table-cell>
              <table:table-cell office:value-type="float" office:value="51000">
                <text:p>51000</text:p>
              </table:table-cell>
              <table:table-cell office:value-type="float" office:value="2601000000">
                <text:p>2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564667.947873305">
                <text:p>564667.947873305</text:p>
              </table:table-cell>
              <table:table-cell office:value-type="float" office:value="52000">
                <text:p>52000</text:p>
              </table:table-cell>
              <table:table-cell office:value-type="float" office:value="2704000000">
                <text:p>270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76536.501204316">
                <text:p>576536.501204316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588423.923579506">
                <text:p>588423.923579506</text:p>
              </table:table-cell>
              <table:table-cell office:value-type="float" office:value="54000">
                <text:p>54000</text:p>
              </table:table-cell>
              <table:table-cell office:value-type="float" office:value="2916000000">
                <text:p>291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600329.865531803">
                <text:p>600329.865531803</text:p>
              </table:table-cell>
              <table:table-cell office:value-type="float" office:value="55000">
                <text:p>55000</text:p>
              </table:table-cell>
              <table:table-cell office:value-type="float" office:value="3025000000">
                <text:p>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612253.990304168">
                <text:p>612253.990304168</text:p>
              </table:table-cell>
              <table:table-cell office:value-type="float" office:value="56000">
                <text:p>56000</text:p>
              </table:table-cell>
              <table:table-cell office:value-type="float" office:value="3136000000">
                <text:p>313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624195.973168551">
                <text:p>624195.973168551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636155.500792656">
                <text:p>636155.500792656</text:p>
              </table:table-cell>
              <table:table-cell office:value-type="float" office:value="58000">
                <text:p>58000</text:p>
              </table:table-cell>
              <table:table-cell office:value-type="float" office:value="3364000000">
                <text:p>336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648132.270650383">
                <text:p>648132.270650383</text:p>
              </table:table-cell>
              <table:table-cell office:value-type="float" office:value="59000">
                <text:p>59000</text:p>
              </table:table-cell>
              <table:table-cell office:value-type="float" office:value="3481000000">
                <text:p>3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60125.990472254">
                <text:p>660125.990472254</text:p>
              </table:table-cell>
              <table:table-cell office:value-type="float" office:value="60000">
                <text:p>60000</text:p>
              </table:table-cell>
              <table:table-cell office:value-type="float" office:value="3600000000">
                <text:p>36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72136.377732482">
                <text:p>672136.377732482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684163.159169688">
                <text:p>684163.159169688</text:p>
              </table:table-cell>
              <table:table-cell office:value-type="float" office:value="62000">
                <text:p>62000</text:p>
              </table:table-cell>
              <table:table-cell office:value-type="float" office:value="3844000000">
                <text:p>384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696206.070338541">
                <text:p>696206.070338541</text:p>
              </table:table-cell>
              <table:table-cell office:value-type="float" office:value="63000">
                <text:p>63000</text:p>
              </table:table-cell>
              <table:table-cell office:value-type="float" office:value="3969000000">
                <text:p>3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708264.855189876">
                <text:p>708264.855189876</text:p>
              </table:table-cell>
              <table:table-cell office:value-type="float" office:value="64000">
                <text:p>64000</text:p>
              </table:table-cell>
              <table:table-cell office:value-type="float" office:value="4096000000">
                <text:p>409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720339.265677055">
                <text:p>720339.265677055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732429.061386565">
                <text:p>732429.061386565</text:p>
              </table:table-cell>
              <table:table-cell office:value-type="float" office:value="66000">
                <text:p>66000</text:p>
              </table:table-cell>
              <table:table-cell office:value-type="float" office:value="4356000000">
                <text:p>435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744534.009190998">
                <text:p>744534.009190998</text:p>
              </table:table-cell>
              <table:table-cell office:value-type="float" office:value="67000">
                <text:p>67000</text:p>
              </table:table-cell>
              <table:table-cell office:value-type="float" office:value="4489000000">
                <text:p>4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756653.882922761">
                <text:p>756653.882922761</text:p>
              </table:table-cell>
              <table:table-cell office:value-type="float" office:value="68000">
                <text:p>68000</text:p>
              </table:table-cell>
              <table:table-cell office:value-type="float" office:value="4624000000">
                <text:p>462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768788.463066978">
                <text:p>768788.463066978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780937.536472205">
                <text:p>780937.536472205</text:p>
              </table:table-cell>
              <table:table-cell office:value-type="float" office:value="70000">
                <text:p>70000</text:p>
              </table:table-cell>
              <table:table-cell office:value-type="float" office:value="4900000000">
                <text:p>49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793100.896077665">
                <text:p>793100.896077665</text:p>
              </table:table-cell>
              <table:table-cell office:value-type="float" office:value="71000">
                <text:p>71000</text:p>
              </table:table-cell>
              <table:table-cell office:value-type="float" office:value="5041000000">
                <text:p>5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805278.34065587">
                <text:p>805278.34065587</text:p>
              </table:table-cell>
              <table:table-cell office:value-type="float" office:value="72000">
                <text:p>72000</text:p>
              </table:table-cell>
              <table:table-cell office:value-type="float" office:value="5184000000">
                <text:p>518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817469.674569529">
                <text:p>817469.674569529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829674.707541787">
                <text:p>829674.707541787</text:p>
              </table:table-cell>
              <table:table-cell office:value-type="float" office:value="74000">
                <text:p>74000</text:p>
              </table:table-cell>
              <table:table-cell office:value-type="float" office:value="5476000000">
                <text:p>547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841893.254438883">
                <text:p>841893.254438883</text:p>
              </table:table-cell>
              <table:table-cell office:value-type="float" office:value="75000">
                <text:p>75000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854125.135064404">
                <text:p>854125.135064404</text:p>
              </table:table-cell>
              <table:table-cell office:value-type="float" office:value="76000">
                <text:p>76000</text:p>
              </table:table-cell>
              <table:table-cell office:value-type="float" office:value="5776000000">
                <text:p>577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866370.173964358">
                <text:p>866370.173964358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878628.200242395">
                <text:p>878628.200242395</text:p>
              </table:table-cell>
              <table:table-cell office:value-type="float" office:value="78000">
                <text:p>78000</text:p>
              </table:table-cell>
              <table:table-cell office:value-type="float" office:value="6084000000">
                <text:p>608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890899.047384484">
                <text:p>890899.047384484</text:p>
              </table:table-cell>
              <table:table-cell office:value-type="float" office:value="79000">
                <text:p>79000</text:p>
              </table:table-cell>
              <table:table-cell office:value-type="float" office:value="6241000000">
                <text:p>6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903182.553092482">
                <text:p>903182.553092482</text:p>
              </table:table-cell>
              <table:table-cell office:value-type="float" office:value="80000">
                <text:p>80000</text:p>
              </table:table-cell>
              <table:table-cell office:value-type="float" office:value="6400000000">
                <text:p>64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915478.559126021">
                <text:p>915478.559126021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927786.911152204">
                <text:p>927786.911152204</text:p>
              </table:table-cell>
              <table:table-cell office:value-type="float" office:value="82000">
                <text:p>82000</text:p>
              </table:table-cell>
              <table:table-cell office:value-type="float" office:value="6724000000">
                <text:p>672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940107.458602635">
                <text:p>940107.458602635</text:p>
              </table:table-cell>
              <table:table-cell office:value-type="float" office:value="83000">
                <text:p>83000</text:p>
              </table:table-cell>
              <table:table-cell office:value-type="float" office:value="6889000000">
                <text:p>6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952440.054537338">
                <text:p>952440.054537338</text:p>
              </table:table-cell>
              <table:table-cell office:value-type="float" office:value="84000">
                <text:p>84000</text:p>
              </table:table-cell>
              <table:table-cell office:value-type="float" office:value="7056000000">
                <text:p>705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964784.555515159">
                <text:p>964784.555515159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977140.821470265">
                <text:p>977140.821470265</text:p>
              </table:table-cell>
              <table:table-cell office:value-type="float" office:value="86000">
                <text:p>86000</text:p>
              </table:table-cell>
              <table:table-cell office:value-type="float" office:value="7396000000">
                <text:p>739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00">
                <text:p>87000</text:p>
              </table:table-cell>
              <table:table-cell office:value-type="float" office:value="87000">
                <text:p>87000</text:p>
              </table:table-cell>
              <table:table-cell office:value-type="float" office:value="87000">
                <text:p>87000</text:p>
              </table:table-cell>
              <table:table-cell office:value-type="float" office:value="989508.715594395">
                <text:p>989508.715594395</text:p>
              </table:table-cell>
              <table:table-cell office:value-type="float" office:value="87000">
                <text:p>87000</text:p>
              </table:table-cell>
              <table:table-cell office:value-type="float" office:value="7569000000">
                <text:p>7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1001888.10422451">
                <text:p>1001888.10422451</text:p>
              </table:table-cell>
              <table:table-cell office:value-type="float" office:value="88000">
                <text:p>88000</text:p>
              </table:table-cell>
              <table:table-cell office:value-type="float" office:value="7744000000">
                <text:p>774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1014278.85673557">
                <text:p>1014278.85673557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1026680.84543812">
                <text:p>1026680.84543812</text:p>
              </table:table-cell>
              <table:table-cell office:value-type="float" office:value="90000">
                <text:p>90000</text:p>
              </table:table-cell>
              <table:table-cell office:value-type="float" office:value="8100000000">
                <text:p>81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00">
                <text:p>91000</text:p>
              </table:table-cell>
              <table:table-cell office:value-type="float" office:value="91000">
                <text:p>91000</text:p>
              </table:table-cell>
              <table:table-cell office:value-type="float" office:value="91000">
                <text:p>91000</text:p>
              </table:table-cell>
              <table:table-cell office:value-type="float" office:value="1039093.94548041">
                <text:p>1039093.94548041</text:p>
              </table:table-cell>
              <table:table-cell office:value-type="float" office:value="91000">
                <text:p>91000</text:p>
              </table:table-cell>
              <table:table-cell office:value-type="float" office:value="8281000000">
                <text:p>8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1051518.03475487">
                <text:p>1051518.03475487</text:p>
              </table:table-cell>
              <table:table-cell office:value-type="float" office:value="92000">
                <text:p>92000</text:p>
              </table:table-cell>
              <table:table-cell office:value-type="float" office:value="8464000000">
                <text:p>846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1063952.99380859">
                <text:p>1063952.99380859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1076398.7057577">
                <text:p>1076398.7057577</text:p>
              </table:table-cell>
              <table:table-cell office:value-type="float" office:value="94000">
                <text:p>94000</text:p>
              </table:table-cell>
              <table:table-cell office:value-type="float" office:value="8836000000">
                <text:p>883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1088855.05620535">
                <text:p>1088855.05620535</text:p>
              </table:table-cell>
              <table:table-cell office:value-type="float" office:value="95000">
                <text:p>95000</text:p>
              </table:table-cell>
              <table:table-cell office:value-type="float" office:value="9025000000">
                <text:p>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1101321.9331632">
                <text:p>1101321.9331632</text:p>
              </table:table-cell>
              <table:table-cell office:value-type="float" office:value="96000">
                <text:p>96000</text:p>
              </table:table-cell>
              <table:table-cell office:value-type="float" office:value="9216000000">
                <text:p>921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1113799.2269761">
                <text:p>1113799.2269761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1126286.83024997">
                <text:p>1126286.83024997</text:p>
              </table:table-cell>
              <table:table-cell office:value-type="float" office:value="98000">
                <text:p>98000</text:p>
              </table:table-cell>
              <table:table-cell office:value-type="float" office:value="9604000000">
                <text:p>960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00">
                <text:p>99000</text:p>
              </table:table-cell>
              <table:table-cell office:value-type="float" office:value="99000">
                <text:p>99000</text:p>
              </table:table-cell>
              <table:table-cell office:value-type="float" office:value="99000">
                <text:p>99000</text:p>
              </table:table-cell>
              <table:table-cell office:value-type="float" office:value="1138784.63778256">
                <text:p>1138784.63778256</text:p>
              </table:table-cell>
              <table:table-cell office:value-type="float" office:value="99000">
                <text:p>99000</text:p>
              </table:table-cell>
              <table:table-cell office:value-type="float" office:value="9801000000">
                <text:p>9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151292.54649702">
                <text:p>1151292.54649702</text:p>
              </table:table-cell>
              <table:table-cell office:value-type="float" office:value="100000">
                <text:p>10000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163810.45537816">
                <text:p>1163810.45537816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00">
                <text:p>102000</text:p>
              </table:table-cell>
              <table:table-cell office:value-type="float" office:value="102000">
                <text:p>102000</text:p>
              </table:table-cell>
              <table:table-cell office:value-type="float" office:value="102000">
                <text:p>102000</text:p>
              </table:table-cell>
              <table:table-cell office:value-type="float" office:value="1176338.26541117">
                <text:p>1176338.26541117</text:p>
              </table:table-cell>
              <table:table-cell office:value-type="float" office:value="102000">
                <text:p>102000</text:p>
              </table:table-cell>
              <table:table-cell office:value-type="float" office:value="10404000000">
                <text:p>10404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00">
                <text:p>103000</text:p>
              </table:table-cell>
              <table:table-cell office:value-type="float" office:value="103000">
                <text:p>103000</text:p>
              </table:table-cell>
              <table:table-cell office:value-type="float" office:value="103000">
                <text:p>103000</text:p>
              </table:table-cell>
              <table:table-cell office:value-type="float" office:value="1188875.87952281">
                <text:p>1188875.87952281</text:p>
              </table:table-cell>
              <table:table-cell office:value-type="float" office:value="103000">
                <text:p>103000</text:p>
              </table:table-cell>
              <table:table-cell office:value-type="float" office:value="10609000000">
                <text:p>10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1201423.20252485">
                <text:p>1201423.20252485</text:p>
              </table:table-cell>
              <table:table-cell office:value-type="float" office:value="104000">
                <text:p>104000</text:p>
              </table:table-cell>
              <table:table-cell office:value-type="float" office:value="10816000000">
                <text:p>1081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213980.14105966">
                <text:p>1213980.14105966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00">
                <text:p>106000</text:p>
              </table:table-cell>
              <table:table-cell office:value-type="float" office:value="106000">
                <text:p>106000</text:p>
              </table:table-cell>
              <table:table-cell office:value-type="float" office:value="106000">
                <text:p>106000</text:p>
              </table:table-cell>
              <table:table-cell office:value-type="float" office:value="1226546.60354799">
                <text:p>1226546.60354799</text:p>
              </table:table-cell>
              <table:table-cell office:value-type="float" office:value="106000">
                <text:p>106000</text:p>
              </table:table-cell>
              <table:table-cell office:value-type="float" office:value="11236000000">
                <text:p>11236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000">
                <text:p>107000</text:p>
              </table:table-cell>
              <table:table-cell office:value-type="float" office:value="107000">
                <text:p>107000</text:p>
              </table:table-cell>
              <table:table-cell office:value-type="float" office:value="107000">
                <text:p>107000</text:p>
              </table:table-cell>
              <table:table-cell office:value-type="float" office:value="1239122.50013851">
                <text:p>1239122.50013851</text:p>
              </table:table-cell>
              <table:table-cell office:value-type="float" office:value="107000">
                <text:p>107000</text:p>
              </table:table-cell>
              <table:table-cell office:value-type="float" office:value="11449000000">
                <text:p>11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251707.74265949">
                <text:p>1251707.74265949</text:p>
              </table:table-cell>
              <table:table-cell office:value-type="float" office:value="108000">
                <text:p>108000</text:p>
              </table:table-cell>
              <table:table-cell office:value-type="float" office:value="11664000000">
                <text:p>1166400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math xmlns="http://www.w3.org/1998/Math/MathML"/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2">
      <number:number number:decimal-places="3" number:min-integer-digits="1" number:grouping="true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3">
      <style:chart-properties chart:symbol-type="named-symbol" chart:symbol-name="diamond" chart:symbol-width="0.2cm" chart:symbol-height="0.2cm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3">
      <style:chart-properties chart:symbol-type="named-symbol" chart:symbol-name="diamond" chart:symbol-width="0.2cm" chart:symbol-height="0.2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diamond" chart:symbol-width="0.2cm" chart:symbol-height="0.2cm">
        <chart:symbol-image xlink:href="Pictures/2000000D000000DF000000DFF00A41FE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Porównanie algorytmów</text:p>
        </chart:title>
        <chart:legend chart:legend-position="end" svg:x="12.44cm" svg:y="3.664cm" style:legend-expansion="high" chart:style-name="ch3"/>
        <chart:plot-area chart:style-name="ch4" table:cell-range-address="Arkusz1.A41:Arkusz1.A47 Arkusz1.E42:Arkusz1.E47 Arkusz1.G39:Arkusz1.G39 Arkusz1.K40:Arkusz1.K45 Arkusz1.G21:Arkusz1.G21 Arkusz1.K24:Arkusz1.K29" chart:data-source-has-labels="row" svg:x="0.028cm" svg:y="1.634cm" svg:width="12.732cm" svg:height="6.764cm">
          <chartooo:coordinate-region svg:x="2.237cm" svg:y="1.846cm" svg:width="9.873cm" svg:height="5.8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E42:Arkusz1.E47" chart:label-cell-address="Arkusz1.A41:Arkusz1.A41" chart:class="chart:scatter">
            <chart:domain table:cell-range-address="Arkusz1.A42:Arkusz1.A47"/>
            <chart:data-point chart:repeated="6"/>
          </chart:series>
          <chart:series chart:style-name="ch9" chart:values-cell-range-address="Arkusz1.K40:Arkusz1.K45" chart:label-cell-address="Arkusz1.G39:Arkusz1.G39" chart:class="chart:scatter">
            <chart:domain table:cell-range-address="Arkusz1.G40:Arkusz1.G45"/>
            <chart:data-point chart:repeated="6"/>
          </chart:series>
          <chart:series chart:style-name="ch10" chart:values-cell-range-address="Arkusz1.K24:Arkusz1.K29" chart:label-cell-address="Arkusz1.G21:Arkusz1.G21" chart:class="chart:scatter">
            <chart:domain table:cell-range-address="Arkusz1.G24:Arkusz1.G2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Szybkie</text:p>
                <draw:g>
                  <svg:desc>Arkusz1.A41:Arkusz1.A41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Przez scalanie</text:p>
                <draw:g>
                  <svg:desc>Arkusz1.G39:Arkusz1.G39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Przez kopcowanie</text:p>
                <draw:g>
                  <svg:desc>Arkusz1.G21:Arkusz1.G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1.A42:Arkusz1.A47</svg:desc>
                </draw:g>
              </table:table-cell>
              <table:table-cell office:value-type="float" office:value="0">
                <text:p>0</text:p>
                <draw:g>
                  <svg:desc>Arkusz1.E42:Arkusz1.E47</svg:desc>
                </draw:g>
              </table:table-cell>
              <table:table-cell office:value-type="float" office:value="10000">
                <text:p>10000</text:p>
                <draw:g>
                  <svg:desc>Arkusz1.G40:Arkusz1.G45</svg:desc>
                </draw:g>
              </table:table-cell>
              <table:table-cell office:value-type="float" office:value="3333.33333333333">
                <text:p>3333.33333333333</text:p>
                <draw:g>
                  <svg:desc>Arkusz1.K40:Arkusz1.K45</svg:desc>
                </draw:g>
              </table:table-cell>
              <table:table-cell office:value-type="float" office:value="10000">
                <text:p>10000</text:p>
                <draw:g>
                  <svg:desc>Arkusz1.G24:Arkusz1.G29</svg:desc>
                </draw:g>
              </table:table-cell>
              <table:table-cell office:value-type="float" office:value="3333.33333333333">
                <text:p>3333.33333333333</text:p>
                <draw:g>
                  <svg:desc>Arkusz1.K24:Arkusz1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66666.75">
                <text:p>66666.75</text:p>
              </table:table-cell>
              <table:table-cell office:value-type="float" office:value="30000">
                <text:p>30000</text:p>
              </table:table-cell>
              <table:table-cell office:value-type="float" office:value="16666.6873333333">
                <text:p>16666.6873333333</text:p>
              </table:table-cell>
              <table:table-cell office:value-type="float" office:value="30000">
                <text:p>3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00000.328333333">
                <text:p>100000.328333333</text:p>
              </table:table-cell>
              <table:table-cell office:value-type="float" office:value="100000">
                <text:p>100000</text:p>
              </table:table-cell>
              <table:table-cell office:value-type="float" office:value="33333.38">
                <text:p>33333.38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166667.395666667">
                <text:p>166667.395666667</text:p>
              </table:table-cell>
              <table:table-cell office:value-type="float" office:value="300000">
                <text:p>300000</text:p>
              </table:table-cell>
              <table:table-cell office:value-type="float" office:value="100000.146">
                <text:p>100000.146</text:p>
              </table:table-cell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333335.333333333">
                <text:p>333335.333333333</text:p>
              </table:table-cell>
              <table:table-cell office:value-type="float" office:value="1000000">
                <text:p>1000000</text:p>
              </table:table-cell>
              <table:table-cell office:value-type="float" office:value="333333.859333333">
                <text:p>333333.859333333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61">
      <style:chart-properties chart:display-label="true" chart:logarithmic="true" chart:minimum="3000" chart:maximum="3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2cm" chart:symbol-height="0.2cm">
        <chart:symbol-image xlink:href="Pictures/2000000D000000DF000000DF3D941C62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cm" chart:symbol-height="0.2cm">
        <chart:symbol-image xlink:href="Pictures/2000000D000000DF000000DFF00A41FE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cm" chart:symbol-height="0.2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56cm" svg:height="9.015cm" xlink:href=".." xlink:type="simple" chart:class="chart:scatter" chart:style-name="ch1">
        <chart:title svg:x="6.529cm" svg:y="0.316cm" chart:style-name="ch2">
          <text:p>Sortowanie szybkie</text:p>
        </chart:title>
        <chart:legend chart:legend-position="end" svg:x="14.27cm" svg:y="3.147cm" style:legend-expansion="high" chart:style-name="ch3"/>
        <chart:plot-area chart:style-name="ch4" table:cell-range-address="Arkusz1.E78:Arkusz1.E81 Arkusz1.E75:Arkusz1.F75 Arkusz1.H83:Arkusz1.H86 Arkusz1.J80:Arkusz1.J83 Arkusz1.A50:Arkusz1.C50 Arkusz1.A52:Arkusz1.C153" chart:data-source-has-labels="row" svg:x="1.482cm" svg:y="1.562cm" svg:width="14.63cm" svg:height="6.777cm">
          <chartooo:coordinate-region svg:x="3.215cm" svg:y="1.774cm" svg:width="12.154cm" svg:height="5.8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H83:Arkusz1.H86" chart:label-cell-address="Arkusz1.E75:Arkusz1.E75" chart:class="chart:scatter">
            <chart:domain table:cell-range-address="Arkusz1.E78:Arkusz1.E81"/>
            <chart:data-point chart:repeated="4"/>
          </chart:series>
          <chart:series chart:style-name="ch9" chart:values-cell-range-address="Arkusz1.J80:Arkusz1.J83" chart:label-cell-address="Arkusz1.F75:Arkusz1.F75" chart:class="chart:scatter">
            <chart:domain table:cell-range-address="Arkusz1.G78:Arkusz1.G81"/>
            <chart:data-point chart:repeated="4"/>
          </chart:series>
          <chart:series chart:style-name="ch10" chart:values-cell-range-address="Arkusz1.C52:Arkusz1.C153" chart:label-cell-address="Arkusz1.C50:Arkusz1.C50" chart:class="chart:scatter">
            <chart:domain table:cell-range-address="Arkusz1.A52:Arkusz1.A153"/>
            <chart:data-point chart:repeated="102"/>
          </chart:series>
          <chart:series chart:style-name="ch11" chart:values-cell-range-address="Arkusz1.A52:Arkusz1.A153" chart:label-cell-address="Arkusz1.A50:Arkusz1.A50" chart:class="chart:scatter">
            <chart:domain table:cell-range-address="Arkusz1.A52:Arkusz1.A153"/>
            <chart:data-point chart:repeated="102"/>
          </chart:series>
          <chart:series chart:style-name="ch12" chart:values-cell-range-address="Arkusz1.B52:Arkusz1.B153" chart:label-cell-address="Arkusz1.B50:Arkusz1.B50" chart:class="chart:scatter">
            <chart:domain table:cell-range-address="Arkusz1.A52:Arkusz1.A153"/>
            <chart:data-point chart:repeated="10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Podstawowy</text:p>
                <draw:g>
                  <svg:desc>Arkusz1.E75:Arkusz1.E75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Ulepszony</text:p>
                <draw:g>
                  <svg:desc>Arkusz1.F75:Arkusz1.F75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C50:Arkusz1.C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50:Arkusz1.A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N</text:p>
                <draw:g>
                  <svg:desc>Arkusz1.B50:Arkusz1.B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Arkusz1.E78:Arkusz1.E81</svg:desc>
                </draw:g>
              </table:table-cell>
              <table:table-cell office:value-type="float" office:value="0.218">
                <text:p>0.218</text:p>
                <draw:g>
                  <svg:desc>Arkusz1.H83:Arkusz1.H86</svg:desc>
                </draw:g>
              </table:table-cell>
              <table:table-cell office:value-type="float" office:value="10000">
                <text:p>10000</text:p>
                <draw:g>
                  <svg:desc>Arkusz1.G78:Arkusz1.G81</svg:desc>
                </draw:g>
              </table:table-cell>
              <table:table-cell office:value-type="float" office:value="0.235">
                <text:p>0.235</text:p>
                <draw:g>
                  <svg:desc>Arkusz1.J80:Arkusz1.J8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C52:Arkusz1.C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A52:Arkusz1.A153</svg:desc>
                </draw:g>
              </table:table-cell>
              <table:table-cell office:value-type="float" office:value="NaN">
                <text:p>NaN</text:p>
                <draw:g>
                  <svg:desc>Arkusz1.B52:Arkusz1.B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938">
                <text:p>0.938</text:p>
              </table:table-cell>
              <table:table-cell office:value-type="float" office:value="20000">
                <text:p>20000</text:p>
              </table:table-cell>
              <table:table-cell office:value-type="float" office:value="0.937">
                <text:p>0.937</text:p>
              </table:table-cell>
              <table:table-cell office:value-type="float" office:value="8000">
                <text:p>8000</text:p>
              </table:table-cell>
              <table:table-cell office:value-type="float" office:value="64000000">
                <text:p>640000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71897.5745652958">
                <text:p>71897.5745652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2.094">
                <text:p>2.094</text:p>
              </table:table-cell>
              <table:table-cell office:value-type="float" office:value="30000">
                <text:p>30000</text:p>
              </table:table-cell>
              <table:table-cell office:value-type="float" office:value="2.171">
                <text:p>2.171</text:p>
              </table:table-cell>
              <table:table-cell office:value-type="float" office:value="9000">
                <text:p>9000</text:p>
              </table:table-cell>
              <table:table-cell office:value-type="float" office:value="81000000">
                <text:p>81000000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81944.8187068652">
                <text:p>81944.8187068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5.828">
                <text:p>5.828</text:p>
              </table:table-cell>
              <table:table-cell office:value-type="float" office:value="50000">
                <text:p>50000</text:p>
              </table:table-cell>
              <table:table-cell office:value-type="float" office:value="6.156">
                <text:p>6.156</text:p>
              </table:table-cell>
              <table:table-cell office:value-type="float" office:value="10000">
                <text:p>1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92103.4037197618">
                <text:p>92103.4037197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0">
                <text:p>11000</text:p>
              </table:table-cell>
              <table:table-cell office:value-type="float" office:value="121000000">
                <text:p>121000000</text:p>
              </table:table-cell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02362.156069586">
                <text:p>102362.156069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">
                <text:p>12000</text:p>
              </table:table-cell>
              <table:table-cell office:value-type="float" office:value="144000000">
                <text:p>144000000</text:p>
              </table:table-cell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12711.943145242">
                <text:p>112711.943145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0">
                <text:p>13000</text:p>
              </table:table-cell>
              <table:table-cell office:value-type="float" office:value="169000000">
                <text:p>169000000</text:p>
              </table:table-cell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123145.160273768">
                <text:p>123145.160273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0">
                <text:p>14000</text:p>
              </table:table-cell>
              <table:table-cell office:value-type="float" office:value="196000000">
                <text:p>196000000</text:p>
              </table:table-cell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133655.376520364">
                <text:p>133655.376520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">
                <text:p>15000</text:p>
              </table:table-cell>
              <table:table-cell office:value-type="float" office:value="225000000">
                <text:p>225000000</text:p>
              </table:table-cell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144237.082201265">
                <text:p>144237.082201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0">
                <text:p>16000</text:p>
              </table:table-cell>
              <table:table-cell office:value-type="float" office:value="256000000">
                <text:p>256000000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54885.504019551">
                <text:p>154885.504019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">
                <text:p>17000</text:p>
              </table:table-cell>
              <table:table-cell office:value-type="float" office:value="289000000">
                <text:p>289000000</text:p>
              </table:table-cell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165596.466591652">
                <text:p>165596.466591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324000000">
                <text:p>324000000</text:p>
              </table:table-cell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176366.286663809">
                <text:p>176366.286663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0">
                <text:p>19000</text:p>
              </table:table-cell>
              <table:table-cell office:value-type="float" office:value="361000000">
                <text:p>361000000</text:p>
              </table:table-cell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187191.690904823">
                <text:p>187191.690904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98069.751050723">
                <text:p>198069.751050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0">
                <text:p>21000</text:p>
              </table:table-cell>
              <table:table-cell office:value-type="float" office:value="441000000">
                <text:p>441000000</text:p>
              </table:table-cell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208997.832050817">
                <text:p>208997.832050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00">
                <text:p>22000</text:p>
              </table:table-cell>
              <table:table-cell office:value-type="float" office:value="484000000">
                <text:p>484000000</text:p>
              </table:table-cell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219973.55011149">
                <text:p>219973.55011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0">
                <text:p>23000</text:p>
              </table:table-cell>
              <table:table-cell office:value-type="float" office:value="529000000">
                <text:p>529000000</text:p>
              </table:table-cell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230994.73838296">
                <text:p>230994.73838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0">
                <text:p>24000</text:p>
              </table:table-cell>
              <table:table-cell office:value-type="float" office:value="576000000">
                <text:p>576000000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242059.418623922">
                <text:p>242059.418623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0">
                <text:p>25000</text:p>
              </table:table-cell>
              <table:table-cell office:value-type="float" office:value="625000000">
                <text:p>625000000</text:p>
              </table:table-cell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253165.777596258">
                <text:p>253165.777596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00">
                <text:p>26000</text:p>
              </table:table-cell>
              <table:table-cell office:value-type="float" office:value="676000000">
                <text:p>676000000</text:p>
              </table:table-cell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264312.147242094">
                <text:p>264312.147242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0">
                <text:p>27000</text:p>
              </table:table-cell>
              <table:table-cell office:value-type="float" office:value="729000000">
                <text:p>729000000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275496.987914635">
                <text:p>275496.987914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00">
                <text:p>28000</text:p>
              </table:table-cell>
              <table:table-cell office:value-type="float" office:value="784000000">
                <text:p>784000000</text:p>
              </table:table-cell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286718.874096406">
                <text:p>286718.874096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00">
                <text:p>29000</text:p>
              </table:table-cell>
              <table:table-cell office:value-type="float" office:value="841000000">
                <text:p>841000000</text:p>
              </table:table-cell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297976.48216009">
                <text:p>297976.48216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900000000">
                <text:p>900000000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309268.579819329">
                <text:p>309268.579819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00">
                <text:p>31000</text:p>
              </table:table-cell>
              <table:table-cell office:value-type="float" office:value="961000000">
                <text:p>961000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20594.016987486">
                <text:p>320594.016987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00">
                <text:p>32000</text:p>
              </table:table-cell>
              <table:table-cell office:value-type="float" office:value="1024000000">
                <text:p>1024000000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331951.71781702">
                <text:p>331951.71781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43340.673734804">
                <text:p>343340.673734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00">
                <text:p>34000</text:p>
              </table:table-cell>
              <table:table-cell office:value-type="float" office:value="1156000000">
                <text:p>1156000000</text:p>
              </table:table-cell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354759.937322342">
                <text:p>354759.937322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0">
                <text:p>35000</text:p>
              </table:table-cell>
              <table:table-cell office:value-type="float" office:value="1225000000">
                <text:p>1225000000</text:p>
              </table:table-cell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366208.616916504">
                <text:p>366208.616916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1296000000">
                <text:p>1296000000</text:p>
              </table:table-cell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377685.871827777">
                <text:p>377685.871827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89190.908090175">
                <text:p>389190.908090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00">
                <text:p>38000</text:p>
              </table:table-cell>
              <table:table-cell office:value-type="float" office:value="1444000000">
                <text:p>1444000000</text:p>
              </table:table-cell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400722.974670924">
                <text:p>400722.974670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0">
                <text:p>39000</text:p>
              </table:table-cell>
              <table:table-cell office:value-type="float" office:value="1521000000">
                <text:p>1521000000</text:p>
              </table:table-cell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412281.36007936">
                <text:p>412281.36007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1600000000">
                <text:p>160000000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423865.389323843">
                <text:p>423865.389323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35474.421173144">
                <text:p>435474.421173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">
                <text:p>42000</text:p>
              </table:table-cell>
              <table:table-cell office:value-type="float" office:value="1764000000">
                <text:p>1764000000</text:p>
              </table:table-cell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447107.845685151">
                <text:p>447107.845685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00">
                <text:p>43000</text:p>
              </table:table-cell>
              <table:table-cell office:value-type="float" office:value="1849000000">
                <text:p>1849000000</text:p>
              </table:table-cell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43000">
                <text:p>43000</text:p>
              </table:table-cell>
              <table:table-cell office:value-type="float" office:value="458765.081971055">
                <text:p>458765.081971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00">
                <text:p>44000</text:p>
              </table:table-cell>
              <table:table-cell office:value-type="float" office:value="1936000000">
                <text:p>1936000000</text:p>
              </table:table-cell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470445.576167618">
                <text:p>470445.576167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82148.799593861">
                <text:p>482148.799593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00">
                <text:p>46000</text:p>
              </table:table-cell>
              <table:table-cell office:value-type="float" office:value="2116000000">
                <text:p>2116000000</text:p>
              </table:table-cell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46000">
                <text:p>46000</text:p>
              </table:table-cell>
              <table:table-cell office:value-type="float" office:value="493874.247071677">
                <text:p>493874.247071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00">
                <text:p>47000</text:p>
              </table:table-cell>
              <table:table-cell office:value-type="float" office:value="2209000000">
                <text:p>2209000000</text:p>
              </table:table-cell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47000">
                <text:p>47000</text:p>
              </table:table-cell>
              <table:table-cell office:value-type="float" office:value="505621.435392533">
                <text:p>505621.435392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00">
                <text:p>48000</text:p>
              </table:table-cell>
              <table:table-cell office:value-type="float" office:value="2304000000">
                <text:p>2304000000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517389.901914721">
                <text:p>517389.901914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529179.203277545">
                <text:p>529179.203277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2500000000">
                <text:p>250000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540988.914220514">
                <text:p>540988.914220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00">
                <text:p>51000</text:p>
              </table:table-cell>
              <table:table-cell office:value-type="float" office:value="2601000000">
                <text:p>2601000000</text:p>
              </table:table-cell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51000">
                <text:p>51000</text:p>
              </table:table-cell>
              <table:table-cell office:value-type="float" office:value="552818.62649703">
                <text:p>552818.62649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00">
                <text:p>52000</text:p>
              </table:table-cell>
              <table:table-cell office:value-type="float" office:value="2704000000">
                <text:p>2704000000</text:p>
              </table:table-cell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564667.947873305">
                <text:p>564667.947873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76536.501204316">
                <text:p>576536.501204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2916000000">
                <text:p>2916000000</text:p>
              </table:table-cell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54000">
                <text:p>54000</text:p>
              </table:table-cell>
              <table:table-cell office:value-type="float" office:value="588423.923579506">
                <text:p>588423.92357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00">
                <text:p>55000</text:p>
              </table:table-cell>
              <table:table-cell office:value-type="float" office:value="3025000000">
                <text:p>3025000000</text:p>
              </table:table-cell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55000">
                <text:p>55000</text:p>
              </table:table-cell>
              <table:table-cell office:value-type="float" office:value="600329.865531803">
                <text:p>600329.865531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00">
                <text:p>56000</text:p>
              </table:table-cell>
              <table:table-cell office:value-type="float" office:value="3136000000">
                <text:p>3136000000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612253.990304168">
                <text:p>612253.990304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624195.973168551">
                <text:p>624195.973168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00">
                <text:p>58000</text:p>
              </table:table-cell>
              <table:table-cell office:value-type="float" office:value="3364000000">
                <text:p>3364000000</text:p>
              </table:table-cell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58000">
                <text:p>58000</text:p>
              </table:table-cell>
              <table:table-cell office:value-type="float" office:value="636155.500792656">
                <text:p>636155.500792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00">
                <text:p>59000</text:p>
              </table:table-cell>
              <table:table-cell office:value-type="float" office:value="3481000000">
                <text:p>3481000000</text:p>
              </table:table-cell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59000">
                <text:p>59000</text:p>
              </table:table-cell>
              <table:table-cell office:value-type="float" office:value="648132.270650383">
                <text:p>648132.270650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3600000000">
                <text:p>3600000000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660125.990472254">
                <text:p>660125.990472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72136.377732482">
                <text:p>672136.377732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00">
                <text:p>62000</text:p>
              </table:table-cell>
              <table:table-cell office:value-type="float" office:value="3844000000">
                <text:p>3844000000</text:p>
              </table:table-cell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62000">
                <text:p>62000</text:p>
              </table:table-cell>
              <table:table-cell office:value-type="float" office:value="684163.159169688">
                <text:p>684163.159169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00">
                <text:p>63000</text:p>
              </table:table-cell>
              <table:table-cell office:value-type="float" office:value="3969000000">
                <text:p>3969000000</text:p>
              </table:table-cell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63000">
                <text:p>63000</text:p>
              </table:table-cell>
              <table:table-cell office:value-type="float" office:value="696206.070338541">
                <text:p>696206.070338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00">
                <text:p>64000</text:p>
              </table:table-cell>
              <table:table-cell office:value-type="float" office:value="4096000000">
                <text:p>4096000000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708264.855189876">
                <text:p>708264.855189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720339.265677055">
                <text:p>720339.265677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00">
                <text:p>66000</text:p>
              </table:table-cell>
              <table:table-cell office:value-type="float" office:value="4356000000">
                <text:p>4356000000</text:p>
              </table:table-cell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66000">
                <text:p>66000</text:p>
              </table:table-cell>
              <table:table-cell office:value-type="float" office:value="732429.061386565">
                <text:p>732429.061386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00">
                <text:p>67000</text:p>
              </table:table-cell>
              <table:table-cell office:value-type="float" office:value="4489000000">
                <text:p>4489000000</text:p>
              </table:table-cell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67000">
                <text:p>67000</text:p>
              </table:table-cell>
              <table:table-cell office:value-type="float" office:value="744534.009190998">
                <text:p>744534.009190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00">
                <text:p>68000</text:p>
              </table:table-cell>
              <table:table-cell office:value-type="float" office:value="4624000000">
                <text:p>4624000000</text:p>
              </table:table-cell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756653.882922761">
                <text:p>756653.882922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768788.463066978">
                <text:p>768788.463066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4900000000">
                <text:p>4900000000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780937.536472205">
                <text:p>780937.536472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00">
                <text:p>71000</text:p>
              </table:table-cell>
              <table:table-cell office:value-type="float" office:value="5041000000">
                <text:p>5041000000</text:p>
              </table:table-cell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71000">
                <text:p>71000</text:p>
              </table:table-cell>
              <table:table-cell office:value-type="float" office:value="793100.896077665">
                <text:p>793100.896077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184000000">
                <text:p>5184000000</text:p>
              </table:table-cell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805278.34065587">
                <text:p>805278.34065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817469.674569529">
                <text:p>817469.674569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0">
                <text:p>74000</text:p>
              </table:table-cell>
              <table:table-cell office:value-type="float" office:value="5476000000">
                <text:p>5476000000</text:p>
              </table:table-cell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74000">
                <text:p>74000</text:p>
              </table:table-cell>
              <table:table-cell office:value-type="float" office:value="829674.707541787">
                <text:p>829674.707541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5625000000">
                <text:p>5625000000</text:p>
              </table:table-cell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75000">
                <text:p>75000</text:p>
              </table:table-cell>
              <table:table-cell office:value-type="float" office:value="841893.254438883">
                <text:p>841893.254438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00">
                <text:p>76000</text:p>
              </table:table-cell>
              <table:table-cell office:value-type="float" office:value="5776000000">
                <text:p>5776000000</text:p>
              </table:table-cell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854125.135064404">
                <text:p>854125.135064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866370.173964358">
                <text:p>866370.173964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00">
                <text:p>78000</text:p>
              </table:table-cell>
              <table:table-cell office:value-type="float" office:value="6084000000">
                <text:p>6084000000</text:p>
              </table:table-cell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78000">
                <text:p>78000</text:p>
              </table:table-cell>
              <table:table-cell office:value-type="float" office:value="878628.200242395">
                <text:p>878628.200242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00">
                <text:p>79000</text:p>
              </table:table-cell>
              <table:table-cell office:value-type="float" office:value="6241000000">
                <text:p>6241000000</text:p>
              </table:table-cell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79000">
                <text:p>79000</text:p>
              </table:table-cell>
              <table:table-cell office:value-type="float" office:value="890899.047384484">
                <text:p>890899.047384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6400000000">
                <text:p>6400000000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903182.553092482">
                <text:p>903182.553092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915478.559126021">
                <text:p>915478.559126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00">
                <text:p>82000</text:p>
              </table:table-cell>
              <table:table-cell office:value-type="float" office:value="6724000000">
                <text:p>6724000000</text:p>
              </table:table-cell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82000">
                <text:p>82000</text:p>
              </table:table-cell>
              <table:table-cell office:value-type="float" office:value="927786.911152204">
                <text:p>927786.911152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00">
                <text:p>83000</text:p>
              </table:table-cell>
              <table:table-cell office:value-type="float" office:value="6889000000">
                <text:p>6889000000</text:p>
              </table:table-cell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83000">
                <text:p>83000</text:p>
              </table:table-cell>
              <table:table-cell office:value-type="float" office:value="940107.458602635">
                <text:p>940107.458602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00">
                <text:p>84000</text:p>
              </table:table-cell>
              <table:table-cell office:value-type="float" office:value="7056000000">
                <text:p>7056000000</text:p>
              </table:table-cell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952440.054537338">
                <text:p>952440.054537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964784.555515159">
                <text:p>964784.555515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00">
                <text:p>86000</text:p>
              </table:table-cell>
              <table:table-cell office:value-type="float" office:value="7396000000">
                <text:p>7396000000</text:p>
              </table:table-cell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86000">
                <text:p>86000</text:p>
              </table:table-cell>
              <table:table-cell office:value-type="float" office:value="977140.821470265">
                <text:p>977140.821470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00">
                <text:p>87000</text:p>
              </table:table-cell>
              <table:table-cell office:value-type="float" office:value="7569000000">
                <text:p>7569000000</text:p>
              </table:table-cell>
              <table:table-cell office:value-type="float" office:value="87000">
                <text:p>87000</text:p>
              </table:table-cell>
              <table:table-cell office:value-type="float" office:value="87000">
                <text:p>87000</text:p>
              </table:table-cell>
              <table:table-cell office:value-type="float" office:value="87000">
                <text:p>87000</text:p>
              </table:table-cell>
              <table:table-cell office:value-type="float" office:value="989508.715594395">
                <text:p>989508.715594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00">
                <text:p>88000</text:p>
              </table:table-cell>
              <table:table-cell office:value-type="float" office:value="7744000000">
                <text:p>7744000000</text:p>
              </table:table-cell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1001888.10422451">
                <text:p>1001888.10422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1014278.85673557">
                <text:p>1014278.85673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8100000000">
                <text:p>8100000000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1026680.84543812">
                <text:p>1026680.84543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00">
                <text:p>91000</text:p>
              </table:table-cell>
              <table:table-cell office:value-type="float" office:value="8281000000">
                <text:p>8281000000</text:p>
              </table:table-cell>
              <table:table-cell office:value-type="float" office:value="91000">
                <text:p>91000</text:p>
              </table:table-cell>
              <table:table-cell office:value-type="float" office:value="91000">
                <text:p>91000</text:p>
              </table:table-cell>
              <table:table-cell office:value-type="float" office:value="91000">
                <text:p>91000</text:p>
              </table:table-cell>
              <table:table-cell office:value-type="float" office:value="1039093.94548041">
                <text:p>1039093.94548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00">
                <text:p>92000</text:p>
              </table:table-cell>
              <table:table-cell office:value-type="float" office:value="8464000000">
                <text:p>8464000000</text:p>
              </table:table-cell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1051518.03475487">
                <text:p>1051518.03475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1063952.99380859">
                <text:p>1063952.9938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00">
                <text:p>94000</text:p>
              </table:table-cell>
              <table:table-cell office:value-type="float" office:value="8836000000">
                <text:p>8836000000</text:p>
              </table:table-cell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94000">
                <text:p>94000</text:p>
              </table:table-cell>
              <table:table-cell office:value-type="float" office:value="1076398.7057577">
                <text:p>1076398.7057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0">
                <text:p>95000</text:p>
              </table:table-cell>
              <table:table-cell office:value-type="float" office:value="9025000000">
                <text:p>9025000000</text:p>
              </table:table-cell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95000">
                <text:p>95000</text:p>
              </table:table-cell>
              <table:table-cell office:value-type="float" office:value="1088855.05620535">
                <text:p>1088855.05620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00">
                <text:p>96000</text:p>
              </table:table-cell>
              <table:table-cell office:value-type="float" office:value="9216000000">
                <text:p>9216000000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1101321.9331632">
                <text:p>1101321.9331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1113799.2269761">
                <text:p>1113799.2269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9604000000">
                <text:p>9604000000</text:p>
              </table:table-cell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98000">
                <text:p>98000</text:p>
              </table:table-cell>
              <table:table-cell office:value-type="float" office:value="1126286.83024997">
                <text:p>1126286.83024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00">
                <text:p>99000</text:p>
              </table:table-cell>
              <table:table-cell office:value-type="float" office:value="9801000000">
                <text:p>9801000000</text:p>
              </table:table-cell>
              <table:table-cell office:value-type="float" office:value="99000">
                <text:p>99000</text:p>
              </table:table-cell>
              <table:table-cell office:value-type="float" office:value="99000">
                <text:p>99000</text:p>
              </table:table-cell>
              <table:table-cell office:value-type="float" office:value="99000">
                <text:p>99000</text:p>
              </table:table-cell>
              <table:table-cell office:value-type="float" office:value="1138784.63778256">
                <text:p>1138784.63778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151292.54649702">
                <text:p>1151292.54649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163810.45537816">
                <text:p>1163810.45537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00">
                <text:p>102000</text:p>
              </table:table-cell>
              <table:table-cell office:value-type="float" office:value="10404000000">
                <text:p>10404000000</text:p>
              </table:table-cell>
              <table:table-cell office:value-type="float" office:value="102000">
                <text:p>102000</text:p>
              </table:table-cell>
              <table:table-cell office:value-type="float" office:value="102000">
                <text:p>102000</text:p>
              </table:table-cell>
              <table:table-cell office:value-type="float" office:value="102000">
                <text:p>102000</text:p>
              </table:table-cell>
              <table:table-cell office:value-type="float" office:value="1176338.26541117">
                <text:p>1176338.26541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00">
                <text:p>103000</text:p>
              </table:table-cell>
              <table:table-cell office:value-type="float" office:value="10609000000">
                <text:p>10609000000</text:p>
              </table:table-cell>
              <table:table-cell office:value-type="float" office:value="103000">
                <text:p>103000</text:p>
              </table:table-cell>
              <table:table-cell office:value-type="float" office:value="103000">
                <text:p>103000</text:p>
              </table:table-cell>
              <table:table-cell office:value-type="float" office:value="103000">
                <text:p>103000</text:p>
              </table:table-cell>
              <table:table-cell office:value-type="float" office:value="1188875.87952281">
                <text:p>1188875.87952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00">
                <text:p>104000</text:p>
              </table:table-cell>
              <table:table-cell office:value-type="float" office:value="10816000000">
                <text:p>10816000000</text:p>
              </table:table-cell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104000">
                <text:p>104000</text:p>
              </table:table-cell>
              <table:table-cell office:value-type="float" office:value="1201423.20252485">
                <text:p>1201423.20252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213980.14105966">
                <text:p>1213980.14105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00">
                <text:p>106000</text:p>
              </table:table-cell>
              <table:table-cell office:value-type="float" office:value="11236000000">
                <text:p>11236000000</text:p>
              </table:table-cell>
              <table:table-cell office:value-type="float" office:value="106000">
                <text:p>106000</text:p>
              </table:table-cell>
              <table:table-cell office:value-type="float" office:value="106000">
                <text:p>106000</text:p>
              </table:table-cell>
              <table:table-cell office:value-type="float" office:value="106000">
                <text:p>106000</text:p>
              </table:table-cell>
              <table:table-cell office:value-type="float" office:value="1226546.60354799">
                <text:p>1226546.60354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000">
                <text:p>107000</text:p>
              </table:table-cell>
              <table:table-cell office:value-type="float" office:value="11449000000">
                <text:p>11449000000</text:p>
              </table:table-cell>
              <table:table-cell office:value-type="float" office:value="107000">
                <text:p>107000</text:p>
              </table:table-cell>
              <table:table-cell office:value-type="float" office:value="107000">
                <text:p>107000</text:p>
              </table:table-cell>
              <table:table-cell office:value-type="float" office:value="107000">
                <text:p>107000</text:p>
              </table:table-cell>
              <table:table-cell office:value-type="float" office:value="1239122.50013851">
                <text:p>1239122.50013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11664000000">
                <text:p>116640000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251707.74265949">
                <text:p>1251707.742659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